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50.06pt"/>
    </style:style>
    <style:style style:name="co2" style:family="table-column">
      <style:table-column-properties fo:break-before="auto" style:column-width="501.3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000000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0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fo:text-shadow="none"/>
    </style:style>
    <style:style style:name="T1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ff0000"/>
    </style:style>
    <style:style style:name="T12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000000"/>
    </style:style>
    <style:style style:name="T1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cc0000"/>
    </style:style>
    <style:style style:name="T14" style:family="text">
      <style:text-properties fo:color="#434343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434343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980000"/>
    </style:style>
    <style:style style:name="T17" style:family="text">
      <style:text-properties style:font-name-complex="Arial" style:text-outline="false" fo:text-shadow="none" fo:color="#000000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Arial" style:font-style-complex="normal" style:text-position="0% 100%" style:font-size-asian="11pt"/>
    </style:style>
    <style:style style:name="T18" style:family="text">
      <style:text-properties style:font-name-complex="Arial" style:text-outline="false" fo:text-shadow="none" fo:color="#000000" style:text-underline-style="none" style:text-underline-color="font-color" style:text-line-through-type="none" fo:font-style="normal" style:font-style-asian="normal" style:font-name="Arial" style:font-style-complex="normal" style:text-position="0% 100%" style:font-size-asian="14pt" fo:font-weight="bold" fo:font-size="14pt" style:font-size-complex="14pt" style:font-weight-complex="bold" style:font-weight-asian="bold"/>
    </style:style>
    <style:style style:name="T19" style:family="text">
      <style:text-properties style:font-name-complex="Arial" style:text-outline="false" fo:text-shadow="none" fo:color="#000000" style:text-underline-style="none" style:text-underline-color="font-color" style:text-line-through-type="none" fo:font-style="normal" style:font-style-asian="normal" style:font-name="Arial" style:font-style-complex="normal" style:text-position="0% 100%" fo:font-size="11pt" fo:font-weight="normal" style:font-size-asian="11pt" style:font-size-complex="11pt" style:font-weight-asian="normal" style:font-weight-complex="normal"/>
    </style:style>
    <style:style style:name="T20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<text:a xlink:href="https://github.com/polycarpuw/react" xlink:type="simple">https://github.com/polycarpuw/react</text:a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ترتيب فديوهات الدورة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youtube.com/watch?v=LgB3j2y1b-4&amp;list=PLtFbQRDJ11kEjXWZmwkOV-vfXmrEEsuEW" xlink:type="simple">https://www.youtube.com/watch?v=LgB3j2y1b-4&amp;list=PLtFbQRDJ11kEjXWZmwkOV-vfXmrEEsuEW</text:a></text:p>
          </table:table-cell>
          <table:table-cell table:style-name="ce2" office:value-type="string" calcext:value-type="string">
            <text:p>Rea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youtube.com/watch?v=sU0G8siD6Cc&amp;list=PLtFbQRDJ11kHq9fxQpHNjO2GAmR9yUJco" xlink:type="simple">https://www.youtube.com/watch?v=sU0G8siD6Cc&amp;list=PLtFbQRDJ11kHq9fxQpHNjO2GAmR9yUJco</text:a></text:p>
          </table:table-cell>
          <table:table-cell table:style-name="ce2" office:value-type="string" calcext:value-type="string">
            <text:p>React 2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youtube.com/watch?v=XdA3kxOUn3U&amp;list=PLtFbQRDJ11kGxwImInU0LvTlDQemcVdIJ" xlink:type="simple">https://www.youtube.com/watch?v=XdA3kxOUn3U&amp;list=PLtFbQRDJ11kGxwImInU0LvTlDQemcVdIJ</text:a></text:p>
          </table:table-cell>
          <table:table-cell table:style-name="ce2" office:value-type="string" calcext:value-type="string">
            <text:p>Redux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youtube.com/watch?v=1KE0DiWHM5I&amp;list=PLtFbQRDJ11kENRrEUG6fmPSVVh7WWijbz" xlink:type="simple">https://www.youtube.com/watch?v=1KE0DiWHM5I&amp;list=PLtFbQRDJ11kENRrEUG6fmPSVVh7WWijbz</text:a></text:p>
          </table:table-cell>
          <table:table-cell table:style-name="ce2" office:value-type="string" calcext:value-type="string">
            <text:p>NextJ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3">
            <text:p>React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1">
          <table:covered-table-cell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covered-table-cell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<text:span text:style-name="T17">عبارة عن </text:span><text:span text:style-name="T18">مكتبة</text:span><text:span text:style-name="T19"> js لأنشاء محتوي ديناميك ويوفر مفهوم الصفحة الوحدة لعرض المحتوى </text:span>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التصميم ثابث والمحتوى يتغير مع تغير url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منشاء عن طريق شركة Facebook سنة 201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يعمل بطريقة MV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من اشهر التطبيقات المنفذ بها Facebook و WhatsU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تقسيم الموقع الى اقسام لأستخدمه مرة اخرى فى أى مكان أخر والتعديل عليها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X <text:s text:c="3"/>( javascript xml )</text:p>
          </table:table-cell>
          <table:table-cell table:style-name="ce2" office:value-type="string" calcext:value-type="string">
            <text:p>كتابة HTML داخل 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DOM</text:p>
          </table:table-cell>
          <table:table-cell table:style-name="ce2" office:value-type="string" calcext:value-type="string">
            <text:p>عند التعديل يقوم بنشاء كود اخر فى الجزء المعدل فى فقط ويقارنه بالكود الأصلى لجعل الكود أسرع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ML - CSS - JS - OPP ( JS ) - VS Code</text:p>
          </table:table-cell>
          <table:table-cell table:style-name="ce2" office:value-type="string" calcext:value-type="string">
            <text:p>فكرة عن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marketplace.visualstudio.com/items?itemName=ritwickdey.LiveServer" xlink:type="simple">https://marketplace.visualstudio.com/items?itemName=ritwickdey.LiveServer</text:a></text:p>
          </table:table-cell>
          <table:table-cell table:style-name="ce12" office:value-type="string" calcext:value-type="string">
            <text:p><text:s/>Live server اضافة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DOM</text:p>
          </table:table-cell>
          <table:table-cell table:style-name="ce2" office:value-type="string" calcext:value-type="string">
            <text:p>لمساعدة على تغير المحتوى بطريقة سريعة واداء أفضل افضل من الاعتماد على Real DOM الكود الأصلى لنا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 DOM</text:p>
          </table:table-cell>
          <table:table-cell table:style-name="ce2" office:value-type="string" calcext:value-type="string">
            <text:p>عند اضافة عنصر جديد للصفحة يبحث فى html كله على العنصر id حتى يضيف العنصر الجديد داخل ذلك id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N - node ( NPM )</text:p>
          </table:table-cell>
          <table:table-cell table:style-name="ce2" office:value-type="string" calcext:value-type="string">
            <text:p>انواع تسطيب المكتبة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reactjs.org/docs/cdn-links.html" xlink:type="simple">https://reactjs.org/docs/cdn-links.html</text:a></text:p>
          </table:table-cell>
          <table:table-cell table:style-name="ce2" office:value-type="string" calcext:value-type="string">
            <text:p>يفضل Minified النسخة المضغوطة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2">        </text:span><text:span text:style-name="T3">&lt;script crossorigin src="https://unpkg.com/react@18/umd/react.production.min.js"&gt;&lt;/script&gt;</text:span></text:p>
            <text:p><text:span text:style-name="T4">        &lt;script crossorigin src="https://unpkg.com/react-dom@18/umd/react-dom.production.min.js"&gt;&lt;/script&gt;</text:span></text:p>
            <text:p><text:span text:style-name="T1">    &lt;/head&gt;</text:span></text:p>
            <text:p><text:span text:style-name="T1">    &lt;body&gt;</text:span></text:p>
            <text:p><text:span text:style-name="T5">       &lt;div </text:span><text:span text:style-name="T6">id="app"</text:span><text:span text:style-name="T7">&gt;&lt;/div&gt;</text:span></text:p>
            <text:p><text:span text:style-name="T1">    &lt;/body&gt;</text:span></text:p>
            <text:p><text:span text:style-name="T1">&lt;/html&gt;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babeljs.io/setup#installation" xlink:type="simple">https://babeljs.io/setup#installation</text:a></text:p>
          </table:table-cell>
          <table:table-cell table:style-name="ce2" office:value-type="string" calcext:value-type="string">
            <text:p>باستخدام babeljs تحويل كود JSX الى اكواد js يفهمها المتصفح بشكل منظم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unpkg.com/react-dom@18/umd/react-dom.production.min.js" xlink:type="simple">&lt;html&gt;
    &lt;head&gt;
        &lt;meta charset="utf-8"&gt;
        &lt;title&gt;
            react
        &lt;/title&gt;
        &lt;script crossorigin src="https://unpkg.com/react@18/umd/react.production.min.js"&gt;&lt;/script&gt;
        &lt;script crossorigin src="https://unpkg.com/react-dom@18/umd/react-dom.production.min.js"&gt;&lt;/script&gt;
        &lt;script src="https://unpkg.com/@babel/standalone/babel.min.js"&gt;&lt;/script&gt;
    &lt;/head&gt;
    &lt;body&gt;
       &lt;div id="app"&gt;&lt;/div&gt;
       &lt;script type="text/babel"&gt;
        const ele1= &lt;p&gt;hello {name}&lt;/p&gt;;
        const name= "React";
        ReactDOM.render(ele1,document.getElementById('app'));
       &lt;/script&gt;
    &lt;/body&gt;
&lt;/html&gt;</text:a></text:p>
          </table:table-cell>
          <table:table-cell table:style-name="ce2" office:value-type="string" calcext:value-type="string">
            <text:p>اضافة العنصر داخل الصفحة عن طريق id ال ap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">const ele1 = /*#__PURE__*/</text:span><text:span text:style-name="T3">React.createElement("p", null, "hello ", name);</text:span></text:p>
            <text:p><text:span text:style-name="T1">const name = "React";</text:span></text:p>
            <text:p><text:span text:style-name="T1">ReactDOM.render(ele1, document.getElementById('app'));</text:span></text:p>
          </table:table-cell>
          <table:table-cell table:style-name="ce2" office:value-type="string" calcext:value-type="string">
            <text:p>باستخدام babeljs بنستغنى عن كتابة react بشكل صريح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babeljs.io/repl" xlink:type="simple">https://babeljs.io/repl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        const ele1= (</text:span></text:p>
            <text:p><text:span text:style-name="T5">              &lt;p </text:span><text:span text:style-name="T6">className</text:span><text:span text:style-name="T7">="test"&gt;</text:span></text:p>
            <text:p><text:span text:style-name="T1">              &lt;span&gt;span 1&lt;/span&gt;</text:span></text:p>
            <text:p><text:span text:style-name="T1">            &lt;li&gt;&lt;span&gt;text&lt;/span&gt;&lt;/li&gt;</text:span></text:p>
            <text:p><text:span text:style-name="T1">            &lt;/p&gt;</text:span></text:p>
            <text:p><text:span text:style-name="T1">        );</text:span></text:p>
            <text:p><text:span text:style-name="T1">        const name= "React";</text:span></text:p>
            <text:p><text:span text:style-name="T1">        ReactDOM.render(ele1,document.getElementById('app'));</text:span></text:p>
          </table:table-cell>
          <table:table-cell table:style-name="ce2" office:value-type="string" calcext:value-type="string">
            <text:p>فائدة babeljs وكتابة className وليس class</text:p>
          </table:table-cell>
          <table:table-cell table:number-columns-repeated="1022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1">        &lt;script crossorigin src="https://unpkg.com/react@18/umd/react.production.min.js"&gt;&lt;/script&gt;</text:span></text:p>
            <text:p><text:span text:style-name="T1">        &lt;script crossorigin src="https://unpkg.com/react-dom@18/umd/react-dom.production.min.js"&gt;&lt;/script&gt;</text:span></text:p>
            <text:p><text:span text:style-name="T1">        &lt;script src="https://unpkg.com/@babel/standalone/babel.min.js"&gt;&lt;/script&gt;</text:span></text:p>
            <text:p><text:span text:style-name="T1">    &lt;/head&gt;</text:span></text:p>
            <text:p><text:span text:style-name="T1">    &lt;body&gt;</text:span></text:p>
            <text:p><text:span text:style-name="T1">       &lt;div id="app"&gt;&lt;/div&gt;</text:span></text:p>
            <text:p><text:span text:style-name="T1">       &lt;script type="text/babel"&gt;</text:span></text:p>
            <text:p><text:span text:style-name="T4">        function App(){</text:span></text:p>
            <text:p><text:span text:style-name="T2">        </text:span><text:span text:style-name="T3">    return(</text:span></text:p>
            <text:p><text:span text:style-name="T1">                &lt;div&gt;</text:span></text:p>
            <text:p><text:span text:style-name="T1">                    &lt;p&gt;hello react&lt;/p&gt;</text:span></text:p>
            <text:p><text:span text:style-name="T1">                &lt;/div&gt;</text:span></text:p>
            <text:p><text:span text:style-name="T2">  </text:span><text:span text:style-name="T3">          )</text:span></text:p>
            <text:p><text:span text:style-name="T4">        }</text:span></text:p>
            <text:p><text:span text:style-name="T5">        ReactDOM.render(</text:span><text:span text:style-name="T6">&lt;App/&gt;,</text:span><text:span text:style-name="T7">document.getElementById('app'));</text:span></text:p>
            <text:p><text:span text:style-name="T1">       &lt;/script&gt;</text:span></text:p>
            <text:p><text:span text:style-name="T1">    &lt;/body&gt;</text:span></text:p>
            <text:p><text:span text:style-name="T1">&lt;/html&gt;</text:span></text:p>
          </table:table-cell>
          <table:table-cell table:style-name="ce2" office:value-type="string" calcext:value-type="string">
            <text:p>تقسيم الموقع الى اقسام ويكون كل قسم مستقل بذاته واستخدامه فى أكثر من مشروع ويوجد طرقتين لتنفيذه - الطريقة الأول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4">       class App extends React.Component {</text:span></text:p>
            <text:p><text:span text:style-name="T2">        </text:span><text:span text:style-name="T3">    render() {</text:span></text:p>
            <text:p><text:span text:style-name="T5">                </text:span><text:span text:style-name="T6">return </text:span><text:span text:style-name="T7">&lt;h1&gt;Hello&lt;/h1&gt;;</text:span></text:p>
            <text:p><text:span text:style-name="T1">            }</text:span></text:p>
            <text:p><text:span text:style-name="T1">        }</text:span></text:p>
            <text:p><text:span text:style-name="T5">        ReactDOM.render(</text:span><text:span text:style-name="T6">&lt;App/&gt;</text:span><text:span text:style-name="T7">,document.getElementById('app'));</text:span></text:p>
          </table:table-cell>
          <table:table-cell table:style-name="ce2" office:value-type="string" calcext:value-type="string">
            <text:p>الطريقة الثانية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1">        &lt;script crossorigin src="https://unpkg.com/react@18/umd/react.production.min.js"&gt;&lt;/script&gt;</text:span></text:p>
            <text:p><text:span text:style-name="T1">        &lt;script crossorigin src="https://unpkg.com/react-dom@18/umd/react-dom.production.min.js"&gt;&lt;/script&gt;</text:span></text:p>
            <text:p><text:span text:style-name="T1">        &lt;script src="https://unpkg.com/@babel/standalone/babel.min.js"&gt;&lt;/script&gt;</text:span></text:p>
            <text:p><text:span text:style-name="T1">    &lt;/head&gt;</text:span></text:p>
            <text:p><text:span text:style-name="T1">    &lt;body&gt;</text:span></text:p>
            <text:p><text:span text:style-name="T1">       &lt;div id="app"&gt;&lt;/div&gt;</text:span></text:p>
            <text:p><text:span text:style-name="T1">       &lt;script type="text/babel"&gt;</text:span></text:p>
            <text:p><text:span text:style-name="T1">       class App extends React.Component {</text:span></text:p>
            <text:p><text:span text:style-name="T1">        render() {</text:span></text:p>
            <text:p><text:span text:style-name="T1">            return (</text:span></text:p>
            <text:p><text:span text:style-name="T2">                 </text:span><text:span text:style-name="T3">   &lt;div&gt;</text:span></text:p>
            <text:p><text:span text:style-name="T4">                        &lt;Header /&gt;</text:span></text:p>
            <text:p><text:span text:style-name="T4">                        &lt;Contect /&gt;</text:span></text:p>
            <text:p><text:span text:style-name="T4">                        &lt;Footer /&gt;</text:span></text:p>
            <text:p><text:span text:style-name="T4">                    &lt;/div&gt;</text:span></text:p>
            <text:p><text:span text:style-name="T1">                )</text:span></text:p>
            <text:p><text:span text:style-name="T1">            }</text:span></text:p>
            <text:p><text:span text:style-name="T1">       }</text:span></text:p>
            <text:p><text:span text:style-name="T1">        //Header Component</text:span></text:p>
            <text:p><text:span text:style-name="T5">        class </text:span><text:span text:style-name="T6">Header </text:span><text:span text:style-name="T7">extends React.Component {</text:span></text:p>
            <text:p><text:span text:style-name="T1">            render(){</text:span></text:p>
            <text:p><text:span text:style-name="T1">                return(</text:span></text:p>
            <text:p><text:span text:style-name="T1">                    &lt;header&gt;Header&lt;/header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 //Contect Component</text:span></text:p>
            <text:p><text:span text:style-name="T5">        class </text:span><text:span text:style-name="T6">Contect </text:span><text:span text:style-name="T7">extends React.Component {</text:span></text:p>
            <text:p><text:span text:style-name="T1">            render(){</text:span></text:p>
            <text:p><text:span text:style-name="T1">                return(</text:span></text:p>
            <text:p><text:span text:style-name="T1">                    &lt;main&gt;Contect&lt;/main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 //Footer Component</text:span></text:p>
            <text:p><text:span text:style-name="T5">        class </text:span><text:span text:style-name="T6">Footer </text:span><text:span text:style-name="T7">extends React.Component {</text:span></text:p>
            <text:p><text:span text:style-name="T1">            render(){</text:span></text:p>
            <text:p><text:span text:style-name="T1">                return(</text:span></text:p>
            <text:p><text:span text:style-name="T1">                    &lt;footer&gt;Footer&lt;/footer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 ReactDOM.render(&lt;App/&gt;,document.getElementById('app'));</text:span></text:p>
            <text:p><text:span text:style-name="T1">       &lt;/script&gt;</text:span></text:p>
            <text:p><text:span text:style-name="T1">    &lt;/body&gt;</text:span></text:p>
            <text:p><text:span text:style-name="T1">&lt;/html&gt;</text:span></text:p>
          </table:table-cell>
          <table:table-cell table:style-name="ce2" office:value-type="string" calcext:value-type="string">
            <text:p>مثال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Prop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1">        &lt;script crossorigin src="https://unpkg.com/react@18/umd/react.production.min.js"&gt;&lt;/script&gt;</text:span></text:p>
            <text:p><text:span text:style-name="T1">        &lt;script crossorigin src="https://unpkg.com/react-dom@18/umd/react-dom.production.min.js"&gt;&lt;/script&gt;</text:span></text:p>
            <text:p><text:span text:style-name="T1">        &lt;script src="https://unpkg.com/@babel/standalone/babel.min.js"&gt;&lt;/script&gt;</text:span></text:p>
            <text:p><text:span text:style-name="T1">    &lt;/head&gt;</text:span></text:p>
            <text:p><text:span text:style-name="T1">    &lt;body&gt;</text:span></text:p>
            <text:p><text:span text:style-name="T1">       &lt;div id="app"&gt;&lt;/div&gt;</text:span></text:p>
            <text:p><text:span text:style-name="T1">       &lt;script type="text/babel"&gt;</text:span></text:p>
            <text:p><text:span text:style-name="T1">       //App Component[Parent]</text:span></text:p>
            <text:p><text:span text:style-name="T1">       class App extends React.Component {</text:span></text:p>
            <text:p><text:span text:style-name="T1">        render() {</text:span></text:p>
            <text:p><text:span text:style-name="T1">            return (</text:span></text:p>
            <text:p><text:span text:style-name="T1">                    &lt;div&gt;</text:span></text:p>
            <text:p><text:span text:style-name="T5">                        &lt;Header</text:span><text:span text:style-name="T6"> title="hello react" name="header" </text:span><text:span text:style-name="T7">/&gt;</text:span></text:p>
            <text:p><text:span text:style-name="T1">                    &lt;/div&gt;</text:span></text:p>
            <text:p><text:span text:style-name="T1">                )</text:span></text:p>
            <text:p><text:span text:style-name="T1">            }</text:span></text:p>
            <text:p><text:span text:style-name="T1">       }</text:span></text:p>
            <text:p><text:span text:style-name="T1">        //Header Component[Child]</text:span></text:p>
            <text:p><text:span text:style-name="T1">        class Header extends React.Component {</text:span></text:p>
            <text:p><text:span text:style-name="T1">            render(){</text:span></text:p>
            <text:p><text:span text:style-name="T1">                return(</text:span></text:p>
            <text:p><text:span text:style-name="T5">                    &lt;header&gt;</text:span><text:span text:style-name="T6">{this.props.title} {console.log(this.props)}</text:span><text:span text:style-name="T7">&lt;/header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 ReactDOM.render(&lt;App/&gt;,document.getElementById('app'));</text:span></text:p>
            <text:p><text:span text:style-name="T1">       &lt;/script&gt;</text:span></text:p>
            <text:p><text:span text:style-name="T1">    &lt;/body&gt;</text:span></text:p>
            <text:p><text:span text:style-name="T1">&lt;/html&gt;</text:span></text:p>
          </table:table-cell>
          <table:table-cell table:style-name="ce2" office:value-type="string" calcext:value-type="string">
            <text:p>وهى الخصائص مثل attr فى HTML وبعد تعريفه لا يمكن تعديله وتستخدم لتمرير البيانات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1">        &lt;script crossorigin src="https://unpkg.com/react@18/umd/react.production.min.js"&gt;&lt;/script&gt;</text:span></text:p>
            <text:p><text:span text:style-name="T1">        &lt;script crossorigin src="https://unpkg.com/react-dom@18/umd/react-dom.production.min.js"&gt;&lt;/script&gt;</text:span></text:p>
            <text:p><text:span text:style-name="T1">        &lt;script src="https://unpkg.com/@babel/standalone/babel.min.js"&gt;&lt;/script&gt;</text:span></text:p>
            <text:p><text:span text:style-name="T1">    &lt;/head&gt;</text:span></text:p>
            <text:p><text:span text:style-name="T1">    &lt;body&gt;</text:span></text:p>
            <text:p><text:span text:style-name="T1">       &lt;div id="app"&gt;&lt;/div&gt;</text:span></text:p>
            <text:p><text:span text:style-name="T1">       &lt;script type="text/babel"&gt;</text:span></text:p>
            <text:p><text:span text:style-name="T1">       //App Component[Parent]</text:span></text:p>
            <text:p><text:span text:style-name="T1">       class App extends React.Component {</text:span></text:p>
            <text:p><text:span text:style-name="T2">     </text:span><text:span text:style-name="T3">   state ={</text:span></text:p>
            <text:p><text:span text:style-name="T4">            name:'App Component',</text:span></text:p>
            <text:p><text:span text:style-name="T4">            age:22</text:span></text:p>
            <text:p><text:span text:style-name="T4">        }</text:span></text:p>
            <text:p><text:span text:style-name="T1">        render() {</text:span></text:p>
            <text:p><text:span text:style-name="T1">            return (</text:span></text:p>
            <text:p><text:span text:style-name="T1">                    &lt;div&gt;</text:span></text:p>
            <text:p><text:span text:style-name="T2">    </text:span><text:span text:style-name="T3">                    &lt;p&gt;{this.state.name}&lt;/p&gt;</text:span></text:p>
            <text:p><text:span text:style-name="T1">                        &lt;Header name="header" /&gt;</text:span></text:p>
            <text:p><text:span text:style-name="T1">                        &lt;Contect name="content" /&gt;</text:span></text:p>
            <text:p><text:span text:style-name="T1">                        &lt;Footer name="footer" /&gt;</text:span></text:p>
            <text:p><text:span text:style-name="T1">                    &lt;/div&gt;</text:span></text:p>
            <text:p><text:span text:style-name="T1">                )</text:span></text:p>
            <text:p><text:span text:style-name="T1">            }</text:span></text:p>
            <text:p><text:span text:style-name="T1">       }</text:span></text:p>
            <text:p><text:span text:style-name="T1">        //Header Component[Child]</text:span></text:p>
            <text:p><text:span text:style-name="T1">        class Header extends React.Component {</text:span></text:p>
            <text:p><text:span text:style-name="T2">    </text:span><text:span text:style-name="T3">        state ={</text:span></text:p>
            <text:p><text:span text:style-name="T4">                name:'Header Component',</text:span></text:p>
            <text:p><text:span text:style-name="T4">            }</text:span></text:p>
            <text:p><text:span text:style-name="T1">            render(){</text:span></text:p>
            <text:p><text:span text:style-name="T1">                return(</text:span></text:p>
            <text:p><text:span text:style-name="T5">                    &lt;header&gt;{this.props.name} and state </text:span><text:span text:style-name="T6">{this.state.name}</text:span><text:span text:style-name="T7">&lt;/header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 //Contect Component</text:span></text:p>
            <text:p><text:span text:style-name="T1">        class Contect extends React.Component {</text:span></text:p>
            <text:p><text:span text:style-name="T2">        </text:span><text:span text:style-name="T3">    state ={</text:span></text:p>
            <text:p><text:span text:style-name="T4">                 name:'Contact Component',</text:span></text:p>
            <text:p><text:span text:style-name="T4">            }</text:span></text:p>
            <text:p><text:span text:style-name="T1">            render(){</text:span></text:p>
            <text:p><text:span text:style-name="T1">                return(</text:span></text:p>
            <text:p><text:span text:style-name="T5">                    &lt;main&gt;{this.props.name} and state</text:span><text:span text:style-name="T6"> {this.state.name}</text:span><text:span text:style-name="T7">&lt;/main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 //Footer Component</text:span></text:p>
            <text:p><text:span text:style-name="T1">        class Footer extends React.Component {</text:span></text:p>
            <text:p><text:span text:style-name="T2">     </text:span><text:span text:style-name="T3">       state ={</text:span></text:p>
            <text:p><text:span text:style-name="T4">                 name:'Footer Component',</text:span></text:p>
            <text:p><text:span text:style-name="T4">            }</text:span></text:p>
            <text:p><text:span text:style-name="T1">            render(){</text:span></text:p>
            <text:p><text:span text:style-name="T1">                return(</text:span></text:p>
            <text:p><text:span text:style-name="T5">                    &lt;footer&gt;{this.props.name} and state </text:span><text:span text:style-name="T6">{this.state.name}</text:span><text:span text:style-name="T7">&lt;/footer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2">        </text:span><text:span text:style-name="T3">ReactDOM.render(&lt;App/&gt;,document.getElementById('app'));</text:span></text:p>
            <text:p><text:span text:style-name="T1">       &lt;/script&gt;</text:span></text:p>
            <text:p><text:span text:style-name="T1">    &lt;/body&gt;</text:span></text:p>
            <text:p><text:span text:style-name="T1">&lt;/html&gt;</text:span></text:p>
          </table:table-cell>
          <table:table-cell table:style-name="ce2" office:value-type="string" calcext:value-type="string">
            <text:p>وهى تخص كل Component على حده وهى تستخدم لمعرفة معلومات Component ويمكن عمل التغيرات عليه وهى js object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Props - State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1">        &lt;script crossorigin src="https://unpkg.com/react@18/umd/react.production.min.js"&gt;&lt;/script&gt;</text:span></text:p>
            <text:p><text:span text:style-name="T1">        &lt;script crossorigin src="https://unpkg.com/react-dom@18/umd/react-dom.production.min.js"&gt;&lt;/script&gt;</text:span></text:p>
            <text:p><text:span text:style-name="T1">        &lt;script src="https://unpkg.com/@babel/standalone/babel.min.js"&gt;&lt;/script&gt;</text:span></text:p>
            <text:p><text:span text:style-name="T1">    &lt;/head&gt;</text:span></text:p>
            <text:p><text:span text:style-name="T1">    &lt;body&gt;</text:span></text:p>
            <text:p><text:span text:style-name="T1">       &lt;div id="app"&gt;&lt;/div&gt;</text:span></text:p>
            <text:p><text:span text:style-name="T1">       &lt;script type="text/babel"&gt;</text:span></text:p>
            <text:p><text:span text:style-name="T1">       //App Component[Parent]</text:span></text:p>
            <text:p><text:span text:style-name="T1">       class App extends React.Component {</text:span></text:p>
            <text:p><text:span text:style-name="T1">        render() {</text:span></text:p>
            <text:p><text:span text:style-name="T1">            return (</text:span></text:p>
            <text:p><text:span text:style-name="T1">                    &lt;div&gt;</text:span></text:p>
            <text:p><text:span text:style-name="T1">                       hello react js from parent component</text:span></text:p>
            <text:p><text:span text:style-name="T2">                       &lt;Child </text:span><text:span text:style-name="T3">name="test child"/&gt;</text:span></text:p>
            <text:p><text:span text:style-name="T1">                    &lt;/div&gt;</text:span></text:p>
            <text:p><text:span text:style-name="T1">                )</text:span></text:p>
            <text:p><text:span text:style-name="T1">            }</text:span></text:p>
            <text:p><text:span text:style-name="T1">       }</text:span></text:p>
            <text:p><text:span text:style-name="T1">        //Child Component[Child]</text:span></text:p>
            <text:p><text:span text:style-name="T2">      </text:span><text:span text:style-name="T3">  function Child(props){</text:span></text:p>
            <text:p><text:span text:style-name="T1">            return(</text:span></text:p>
            <text:p><text:span text:style-name="T5">                &lt;p&gt;Child Component and props is:</text:span><text:span text:style-name="T6">{props.name}</text:span><text:span text:style-name="T7">&lt;/p&gt;</text:span></text:p>
            <text:p><text:span text:style-name="T1">            )</text:span></text:p>
            <text:p><text:span text:style-name="T1">        }</text:span></text:p>
            <text:p><text:span text:style-name="T1">       </text:span></text:p>
            <text:p><text:span text:style-name="T4">        ReactDOM.render(&lt;App/&gt;,document.getElementById('app'));</text:span></text:p>
            <text:p><text:span text:style-name="T1">       &lt;/script&gt;</text:span></text:p>
            <text:p><text:span text:style-name="T1">    &lt;/body&gt;</text:span></text:p>
            <text:p><text:span text:style-name="T1">&lt;/html&gt;</text:span></text:p>
          </table:table-cell>
          <table:table-cell table:style-name="ce2" office:value-type="string" calcext:value-type="string">
            <text:p>استخدام Fu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&lt;html&gt;</text:span></text:p>
            <text:p><text:span text:style-name="T1">    &lt;head&gt;</text:span></text:p>
            <text:p><text:span text:style-name="T1">        &lt;meta charset="utf-8"&gt;</text:span></text:p>
            <text:p><text:span text:style-name="T1">        &lt;title&gt;</text:span></text:p>
            <text:p><text:span text:style-name="T1">            react</text:span></text:p>
            <text:p><text:span text:style-name="T1">        &lt;/title&gt;</text:span></text:p>
            <text:p><text:span text:style-name="T1">        &lt;script crossorigin src="https://unpkg.com/react@18/umd/react.production.min.js"&gt;&lt;/script&gt;</text:span></text:p>
            <text:p><text:span text:style-name="T1">        &lt;script crossorigin src="https://unpkg.com/react-dom@18/umd/react-dom.production.min.js"&gt;&lt;/script&gt;</text:span></text:p>
            <text:p><text:span text:style-name="T1">        &lt;script src="https://unpkg.com/@babel/standalone/babel.min.js"&gt;&lt;/script&gt;</text:span></text:p>
            <text:p><text:span text:style-name="T1">    &lt;/head&gt;</text:span></text:p>
            <text:p><text:span text:style-name="T1">    &lt;body&gt;</text:span></text:p>
            <text:p><text:span text:style-name="T1">       &lt;div id="app"&gt;&lt;/div&gt;</text:span></text:p>
            <text:p><text:span text:style-name="T1">       &lt;script type="text/babel"&gt;</text:span></text:p>
            <text:p><text:span text:style-name="T1">       //App Component[Parent]</text:span></text:p>
            <text:p><text:span text:style-name="T1">       class App extends React.Component {</text:span></text:p>
            <text:p><text:span text:style-name="T2"> </text:span><text:span text:style-name="T3">       state={</text:span></text:p>
            <text:p><text:span text:style-name="T4">            parent:"App Component"</text:span></text:p>
            <text:p><text:span text:style-name="T4">        }</text:span></text:p>
            <text:p><text:span text:style-name="T1">        render() {</text:span></text:p>
            <text:p><text:span text:style-name="T1">            return (</text:span></text:p>
            <text:p><text:span text:style-name="T1">                    &lt;div&gt;</text:span></text:p>
            <text:p><text:span text:style-name="T1">                       hello react js from parent component</text:span></text:p>
            <text:p><text:span text:style-name="T5">                       &lt;Child </text:span><text:span text:style-name="T6">name={this.state.parent}/</text:span><text:span text:style-name="T7">&gt;</text:span></text:p>
            <text:p><text:span text:style-name="T2">                       state of this component is </text:span><text:span text:style-name="T3">{this.state.parent}</text:span></text:p>
            <text:p><text:span text:style-name="T1">                    &lt;/div&gt;</text:span></text:p>
            <text:p><text:span text:style-name="T1">                )</text:span></text:p>
            <text:p><text:span text:style-name="T1">            }</text:span></text:p>
            <text:p><text:span text:style-name="T1">       }</text:span></text:p>
            <text:p><text:span text:style-name="T1">        //Child Component[Child]</text:span></text:p>
            <text:p><text:span text:style-name="T1">        class Child extends React.Component {</text:span></text:p>
            <text:p><text:span text:style-name="T1">            render(){</text:span></text:p>
            <text:p><text:span text:style-name="T1">                return(</text:span></text:p>
            <text:p><text:span text:style-name="T5">                    &lt;p&gt;Child Component and props is:</text:span><text:span text:style-name="T6">{this.props.name}</text:span><text:span text:style-name="T7">&lt;/p&gt;</text:span></text:p>
            <text:p><text:span text:style-name="T1">                )</text:span></text:p>
            <text:p><text:span text:style-name="T1">                </text:span></text:p>
            <text:p><text:span text:style-name="T1">            }</text:span></text:p>
            <text:p><text:span text:style-name="T1">        }</text:span></text:p>
            <text:p><text:span text:style-name="T1">       </text:span></text:p>
            <text:p><text:span text:style-name="T2">       </text:span><text:span text:style-name="T3"> ReactDOM.render(&lt;App/&gt;,document.getElementById('app'));</text:span></text:p>
            <text:p><text:span text:style-name="T1">       &lt;/script&gt;</text:span></text:p>
            <text:p><text:span text:style-name="T1">    &lt;/body&gt;</text:span></text:p>
            <text:p><text:span text:style-name="T1">&lt;/html&gt;</text:span></text:p>
          </table:table-cell>
          <table:table-cell table:style-name="ce2" office:value-type="string" calcext:value-type="string">
            <text:p>تمرير state باستخدام prop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NPM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8">npm i create-react-app</text:span><text:span text:style-name="T9"> app-name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de_modules <text:s text:c="2"/>public-&gt; index.html <text:s/>.gitignore package.json</text:p>
          </table:table-cell>
          <table:table-cell table:style-name="ce2" office:value-type="string" calcext:value-type="string">
            <text:p>نتعرف على ملفات المشروع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ifest.json</text:p>
          </table:table-cell>
          <table:table-cell table:style-name="ce2" office:value-type="string" calcext:value-type="string">
            <text:p>بيه معلومات عن المشروع الخاص بيك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rc</text:p>
          </table:table-cell>
          <table:table-cell table:style-name="ce2" office:value-type="string" calcext:value-type="string">
            <text:p>اهم ملف لدينا به صفحات Component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import - export - export default 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8">import</text:span><text:span text:style-name="T9"> React,{Component} from "react"; // React -&gt; export default | {Component} -&gt; export only </text:span></text:p>
            <text:p><text:span text:style-name="T8">import </text:span><text:span text:style-name="T9">{num1 as x} from './Module';</text:span></text:p>
            <text:p><text:span text:style-name="T8">import</text:span><text:span text:style-name="T9"> {test} from './Module';</text:span></text:p>
            <text:p><text:span text:style-name="T1"/></text:p>
            <text:p><text:span text:style-name="T1">// import test2 from "./Module";</text:span></text:p>
            <text:p><text:span text:style-name="T1">// import hamaza from "./Module";</text:span></text:p>
            <text:p><text:span text:style-name="T4">import {default as testing} from "./Module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2">        hello react</text:span><text:span text:style-name="T3"> {testing()}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4">export default App;</text:span></text:p>
          </table:table-cell>
          <table:table-cell table:style-name="ce2" office:value-type="string" calcext:value-type="string">
            <text:p>صفحة App.js فى ملف src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8">export </text:span><text:span text:style-name="T9">const num1 = 2;</text:span></text:p>
            <text:p><text:span text:style-name="T1"/></text:p>
            <text:p><text:span text:style-name="T8">export </text:span><text:span text:style-name="T9">const num2 = 7;</text:span></text:p>
            <text:p><text:span text:style-name="T1"/></text:p>
            <text:p><text:span text:style-name="T8">export function</text:span><text:span text:style-name="T9"> test(){</text:span></text:p>
            <text:p><text:span text:style-name="T1">    console.log("react js");</text:span></text:p>
            <text:p><text:span text:style-name="T1">}</text:span></text:p>
            <text:p><text:span text:style-name="T1"/></text:p>
            <text:p><text:span text:style-name="T1">function test2(){</text:span></text:p>
            <text:p><text:span text:style-name="T1">    console.log("Default react js");</text:span></text:p>
            <text:p><text:span text:style-name="T1">}</text:span></text:p>
            <text:p><text:span text:style-name="T4">export default test2;</text:span></text:p>
          </table:table-cell>
          <table:table-cell table:style-name="ce2" office:value-type="string" calcext:value-type="string">
            <text:p>صفحة Module.js فى ملف sr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'react';</text:span></text:p>
            <text:p><text:span text:style-name="T1">import ReactDOM from 'react-dom/client';</text:span></text:p>
            <text:p><text:span text:style-name="T1">import './index.css';</text:span></text:p>
            <text:p><text:span text:style-name="T4">import App from './App';</text:span></text:p>
            <text:p><text:span text:style-name="T1">import reportWebVitals from './reportWebVitals';</text:span></text:p>
            <text:p><text:span text:style-name="T1"/></text:p>
            <text:p><text:span text:style-name="T1">const root = ReactDOM.createRoot(document.getElementById('root'));</text:span></text:p>
            <text:p><text:span text:style-name="T1">root.render(</text:span></text:p>
            <text:p><text:span text:style-name="T1">  &lt;React.StrictMode&gt;</text:span></text:p>
            <text:p><text:span text:style-name="T4">    &lt;App /&gt;</text:span></text:p>
            <text:p><text:span text:style-name="T1">  &lt;/React.StrictMode&gt;</text:span></text:p>
            <text:p><text:span text:style-name="T1">);</text:span></text:p>
            <text:p><text:span text:style-name="T1"/></text:p>
            <text:p><text:span text:style-name="T1">// If you want to start measuring performance in your app, pass a function</text:span></text:p>
            <text:p><text:span text:style-name="T1">// to log results (for example: reportWebVitals(console.log))</text:span></text:p>
            <text:p><text:span text:style-name="T1">// or send to an analytics endpoint. Learn more: https://bit.ly/CRA-vitals</text:span></text:p>
            <text:p><text:span text:style-name="T1">reportWebVitals();</text:span></text:p>
            <text:p><text:span text:style-name="T1"/></text:p>
          </table:table-cell>
          <table:table-cell table:style-name="ce2" office:value-type="string" calcext:value-type="string">
            <text:p>صفحة index.js هى الصفحة الرئيسية لتشغيل وتجميع اجزاء المشروع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Child extends Component{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1">              child component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4">export default Child;</text:span></text:p>
          </table:table-cell>
          <table:table-cell table:style-name="ce2" office:value-type="string" calcext:value-type="string">
            <text:p>انشاء صفحة Child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Child from "./Child";</text:span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5">  </text:span><text:span text:style-name="T6">Test = () =&gt; console.log("Test !");</text:span><text:span text:style-name="T7"> // arrow fun</text:span></text:p>
            <text:p><text:span text:style-name="T1">  </text:span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4">        &lt;Child /&gt;</text:span></text:p>
            <text:p><text:span text:style-name="T1">        {this.Test()}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javascript.info/bind" xlink:type="simple">https://javascript.info/bind</text:a></text:p>
          </table:table-cell>
          <table:table-cell table:style-name="ce2" office:value-type="string" calcext:value-type="string">
            <text:p>استخدام bind لتاكد ان this تعود على App مع fun العادية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&lt;button onDoubleClick=</text:span><text:span text:style-name="T6">{this.Handleclick.bind(this)}</text:span><text:span text:style-name="T7">&gt;Click&lt;/button&gt;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>  state={</text:span></text:p>
            <text:p><text:span text:style-name="T1">    name:"Hamaza"</text:span></text:p>
            <text:p><text:span text:style-name="T1">  }</text:span></text:p>
            <text:p><text:span text:style-name="T1"/></text:p>
            <text:p><text:span text:style-name="T5">  Handleclick </text:span><text:span text:style-name="T6">= () =&gt;</text:span><text:span text:style-name="T7"> {console.log(this.state.name)}</text:span></text:p>
            <text:p><text:span text:style-name="T1">  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1">        </text:span></text:p>
            <text:p><text:span text:style-name="T10">        {/* &lt;button </text:span><text:span text:style-name="T11">onClick</text:span><text:span text:style-name="T12">={</text:span><text:span text:style-name="T11">this.Handleclick</text:span><text:span text:style-name="T12">}&gt;Click&lt;/button&gt; */}</text:span></text:p>
            <text:p><text:span text:style-name="T10">        {/* &lt;button </text:span><text:span text:style-name="T11">onMouseMove</text:span><text:span text:style-name="T12">={</text:span><text:span text:style-name="T11">this.Handlemouse</text:span><text:span text:style-name="T12">}&gt;Click&lt;/button&gt; */}</text:span></text:p>
            <text:p><text:span text:style-name="T1"/></text:p>
            <text:p><text:span text:style-name="T10">        &lt;button </text:span><text:span text:style-name="T11">onDoubleClick</text:span><text:span text:style-name="T12">={</text:span><text:span text:style-name="T11">this.Handleclick</text:span><text:span text:style-name="T12">}&gt;Click&lt;/button&gt;</text:span></text:p>
            <text:p><text:span text:style-name="T1"/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<text:s/>App.js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5">  </text:span><text:span text:style-name="T6">state</text:span><text:span text:style-name="T7">={</text:span></text:p>
            <text:p><text:span text:style-name="T1">    name:"Ahmed",</text:span></text:p>
            <text:p><text:span text:style-name="T1">    age:25</text:span></text:p>
            <text:p><text:span text:style-name="T1">  }</text:span></text:p>
            <text:p><text:span text:style-name="T1"/></text:p>
            <text:p><text:span text:style-name="T1">  Change=()=&gt;{</text:span></text:p>
            <text:p><text:span text:style-name="T2">  </text:span><text:span text:style-name="T3">  this.setState({</text:span></text:p>
            <text:p><text:span text:style-name="T1">      name:"Mohmed",</text:span></text:p>
            <text:p><text:span text:style-name="T1">      age:30</text:span></text:p>
            <text:p><text:span text:style-name="T4">    })</text:span></text:p>
            <text:p><text:span text:style-name="T1">  }</text:span></text:p>
            <text:p><text:span text:style-name="T1">  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5">        &lt;button </text:span><text:span text:style-name="T6">onClick={this.Change}</text:span><text:span text:style-name="T7">&gt;Change State&lt;/button&gt;</text:span></text:p>
            <text:p><text:span text:style-name="T1">        &lt;p&gt;{this.state.name}&lt;/p&gt;</text:span></text:p>
            <text:p><text:span text:style-name="T1">        &lt;p&gt;{this.state.age}&lt;/p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 هنا نقوم بتحديث state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tateful - stateles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eful Component</text:p>
          </table:table-cell>
          <table:table-cell table:style-name="ce2" office:value-type="string" calcext:value-type="string">
            <text:p>معتمد على class وبداخله state وممكن ان تسمى ايضا Container Compone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eless Component</text:p>
          </table:table-cell>
          <table:table-cell table:style-name="ce2" office:value-type="string" calcext:value-type="string">
            <text:p>لا يوجد بداخلها state وهنا تعتمد على fun او arrow fun وتسمى ايضا UI Compone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onst Child =()=&gt;{</text:span></text:p>
            <text:p><text:span text:style-name="T1">    return(</text:span></text:p>
            <text:p><text:span text:style-name="T1">        &lt;div&gt;</text:span></text:p>
            <text:p><text:span text:style-name="T1"/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4">export default Child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listing data use map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Items extends Component{</text:span></text:p>
            <text:p><text:span text:style-name="T1">    render(){</text:span></text:p>
            <text:p><text:span text:style-name="T1">        // const id = this.props.id;</text:span></text:p>
            <text:p><text:span text:style-name="T1">        // const name = this.props.name;</text:span></text:p>
            <text:p><text:span text:style-name="T1">        // const age = this.props.age;+</text:span></text:p>
            <text:p><text:span text:style-name="T1"/></text:p>
            <text:p><text:span text:style-name="T1">        // const {id,name,age} = this.props;</text:span></text:p>
            <text:p><text:span text:style-name="T1"/></text:p>
            <text:p><text:span text:style-name="T2">        // const Items = </text:span><text:span text:style-name="T3">this.props.Items;</text:span></text:p>
            <text:p><text:span text:style-name="T2">        const {Items} = </text:span><text:span text:style-name="T3">this.props;</text:span></text:p>
            <text:p><text:span text:style-name="T2">        const theItems = </text:span><text:span text:style-name="T3">Items.map((item)=&gt;{</text:span></text:p>
            <text:p><text:span text:style-name="T1">            return(</text:span></text:p>
            <text:p><text:span text:style-name="T1">                &lt;div&gt;</text:span></text:p>
            <text:p><text:span text:style-name="T5">                    &lt;p&gt;</text:span><text:span text:style-name="T6">{item.id}</text:span><text:span text:style-name="T7">&lt;/p&gt;</text:span></text:p>
            <text:p><text:span text:style-name="T5">                    &lt;p&gt;{</text:span><text:span text:style-name="T6">item.name}</text:span><text:span text:style-name="T7">&lt;/p&gt;</text:span></text:p>
            <text:p><text:span text:style-name="T5">                    &lt;p&gt;</text:span><text:span text:style-name="T6">{item.age}</text:span><text:span text:style-name="T7">&lt;/p&gt;</text:span></text:p>
            <text:p><text:span text:style-name="T1">                &lt;/div&gt;</text:span></text:p>
            <text:p><text:span text:style-name="T1">            )</text:span></text:p>
            <text:p><text:span text:style-name="T1">        })</text:span></text:p>
            <text:p><text:span text:style-name="T1">        </text:span></text:p>
            <text:p><text:span text:style-name="T1">        return(</text:span></text:p>
            <text:p><text:span text:style-name="T1">            &lt;div&gt;</text:span></text:p>
            <text:p><text:span text:style-name="T2">    </text:span><text:span text:style-name="T3">            {theItems}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     // return(</text:span></text:p>
            <text:p><text:span text:style-name="T1">        //     &lt;div&gt;</text:span></text:p>
            <text:p><text:span text:style-name="T1">        //         &lt;p&gt;{id}&lt;/p&gt;</text:span></text:p>
            <text:p><text:span text:style-name="T1">        //         &lt;p&gt;{name}&lt;/p&gt;</text:span></text:p>
            <text:p><text:span text:style-name="T1">        //         &lt;p&gt;{age}&lt;/p&gt;</text:span></text:p>
            <text:p><text:span text:style-name="T1">        //     &lt;/div&gt;</text:span></text:p>
            <text:p><text:span text:style-name="T1">        // )</text:span></text:p>
            <text:p><text:span text:style-name="T1">    }</text:span></text:p>
            <text:p><text:span text:style-name="T1">}</text:span></text:p>
            <text:p><text:span text:style-name="T1">export default Items;</text:span></text:p>
          </table:table-cell>
          <table:table-cell table:style-name="ce2" office:value-type="string" calcext:value-type="string">
            <text:p>ننشاء ملف Components داخل src داخله Items.js نرى أكثر من طريقة لعرض props منها map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Items from "./Components/Items";</text:span></text:p>
            <text:p><text:span text:style-name="T1"/></text:p>
            <text:p><text:span text:style-name="T1">class App extends Component{</text:span></text:p>
            <text:p><text:span text:style-name="T4">  state={</text:span></text:p>
            <text:p><text:span text:style-name="T4">    Items:[</text:span></text:p>
            <text:p><text:span text:style-name="T1">      {id:1,name:"Ahmed",age:22},</text:span></text:p>
            <text:p><text:span text:style-name="T1">      {id:2,name:"Tarek",age:25},</text:span></text:p>
            <text:p><text:span text:style-name="T1">      {id:3,name:"Yasser",age:28},</text:span></text:p>
            <text:p><text:span text:style-name="T1">    ]</text:span></text:p>
            <text:p><text:span text:style-name="T1">  }</text:span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1">        List Items</text:span></text:p>
            <text:p><text:span text:style-name="T1">        {/* &lt;Items id="1" name="Ahmed" age="22" /&gt;</text:span></text:p>
            <text:p><text:span text:style-name="T1">        &lt;Items id="2" name="Tarek" age="25" /&gt; */}</text:span></text:p>
            <text:p><text:span text:style-name="T2">       </text:span><text:span text:style-name="T3"> &lt;Items Items={this.state.Items}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lists and keys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Items extends Component{</text:span></text:p>
            <text:p><text:span text:style-name="T1">    render(){</text:span></text:p>
            <text:p><text:span text:style-name="T1">   </text:span></text:p>
            <text:p><text:span text:style-name="T1">        const {Items} = this.props;</text:span></text:p>
            <text:p><text:span text:style-name="T1">        const theItems = Items.map( item =&gt; {</text:span></text:p>
            <text:p><text:span text:style-name="T1">            return(</text:span></text:p>
            <text:p><text:span text:style-name="T2">                &lt;div </text:span><text:span text:style-name="T3">key={item.id}&gt;</text:span></text:p>
            <text:p><text:span text:style-name="T1">                    &lt;div&gt;{item.id}&lt;/div&gt;</text:span></text:p>
            <text:p><text:span text:style-name="T1">                    &lt;div&gt;{item.name}&lt;/div&gt;</text:span></text:p>
            <text:p><text:span text:style-name="T1">                    &lt;div&gt;{item.age}&lt;/div&gt;</text:span></text:p>
            <text:p><text:span text:style-name="T1">                    &lt;div&gt;ـــــــــ&lt;/div&gt;</text:span></text:p>
            <text:p><text:span text:style-name="T1">                &lt;/div&gt;</text:span></text:p>
            <text:p><text:span text:style-name="T1">            )</text:span></text:p>
            <text:p><text:span text:style-name="T1">        })</text:span></text:p>
            <text:p><text:span text:style-name="T1">        </text:span></text:p>
            <text:p><text:span text:style-name="T1">        return(</text:span></text:p>
            <text:p><text:span text:style-name="T1">            &lt;div&gt;</text:span></text:p>
            <text:p><text:span text:style-name="T1">                {theItems}</text:span></text:p>
            <text:p><text:span text:style-name="T1">            &lt;/div&gt;</text:span></text:p>
            <text:p><text:span text:style-name="T1">        )</text:span></text:p>
            <text:p><text:span text:style-name="T1">    </text:span></text:p>
            <text:p><text:span text:style-name="T1">    }</text:span></text:p>
            <text:p><text:span text:style-name="T1">}</text:span></text:p>
            <text:p><text:span text:style-name="T1">export default Items;</text:span></text:p>
          </table:table-cell>
          <table:table-cell table:style-name="ce2" office:value-type="string" calcext:value-type="string">
            <text:p>من الصحيح ان يوجد key لكل lists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&lt;div key=</text:span><text:span text:style-name="T6">{Math.random()*10}</text:span><text:span text:style-name="T7">&gt;</text:span></text:p>
          </table:table-cell>
          <table:table-cell table:number-columns-repeated="1023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Forms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>  state={</text:span></text:p>
            <text:p><text:span text:style-name="T1">    name:''</text:span></text:p>
            <text:p><text:span text:style-name="T1">  }</text:span></text:p>
            <text:p><text:span text:style-name="T1"/></text:p>
            <text:p><text:span text:style-name="T1">  handleChange=(e)=&gt;{</text:span></text:p>
            <text:p><text:span text:style-name="T1">    this.setState({</text:span></text:p>
            <text:p><text:span text:style-name="T2">     </text:span><text:span text:style-name="T3">   name:e.target.value</text:span></text:p>
            <text:p><text:span text:style-name="T1">    })</text:span></text:p>
            <text:p><text:span text:style-name="T1">  }</text:span></text:p>
            <text:p><text:span text:style-name="T1"/></text:p>
            <text:p><text:span text:style-name="T1">  handleSubmit=(e)=&gt;{ </text:span></text:p>
            <text:p><text:span text:style-name="T4">    e.preventDefault(); </text:span></text:p>
            <text:p><text:span text:style-name="T1">    console.log(this.state.name);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1"/></text:p>
            <text:p><text:span text:style-name="T1">        &lt;form onSubmit={this.handleSubmit}&gt;</text:span></text:p>
            <text:p><text:span text:style-name="T5">          &lt;input type="text"</text:span><text:span text:style-name="T6"> onChange={this.handleChange}/</text:span><text:span text:style-name="T7">&gt;</text:span></text:p>
            <text:p><text:span text:style-name="T5">          &lt;button&gt;</text:span><text:span text:style-name="T6">Submit</text:span><text:span text:style-name="T7">&lt;/button&gt;</text:span></text:p>
            <text:p><text:span text:style-name="T1">        &lt;/form&gt;</text:span></text:p>
            <text:p><text:span text:style-name="T1"/></text:p>
            <text:p><text:span text:style-name="T2">       </text:span><text:span text:style-name="T3"> {this.state.name}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 فكرة عن forms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Forms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>  state={</text:span></text:p>
            <text:p><text:span text:style-name="T2">   </text:span><text:span text:style-name="T3"> name:''</text:span></text:p>
            <text:p><text:span text:style-name="T1">  }</text:span></text:p>
            <text:p><text:span text:style-name="T1"/></text:p>
            <text:p><text:span text:style-name="T1">  handleChange=(e)=&gt;{</text:span></text:p>
            <text:p><text:span text:style-name="T1">    this.setState({</text:span></text:p>
            <text:p><text:span text:style-name="T2">      </text:span><text:span text:style-name="T3">  name:e.target.value</text:span></text:p>
            <text:p><text:span text:style-name="T1">    })</text:span></text:p>
            <text:p><text:span text:style-name="T1">  }</text:span></text:p>
            <text:p><text:span text:style-name="T1"/></text:p>
            <text:p><text:span text:style-name="T1">  handleSubmit=(e)=&gt;{ </text:span></text:p>
            <text:p><text:span text:style-name="T4">    e.preventDefault(); </text:span></text:p>
            <text:p><text:span text:style-name="T1">    console.log(this.state.name);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1"/></text:p>
            <text:p><text:span text:style-name="T5">        &lt;form </text:span><text:span text:style-name="T6">onSubmit={this.handleSubmit}</text:span><text:span text:style-name="T7">&gt;</text:span></text:p>
            <text:p><text:span text:style-name="T5">          &lt;textarea type="text" </text:span><text:span text:style-name="T6">onChange={this.handleChange}/</text:span><text:span text:style-name="T7">&gt;</text:span></text:p>
            <text:p><text:span text:style-name="T1">        </text:span></text:p>
            <text:p><text:span text:style-name="T5">          &lt;select </text:span><text:span text:style-name="T6">onChange={this.handleChange}</text:span><text:span text:style-name="T7">&gt;</text:span></text:p>
            <text:p><text:span text:style-name="T1">            &lt;option value="value 1"&gt;value 1&lt;/option&gt;</text:span></text:p>
            <text:p><text:span text:style-name="T1">            &lt;option value="value 2"&gt;value 2&lt;/option&gt;</text:span></text:p>
            <text:p><text:span text:style-name="T1">            &lt;option value="value 3"&gt;value 3&lt;/option&gt;</text:span></text:p>
            <text:p><text:span text:style-name="T1">          &lt;/select&gt;</text:span></text:p>
            <text:p><text:span text:style-name="T1">          </text:span></text:p>
            <text:p><text:span text:style-name="T5">          &lt;input type="submit" </text:span><text:span text:style-name="T6">value="Send" </text:span><text:span text:style-name="T7">/&gt;</text:span></text:p>
            <text:p><text:span text:style-name="T1">        &lt;/form&gt;</text:span></text:p>
            <text:p><text:span text:style-name="T1"/></text:p>
            <text:p><text:span text:style-name="T4">        {this.state.name}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IF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Items from "./Components/Items"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5">  </text:span><text:span text:style-name="T6">state</text:span><text:span text:style-name="T7">={</text:span></text:p>
            <text:p><text:span text:style-name="T1">    items:[</text:span></text:p>
            <text:p><text:span text:style-name="T1">      {id:1,name:'ahmed',age:22,count:2},</text:span></text:p>
            <text:p><text:span text:style-name="T1">      {id:2,name:'tarek',age:25,count:1},</text:span></text:p>
            <text:p><text:span text:style-name="T1">      {id:3,name:'yasser',age:26,count:3},    </text:span></text:p>
            <text:p><text:span text:style-name="T1">    ]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2">     </text:span><text:span text:style-name="T3">   &lt;Items Items={this.state.items} /&gt;</text:span></text:p>
            <text:p><text:span text:style-name="T1">        Condition Output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4">export default App;</text:span></text:p>
          </table:table-cell>
          <table:table-cell table:style-name="ce2" office:value-type="string" calcext:value-type="string">
            <text:p>صفحة App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Items extends Component{</text:span></text:p>
            <text:p><text:span text:style-name="T1">    render(){</text:span></text:p>
            <text:p><text:span text:style-name="T1">   </text:span></text:p>
            <text:p><text:span text:style-name="T1">        const {Items} = this.props;</text:span></text:p>
            <text:p><text:span text:style-name="T1">        const theItems = Items.map( item =&gt; {</text:span></text:p>
            <text:p><text:span text:style-name="T2">      </text:span><text:span text:style-name="T3">      if(item.count &gt; 4){</text:span></text:p>
            <text:p><text:span text:style-name="T5">                </text:span><text:span text:style-name="T6">return</text:span><text:span text:style-name="T7">(</text:span></text:p>
            <text:p><text:span text:style-name="T1">                    &lt;div key={Math.random()*10}&gt;</text:span></text:p>
            <text:p><text:span text:style-name="T1">                        &lt;div&gt;{item.id}&lt;/div&gt;</text:span></text:p>
            <text:p><text:span text:style-name="T1">                        &lt;div&gt;{item.name}&lt;/div&gt;</text:span></text:p>
            <text:p><text:span text:style-name="T1">                        &lt;div&gt;{item.age}&lt;/div&gt;</text:span></text:p>
            <text:p><text:span text:style-name="T1">                        &lt;div&gt;ـــــــــ&lt;/div&gt;</text:span></text:p>
            <text:p><text:span text:style-name="T1">                    &lt;/div&gt;</text:span></text:p>
            <text:p><text:span text:style-name="T1">                )</text:span></text:p>
            <text:p><text:span text:style-name="T2">        </text:span><text:span text:style-name="T3">    }else{</text:span></text:p>
            <text:p><text:span text:style-name="T5">                </text:span><text:span text:style-name="T6">return</text:span><text:span text:style-name="T7">(</text:span></text:p>
            <text:p><text:span text:style-name="T1">                    &lt;div&gt;No Items Large Than 4&lt;/div&gt;</text:span></text:p>
            <text:p><text:span text:style-name="T1">                )</text:span></text:p>
            <text:p><text:span text:style-name="T2">  </text:span><text:span text:style-name="T3">          }</text:span></text:p>
            <text:p><text:span text:style-name="T1">        })</text:span></text:p>
            <text:p><text:span text:style-name="T1">        return(</text:span></text:p>
            <text:p><text:span text:style-name="T1">            &lt;div&gt;</text:span></text:p>
            <text:p><text:span text:style-name="T1">                {theItems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>export default Items;</text:span></text:p>
          </table:table-cell>
          <table:table-cell table:style-name="ce2" office:value-type="string" calcext:value-type="string">
            <text:p>صفحة Items.js معرفة اهمية if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Items extends Component{</text:span></text:p>
            <text:p><text:span text:style-name="T1">    render(){</text:span></text:p>
            <text:p><text:span text:style-name="T1">   </text:span></text:p>
            <text:p><text:span text:style-name="T1">        const {Items} = this.props;</text:span></text:p>
            <text:p><text:span text:style-name="T1">        const theItems = Items.map( item =&gt; {</text:span></text:p>
            <text:p><text:span text:style-name="T1">           </text:span></text:p>
            <text:p><text:span text:style-name="T5">                return </text:span><text:span text:style-name="T6">item.count&gt;2?</text:span><text:span text:style-name="T7">(</text:span></text:p>
            <text:p><text:span text:style-name="T1">                    &lt;div key={item.id}&gt;</text:span></text:p>
            <text:p><text:span text:style-name="T1">                        &lt;div&gt;{item.id}&lt;/div&gt;</text:span></text:p>
            <text:p><text:span text:style-name="T1">                        &lt;div&gt;{item.name}&lt;/div&gt;</text:span></text:p>
            <text:p><text:span text:style-name="T1">                        &lt;div&gt;{item.age}&lt;/div&gt;</text:span></text:p>
            <text:p><text:span text:style-name="T1">                        &lt;div&gt;ـــــــــ&lt;/div&gt;</text:span></text:p>
            <text:p><text:span text:style-name="T1">                    &lt;/div&gt;</text:span></text:p>
            <text:p><text:span text:style-name="T2">                )</text:span><text:span text:style-name="T3">:null</text:span></text:p>
            <text:p><text:span text:style-name="T1">        })</text:span></text:p>
            <text:p><text:span text:style-name="T1">        return(</text:span></text:p>
            <text:p><text:span text:style-name="T1">            &lt;div&gt;</text:span></text:p>
            <text:p><text:span text:style-name="T1">                {theItems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>export default Items;</text:span></text:p>
          </table:table-cell>
          <table:table-cell table:style-name="ce2" office:value-type="string" calcext:value-type="string">
            <text:p>هنا if المختصرة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css style 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'./items.css';</text:span></text:p>
            <text:p><text:span text:style-name="T1"/></text:p>
            <text:p><text:span text:style-name="T1">class Items extends Component{</text:span></text:p>
            <text:p><text:span text:style-name="T1">    render(){</text:span></text:p>
          </table:table-cell>
          <table:table-cell table:style-name="ce2" office:value-type="string" calcext:value-type="string">
            <text:p>صفحة index.css سوف يكون خاص بجميع التنسقات التى تطبق في المشروع ولكن كل Component يكون لى css الخاص بيه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methods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Items from "./Components/Items"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>  state={</text:span></text:p>
            <text:p><text:span text:style-name="T1">    items:[</text:span></text:p>
            <text:p><text:span text:style-name="T1">      {id:1,name:'ahmed',age:22,count:2},</text:span></text:p>
            <text:p><text:span text:style-name="T1">      {id:2,name:'tarek',age:25,count:1},</text:span></text:p>
            <text:p><text:span text:style-name="T1">      {id:3,name:'yasser',age:26,count:3},    </text:span></text:p>
            <text:p><text:span text:style-name="T1">    ]</text:span></text:p>
            <text:p><text:span text:style-name="T1">  }</text:span></text:p>
            <text:p><text:span text:style-name="T1"/></text:p>
            <text:p><text:span text:style-name="T1">  handleClick=()=&gt;{</text:span></text:p>
            <text:p><text:span text:style-name="T2">    let Rand = </text:span><text:span text:style-name="T3">Math.random();</text:span></text:p>
            <text:p><text:span text:style-name="T1">    let Items = this.state.items;</text:span></text:p>
            <text:p><text:span text:style-name="T5">    Items.push(</text:span><text:span text:style-name="T6">{id:Rand,name:'Mohmed',age:30,count:5</text:span><text:span text:style-name="T7">})</text:span></text:p>
            <text:p><text:span text:style-name="T5">    this.</text:span><text:span text:style-name="T6">setState</text:span><text:span text:style-name="T7">({</text:span></text:p>
            <text:p><text:span text:style-name="T2">      Items : </text:span><text:span text:style-name="T3">Items</text:span></text:p>
            <text:p><text:span text:style-name="T1">    })</text:span></text:p>
            <text:p><text:span text:style-name="T1">  }</text:span></text:p>
            <text:p><text:span text:style-name="T1"/></text:p>
            <text:p><text:span text:style-name="T1">  handleDelete=(e)=&gt;{</text:span></text:p>
            <text:p><text:span text:style-name="T5">     this.</text:span><text:span text:style-name="T6">setState</text:span><text:span text:style-name="T7">({</text:span></text:p>
            <text:p><text:span text:style-name="T1">      items:[</text:span></text:p>
            <text:p><text:span text:style-name="T1">        {id:2,name:'tarek',age:25,count:1}</text:span></text:p>
            <text:p><text:span text:style-name="T1">      ]</text:span></text:p>
            <text:p><text:span text:style-name="T1">     })</text:span></text:p>
            <text:p><text:span text:style-name="T1">  }</text:span></text:p>
            <text:p><text:span text:style-name="T1"/></text:p>
            <text:p><text:span text:style-name="T4">  constructor(){</text:span></text:p>
            <text:p><text:span text:style-name="T4">    super();</text:span></text:p>
            <text:p><text:span text:style-name="T1">    console.log("constructor - one");</text:span></text:p>
            <text:p><text:span text:style-name="T4">  }</text:span></text:p>
            <text:p><text:span text:style-name="T1"/></text:p>
            <text:p><text:span text:style-name="T4">  componentDidMount(){</text:span></text:p>
            <text:p><text:span text:style-name="T1">    console.log("componentDidMount - after all thing and css (three)");</text:span></text:p>
            <text:p><text:span text:style-name="T4">  }</text:span></text:p>
            <text:p><text:span text:style-name="T1"/></text:p>
            <text:p><text:span text:style-name="T4">  componentDidUpdate(PrevProps,PrevState){</text:span></text:p>
            <text:p><text:span text:style-name="T1">    console.log("componentDidUpdate - when update in state or prop",PrevProps,PrevState);</text:span></text:p>
            <text:p><text:span text:style-name="T4">  }</text:span></text:p>
            <text:p><text:span text:style-name="T1"/></text:p>
            <text:p><text:span text:style-name="T4">  render(){</text:span></text:p>
            <text:p><text:span text:style-name="T1">    console.log("render - two");</text:span></text:p>
            <text:p><text:span text:style-name="T1">    return(</text:span></text:p>
            <text:p><text:span text:style-name="T1">      &lt;div className="app"&gt;</text:span></text:p>
            <text:p><text:span text:style-name="T1">        &lt;Items Items={this.state.items} /&gt;</text:span></text:p>
            <text:p><text:span text:style-name="T1">        &lt;button onClick={this.handleClick}&gt;Add&lt;/button&gt;</text:span></text:p>
            <text:p><text:span text:style-name="T1">        &lt;button onClick={this.handleDelete}&gt;Delete&lt;/button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 نتعرف على methods وترتيب ظهورها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'./items.css';</text:span></text:p>
            <text:p><text:span text:style-name="T1"/></text:p>
            <text:p><text:span text:style-name="T1">class Items extends Component{</text:span></text:p>
            <text:p><text:span text:style-name="T1">    render(){</text:span></text:p>
            <text:p><text:span text:style-name="T1">   </text:span></text:p>
            <text:p><text:span text:style-name="T2">        const {Items} = </text:span><text:span text:style-name="T3">this.props;</text:span></text:p>
            <text:p><text:span text:style-name="T2">        const theItems =</text:span><text:span text:style-name="T3"> Items.map( item =&gt; {</text:span></text:p>
            <text:p><text:span text:style-name="T1">           </text:span></text:p>
            <text:p><text:span text:style-name="T1">                return item.count&gt;0?(</text:span></text:p>
            <text:p><text:span text:style-name="T1">                    &lt;div className="item" key={item.id}&gt;</text:span></text:p>
            <text:p><text:span text:style-name="T1">                        &lt;div&gt;{item.id}&lt;/div&gt;</text:span></text:p>
            <text:p><text:span text:style-name="T1">                        &lt;div&gt;{item.name}&lt;/div&gt;</text:span></text:p>
            <text:p><text:span text:style-name="T1">                        &lt;div&gt;{item.age}&lt;/div&gt;</text:span></text:p>
            <text:p><text:span text:style-name="T1">                    &lt;/div&gt;</text:span></text:p>
            <text:p><text:span text:style-name="T1">                ):null</text:span></text:p>
            <text:p><text:span text:style-name="T1">        })</text:span></text:p>
            <text:p><text:span text:style-name="T1">        return(</text:span></text:p>
            <text:p><text:span text:style-name="T1">            &lt;div&gt;</text:span></text:p>
            <text:p><text:span text:style-name="T1">                {theItems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>export default Items;</text:span></text:p>
          </table:table-cell>
          <table:table-cell table:style-name="ce2" office:value-type="string" calcext:value-type="string">
            <text:p>صفحة Items.js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oute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pm i react-router-dom</text:p>
          </table:table-cell>
          <table:table-cell table:style-name="ce12" office:value-type="string" calcext:value-type="string">
            <text:p><text:s/>route dom تنزيل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rt React from "react";</text:p>
            <text:p/>
            <text:p>const Home=()=&gt;{</text:p>
            <text:p>    return(</text:p>
            <text:p>        &lt;div&gt;</text:p>
            <text:p>            &lt;h2&gt;Home&lt;/h2&gt;</text:p>
            <text:p>            &lt;p&gt;This is Home Section&lt;/p&gt;</text:p>
            <text:p>        &lt;/div&gt;</text:p>
            <text:p>    )</text:p>
            <text:p>}</text:p>
            <text:p>export default Home</text:p>
          </table:table-cell>
          <table:table-cell table:style-name="ce2" office:value-type="string" calcext:value-type="string">
            <text:p>صفحة Home.js فى ملف Components فى Sr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rt React from "react";</text:p>
            <text:p/>
            <text:p>const About=()=&gt;{</text:p>
            <text:p>    return(</text:p>
            <text:p>        &lt;div&gt;</text:p>
            <text:p>            &lt;h2&gt;About&lt;/h2&gt;</text:p>
            <text:p>            &lt;p&gt;This is About Section&lt;/p&gt;</text:p>
            <text:p>        &lt;/div&gt;</text:p>
            <text:p>    )</text:p>
            <text:p>}</text:p>
            <text:p>export default About</text:p>
          </table:table-cell>
          <table:table-cell table:style-name="ce2" office:value-type="string" calcext:value-type="string">
            <text:p>صفحة About.js <text:s/>فى ملف Components فى Sr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/></text:p>
            <text:p><text:span text:style-name="T1">const Nav=()=&gt;{</text:span></text:p>
            <text:p><text:span text:style-name="T1">    return(</text:span></text:p>
            <text:p><text:span text:style-name="T1">        &lt;div className="navbar"&gt;</text:span></text:p>
            <text:p><text:span text:style-name="T1">        &lt;div className="container"&gt;</text:span></text:p>
            <text:p><text:span text:style-name="T2">    </text:span><text:span text:style-name="T3">        &lt;a href="#" className="logo"&gt;Logo&lt;/a&gt;   </text:span></text:p>
            <text:p><text:span text:style-name="T1">            &lt;ul&gt;</text:span></text:p>
            <text:p><text:span text:style-name="T2">          </text:span><text:span text:style-name="T3">      &lt;a href="/"&gt;Home&lt;/a&gt;</text:span></text:p>
            <text:p><text:span text:style-name="T4">                &lt;a href="/about"&gt;About&lt;/a&gt;</text:span></text:p>
            <text:p><text:span text:style-name="T1">            &lt;/ul&gt;</text:span></text:p>
            <text:p><text:span text:style-name="T1">        &lt;/div&gt;</text:span></text:p>
            <text:p><text:span text:style-name="T1">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Nav;</text:span></text:p>
          </table:table-cell>
          <table:table-cell table:style-name="ce2" office:value-type="string" calcext:value-type="string">
            <text:p>صفحة Nav.js <text:s/>فى ملف Components فى Sr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Nav from "./Components/Nav";</text:span></text:p>
            <text:p><text:span text:style-name="T1">import Home from "./Components/Home";</text:span></text:p>
            <text:p><text:span text:style-name="T1">import About from "./Components/About";</text:span></text:p>
            <text:p><text:span text:style-name="T1"/></text:p>
            <text:p><text:span text:style-name="T4">import {BrowserRouter, Route, Routes} from "react-router-dom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4">      &lt;BrowserRouter&gt;</text:span></text:p>
            <text:p><text:span text:style-name="T1">      &lt;div className="app"&gt;</text:span></text:p>
            <text:p><text:span text:style-name="T1">          &lt;Nav /&gt;</text:span></text:p>
            <text:p><text:span text:style-name="T1"/></text:p>
            <text:p><text:span text:style-name="T2">         </text:span><text:span text:style-name="T3"> &lt;Routes&gt;</text:span></text:p>
            <text:p><text:span text:style-name="T4">            &lt;Route path="/" element={&lt;Home /&gt;} /&gt;</text:span></text:p>
            <text:p><text:span text:style-name="T4">            &lt;Route path="/about" element={&lt;About /&gt;} /&gt;</text:span></text:p>
            <text:p><text:span text:style-name="T4">          &lt;/Routes&gt;</text:span></text:p>
            <text:p><text:span text:style-name="T4">          </text:span></text:p>
            <text:p><text:span text:style-name="T1">      &lt;/div&gt;</text:span></text:p>
            <text:p><text:span text:style-name="T2"> </text:span><text:span text:style-name="T3">     &lt;/BrowserRouter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 فى ملف Components فى Src</text:p>
          </table:table-cell>
          <table:table-cell table:number-columns-repeated="1022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NavLink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4">import { Link } from 'react-router-dom'</text:span></text:p>
            <text:p><text:span text:style-name="T1"/></text:p>
            <text:p><text:span text:style-name="T1">const Nav=()=&gt;{</text:span></text:p>
            <text:p><text:span text:style-name="T1">    return(</text:span></text:p>
            <text:p><text:span text:style-name="T1">        &lt;div className="navbar"&gt;</text:span></text:p>
            <text:p><text:span text:style-name="T1">        &lt;div className="container"&gt;</text:span></text:p>
            <text:p><text:span text:style-name="T1">            &lt;a href="#" className="logo"&gt;Logo&lt;/a&gt;   </text:span></text:p>
            <text:p><text:span text:style-name="T1">            &lt;ul&gt;</text:span></text:p>
            <text:p><text:span text:style-name="T2">       </text:span><text:span text:style-name="T3">         &lt;Link to='/'&gt;Home&lt;/Link&gt;</text:span></text:p>
            <text:p><text:span text:style-name="T4">                &lt;Link to="/about"&gt;About&lt;/Link&gt;</text:span></text:p>
            <text:p><text:span text:style-name="T1">            &lt;/ul&gt;</text:span></text:p>
            <text:p><text:span text:style-name="T1">        &lt;/div&gt;</text:span></text:p>
            <text:p><text:span text:style-name="T1">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Nav;</text:span></text:p>
          </table:table-cell>
          <table:table-cell table:style-name="ce2" office:value-type="string" calcext:value-type="string">
            <text:p>صفحة Nav.js والأنتقال بين Component بدون اعادة تحميل الصفحة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5">import { Link, </text:span><text:span text:style-name="T6">NavLink </text:span><text:span text:style-name="T7">} from 'react-router-dom'</text:span></text:p>
            <text:p><text:span text:style-name="T1"/></text:p>
            <text:p><text:span text:style-name="T1">const Nav=()=&gt;{</text:span></text:p>
            <text:p><text:span text:style-name="T1">    return(</text:span></text:p>
            <text:p><text:span text:style-name="T1">        &lt;div className="navbar"&gt;</text:span></text:p>
            <text:p><text:span text:style-name="T1">        &lt;div className="container"&gt;</text:span></text:p>
            <text:p><text:span text:style-name="T1">            &lt;a href="#" className="logo"&gt;Logo&lt;/a&gt;   </text:span></text:p>
            <text:p><text:span text:style-name="T1">            &lt;ul&gt;</text:span></text:p>
            <text:p><text:span text:style-name="T2">                </text:span><text:span text:style-name="T3">&lt;NavLink end to='/'&gt;Home&lt;/NavLink&gt;</text:span></text:p>
            <text:p><text:span text:style-name="T4">                &lt;NavLink to="/about"&gt;About&lt;/NavLink&gt;</text:span></text:p>
            <text:p><text:span text:style-name="T1">            &lt;/ul&gt;</text:span></text:p>
            <text:p><text:span text:style-name="T1">        &lt;/div&gt;</text:span></text:p>
            <text:p><text:span text:style-name="T1">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Nav;</text:span></text:p>
          </table:table-cell>
          <table:table-cell table:style-name="ce2" office:value-type="string" calcext:value-type="string">
            <text:p>اضافة class active وعن طريق end يقوم بالتبديل بين الروابط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>import { Link, NavLink } from 'react-router-dom'</text:span></text:p>
            <text:p><text:span text:style-name="T1"/></text:p>
            <text:p><text:span text:style-name="T1">const Nav=()=&gt;{</text:span></text:p>
            <text:p><text:span text:style-name="T1">    return(</text:span></text:p>
            <text:p><text:span text:style-name="T1">        &lt;div className="navbar"&gt;</text:span></text:p>
            <text:p><text:span text:style-name="T1">        &lt;div className="container"&gt;</text:span></text:p>
            <text:p><text:span text:style-name="T1">            &lt;a href="#" className="logo"&gt;Logo&lt;/a&gt;   </text:span></text:p>
            <text:p><text:span text:style-name="T1">            &lt;ul&gt;</text:span></text:p>
            <text:p><text:span text:style-name="T1">                {/* &lt;NavLink end to='/' ActiveClassName="selected"&gt;Home&lt;/NavLink&gt;</text:span></text:p>
            <text:p><text:span text:style-name="T1">                &lt;NavLink to="/about" ActiveClassName="selected"&gt;About&lt;/NavLink&gt; */}</text:span></text:p>
            <text:p><text:span text:style-name="T1"/></text:p>
            <text:p><text:span text:style-name="T5">                &lt;NavLink to="/" </text:span><text:span text:style-name="T6">end className={({ isActive }) =&gt; (isActive ? 'active' : 'inactive')}</text:span><text:span text:style-name="T7">&gt;Home&lt;/NavLink&gt;</text:span></text:p>
            <text:p><text:span text:style-name="T5">                &lt;NavLink to="/about" </text:span><text:span text:style-name="T13">className={({ isActive }) =&gt; (isActive ? 'active' : 'inactive')}</text:span><text:span text:style-name="T7">&gt;About&lt;/NavLink&gt;</text:span></text:p>
            <text:p><text:span text:style-name="T1">            &lt;/ul&gt;</text:span></text:p>
            <text:p><text:span text:style-name="T1">        &lt;/div&gt;</text:span></text:p>
            <text:p><text:span text:style-name="T1">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Nav;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HTTP 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pm i axios</text:p>
          </table:table-cell>
          <table:table-cell table:style-name="ce2" office:value-type="string" calcext:value-type="string">
            <text:p>تنزيل axi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>import { Link, NavLink } from 'react-router-dom'</text:span></text:p>
            <text:p><text:span text:style-name="T1"/></text:p>
            <text:p><text:span text:style-name="T1">const Nav=()=&gt;{</text:span></text:p>
            <text:p><text:span text:style-name="T1">    return(</text:span></text:p>
            <text:p><text:span text:style-name="T1">        &lt;div className="navbar"&gt;</text:span></text:p>
            <text:p><text:span text:style-name="T1">        &lt;div className="container"&gt;</text:span></text:p>
            <text:p><text:span text:style-name="T1">            &lt;a href="#" className="logo"&gt;Logo&lt;/a&gt;   </text:span></text:p>
            <text:p><text:span text:style-name="T1">            &lt;ul&gt;</text:span></text:p>
            <text:p><text:span text:style-name="T1">                &lt;NavLink to="/" end className={({ isActive }) =&gt; (isActive ? 'active' : 'inactive')}&gt;Home&lt;/NavLink&gt;</text:span></text:p>
            <text:p><text:span text:style-name="T1">                &lt;NavLink to="/about" className={({ isActive }) =&gt; (isActive ? 'active' : 'inactive')}&gt;About&lt;/NavLink&gt;</text:span></text:p>
            <text:p><text:span text:style-name="T2">              </text:span><text:span text:style-name="T3">  &lt;NavLink to="/blog" className={({ isActive }) =&gt; (isActive ? 'active' : 'inactive')}&gt;Blog&lt;/NavLink&gt;</text:span></text:p>
            <text:p><text:span text:style-name="T1">            &lt;/ul&gt;</text:span></text:p>
            <text:p><text:span text:style-name="T1">        &lt;/div&gt;</text:span></text:p>
            <text:p><text:span text:style-name="T1">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Nav;</text:span></text:p>
          </table:table-cell>
          <table:table-cell table:style-name="ce2" office:value-type="string" calcext:value-type="string">
            <text:p>صفحة Nav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Nav from "./Components/Nav";</text:span></text:p>
            <text:p><text:span text:style-name="T1">import Home from "./Components/Home";</text:span></text:p>
            <text:p><text:span text:style-name="T1">import About from "./Components/About";</text:span></text:p>
            <text:p><text:span text:style-name="T1"/></text:p>
            <text:p><text:span text:style-name="T1">import {BrowserRouter, Route, Routes} from "react-router-dom";</text:span></text:p>
            <text:p><text:span text:style-name="T4">import Blog from "./Components/Blog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>      &lt;div className="app"&gt;</text:span></text:p>
            <text:p><text:span text:style-name="T1">          &lt;Nav /&gt;</text:span></text:p>
            <text:p><text:span text:style-name="T1"/></text:p>
            <text:p><text:span text:style-name="T1">          &lt;Routes&gt;</text:span></text:p>
            <text:p><text:span text:style-name="T1">            &lt;Route path="/" element={&lt;Home /&gt;} /&gt;</text:span></text:p>
            <text:p><text:span text:style-name="T1">            &lt;Route path="/about" element={&lt;About /&gt;} /&gt;</text:span></text:p>
            <text:p><text:span text:style-name="T2">       </text:span><text:span text:style-name="T3">     &lt;Route path="/blog" element={&lt;Blog /&gt;} /&gt;</text:span></text:p>
            <text:p><text:span text:style-name="T1">          &lt;/Routes&gt;</text:span></text:p>
            <text:p><text:span text:style-name="T1">          </text:span></text:p>
            <text:p><text:span text:style-name="T1">      &lt;/div&gt;</text:span></text:p>
            <text:p><text:span text:style-name="T1">      &lt;/BrowserRouter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axios from "axios";</text:span></text:p>
            <text:p><text:span text:style-name="T1">class Blog extends Component{</text:span></text:p>
            <text:p><text:span text:style-name="T2">  </text:span><text:span text:style-name="T3">  state={</text:span></text:p>
            <text:p><text:span text:style-name="T4">        users:[]</text:span></text:p>
            <text:p><text:span text:style-name="T4">    }</text:span></text:p>
            <text:p><text:span text:style-name="T1">    componentDidMount(){</text:span></text:p>
            <text:p><text:span text:style-name="T2">      </text:span><text:span text:style-name="T3">  axios.get("https://jsonplaceholder.typicode.com/users").then(res=&gt;{</text:span></text:p>
            <text:p><text:span text:style-name="T4">            console.log(res.data);</text:span></text:p>
            <text:p><text:span text:style-name="T4">            this.setState({</text:span></text:p>
            <text:p><text:span text:style-name="T4">                users:res.data</text:span></text:p>
            <text:p><text:span text:style-name="T4">            })</text:span></text:p>
            <text:p><text:span text:style-name="T4">        })</text:span></text:p>
            <text:p><text:span text:style-name="T1">    }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1">                &lt;h2&gt;Blog&lt;/h2&gt;</text:span></text:p>
            <text:p><text:span text:style-name="T1">                &lt;p&gt;This is Blog section&lt;/p&gt;</text:span></text:p>
            <text:p><text:span text:style-name="T1">                &lt;div&gt;</text:span></text:p>
            <text:p><text:span text:style-name="T2">                  </text:span><text:span text:style-name="T3">  { this.state.users.map(user=&gt;&lt;div&gt;{user.name} and username is {user.username}&lt;/div&gt;) }</text:span></text:p>
            <text:p><text:span text:style-name="T1">                &lt;/div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Blog</text:span></text:p>
          </table:table-cell>
          <table:table-cell table:style-name="ce2" office:value-type="string" calcext:value-type="string">
            <text:p>صفحة Blog.js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oute ( params - switch)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{</text:span></text:p>
            <text:p><text:span text:style-name="T1">  "name": "react_old2",</text:span></text:p>
            <text:p><text:span text:style-name="T1">  "version": "0.1.0",</text:span></text:p>
            <text:p><text:span text:style-name="T1">  "private": true,</text:span></text:p>
            <text:p><text:span text:style-name="T1">  "dependencies": {</text:span></text:p>
            <text:p><text:span text:style-name="T1">    "@testing-library/jest-dom": "^5.16.5",</text:span></text:p>
            <text:p><text:span text:style-name="T1">    "@testing-library/react": "^13.4.0",</text:span></text:p>
            <text:p><text:span text:style-name="T1">    "@testing-library/user-event": "^13.5.0",</text:span></text:p>
            <text:p><text:span text:style-name="T1">    "axios": "^1.1.3",</text:span></text:p>
            <text:p><text:span text:style-name="T1">    "react": "17.0.2",</text:span></text:p>
            <text:p><text:span text:style-name="T1">    "react-dom": "17.0.2",</text:span></text:p>
            <text:p><text:span text:style-name="T4">    "react-router-dom": "5.2.0",</text:span></text:p>
            <text:p><text:span text:style-name="T1">    "react-scripts": "4.0.0",</text:span></text:p>
            <text:p><text:span text:style-name="T1">    "web-vitals": "^2.1.4"</text:span></text:p>
            <text:p><text:span text:style-name="T1">  },</text:span></text:p>
            <text:p><text:span text:style-name="T1">  "scripts": {</text:span></text:p>
            <text:p><text:span text:style-name="T1">    "start": "react-scripts start",</text:span></text:p>
            <text:p><text:span text:style-name="T1">    "build": "react-scripts build",</text:span></text:p>
            <text:p><text:span text:style-name="T1">    "test": "react-scripts test",</text:span></text:p>
            <text:p><text:span text:style-name="T1">    "eject": "react-scripts eject"</text:span></text:p>
            <text:p><text:span text:style-name="T1">  },</text:span></text:p>
            <text:p><text:span text:style-name="T1">  "eslintConfig": {</text:span></text:p>
            <text:p><text:span text:style-name="T1">    "extends": [</text:span></text:p>
            <text:p><text:span text:style-name="T1">      "react-app",</text:span></text:p>
            <text:p><text:span text:style-name="T1">      "react-app/jest"</text:span></text:p>
            <text:p><text:span text:style-name="T1">    ]</text:span></text:p>
            <text:p><text:span text:style-name="T1">  },</text:span></text:p>
            <text:p><text:span text:style-name="T1">  "browserslist": {</text:span></text:p>
            <text:p><text:span text:style-name="T1">    "production": [</text:span></text:p>
            <text:p><text:span text:style-name="T1">      "&gt;0.2%",</text:span></text:p>
            <text:p><text:span text:style-name="T1">      "not dead",</text:span></text:p>
            <text:p><text:span text:style-name="T1">      "not op_mini all"</text:span></text:p>
            <text:p><text:span text:style-name="T1">    ],</text:span></text:p>
            <text:p><text:span text:style-name="T1">    "development": [</text:span></text:p>
            <text:p><text:span text:style-name="T1">      "last 1 chrome version",</text:span></text:p>
            <text:p><text:span text:style-name="T1">      "last 1 firefox version",</text:span></text:p>
            <text:p><text:span text:style-name="T1">      "last 1 safari version"</text:span></text:p>
            <text:p><text:span text:style-name="T1">    ]</text:span></text:p>
            <text:p><text:span text:style-name="T1">  }</text:span></text:p>
            <text:p><text:span text:style-name="T1">}</text:span></text:p>
            <text:p><text:span text:style-name="T1"/></text:p>
          </table:table-cell>
          <table:table-cell table:style-name="ce2" office:value-type="string" calcext:value-type="string">
            <text:p>طريقة أخرى لعرض البيانات بعد احضرها بواسطة axios والتحرك بين الصفحات - لحظ اصدرات المكاتب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Nav from "./Components/Nav";</text:span></text:p>
            <text:p><text:span text:style-name="T1">import Home from "./Components/Home";</text:span></text:p>
            <text:p><text:span text:style-name="T1">import Blog from "./Components/Blog";</text:span></text:p>
            <text:p><text:span text:style-name="T1"/></text:p>
            <text:p><text:span text:style-name="T1">import { Switch, Route, BrowserRouter } from "react-router-dom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/></text:p>
            <text:p><text:span text:style-name="T1">      &lt;div className="app"&gt;</text:span></text:p>
            <text:p><text:span text:style-name="T1">      &lt;Nav /&gt;</text:span></text:p>
            <text:p><text:span text:style-name="T1"/></text:p>
            <text:p><text:span text:style-name="T1">          &lt;Switch&gt;</text:span></text:p>
            <text:p><text:span text:style-name="T5">        </text:span><text:span text:style-name="T6">    &lt;Route exact path="/"</text:span><text:span text:style-name="T7"> component={Home} /&gt;</text:span></text:p>
            <text:p><text:span text:style-name="T5">            </text:span><text:span text:style-name="T6">&lt;Route path="/blog"  </text:span><text:span text:style-name="T7">component={Blog} /&gt;</text:span></text:p>
            <text:p><text:span text:style-name="T1">          &lt;/Switch&gt;</text:span></text:p>
            <text:p><text:span text:style-name="T1">          </text:span></text:p>
            <text:p><text:span text:style-name="T1">      &lt;/div&gt;   </text:span></text:p>
            <text:p><text:span text:style-name="T1">      &lt;/BrowserRouter&gt;</text:span></text:p>
            <text:p><text:span text:style-name="T1">   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App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>import axios from "axios";</text:span></text:p>
            <text:p><text:span text:style-name="T1"/></text:p>
            <text:p><text:span text:style-name="T1"/></text:p>
            <text:p><text:span text:style-name="T1">class Blog extends React.Component{</text:span></text:p>
            <text:p><text:span text:style-name="T1">    state={</text:span></text:p>
            <text:p><text:span text:style-name="T1">        users:[]</text:span></text:p>
            <text:p><text:span text:style-name="T1">    }</text:span></text:p>
            <text:p><text:span text:style-name="T1"/></text:p>
            <text:p><text:span text:style-name="T1">    componentDidMount(){</text:span></text:p>
            <text:p><text:span text:style-name="T1"/></text:p>
            <text:p><text:span text:style-name="T2">        </text:span><text:span text:style-name="T3">console.log(this.props.match.path);</text:span></text:p>
            <text:p><text:span text:style-name="T1"/></text:p>
            <text:p><text:span text:style-name="T1">        axios.get("https://jsonplaceholder.typicode.com/users").then(res=&gt;{</text:span></text:p>
            <text:p><text:span text:style-name="T1">            this.setState({</text:span></text:p>
            <text:p><text:span text:style-name="T2">            </text:span><text:span text:style-name="T3">    users:res.data</text:span></text:p>
            <text:p><text:span text:style-name="T1">            })</text:span></text:p>
            <text:p><text:span text:style-name="T1">        })</text:span></text:p>
            <text:p><text:span text:style-name="T1"/></text:p>
            <text:p><text:span text:style-name="T1">        </text:span></text:p>
            <text:p><text:span text:style-name="T1">    }</text:span></text:p>
            <text:p><text:span text:style-name="T1">    render(){</text:span></text:p>
            <text:p><text:span text:style-name="T1">        const {users} = this.state;</text:span></text:p>
            <text:p><text:span text:style-name="T1"/></text:p>
            <text:p><text:span text:style-name="T1">        console.log(users);</text:span></text:p>
            <text:p><text:span text:style-name="T1"/></text:p>
            <text:p><text:span text:style-name="T1">        </text:span></text:p>
            <text:p><text:span text:style-name="T1">        const userlist = users.map(user=&gt;{</text:span></text:p>
            <text:p><text:span text:style-name="T1">            return(</text:span></text:p>
            <text:p><text:span text:style-name="T1">                &lt;div key={user.id}&gt;</text:span></text:p>
            <text:p><text:span text:style-name="T1">                    &lt;div className="content"&gt;</text:span></text:p>
            <text:p><text:span text:style-name="T2">                 </text:span><text:span text:style-name="T3">       &lt;div&gt;Name: {user.name}&lt;/div&gt;</text:span></text:p>
            <text:p><text:span text:style-name="T4">                        &lt;div&gt;UserName: {user.username}&lt;/div&gt;</text:span></text:p>
            <text:p><text:span text:style-name="T1">                    &lt;/div&gt;</text:span></text:p>
            <text:p><text:span text:style-name="T1">                &lt;/div&gt;</text:span></text:p>
            <text:p><text:span text:style-name="T1">            )</text:span></text:p>
            <text:p><text:span text:style-name="T1">        })</text:span></text:p>
            <text:p><text:span text:style-name="T1"/></text:p>
            <text:p><text:span text:style-name="T1">        return(</text:span></text:p>
            <text:p><text:span text:style-name="T1">            &lt;div&gt;</text:span></text:p>
            <text:p><text:span text:style-name="T1">                &lt;h2&gt;Blog&lt;/h2&gt;</text:span></text:p>
            <text:p><text:span text:style-name="T1">                &lt;p&gt;This is Blog section&lt;/p&gt;</text:span></text:p>
            <text:p><text:span text:style-name="T1">                &lt;div&gt;</text:span></text:p>
            <text:p><text:span text:style-name="T1">                    {userlist}</text:span></text:p>
            <text:p><text:span text:style-name="T1">                &lt;/div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Blog</text:span></text:p>
          </table:table-cell>
          <table:table-cell table:style-name="ce2" office:value-type="string" calcext:value-type="string">
            <text:p>صفحة Blog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>import { Link } from 'react-router-dom'</text:span></text:p>
            <text:p><text:span text:style-name="T1"/></text:p>
            <text:p><text:span text:style-name="T1">const Nav=()=&gt;{</text:span></text:p>
            <text:p><text:span text:style-name="T1">    return(</text:span></text:p>
            <text:p><text:span text:style-name="T1">        &lt;div className="navbar"&gt;</text:span></text:p>
            <text:p><text:span text:style-name="T1">        &lt;div className="container"&gt;</text:span></text:p>
            <text:p><text:span text:style-name="T1">            &lt;ul&gt;</text:span></text:p>
            <text:p><text:span text:style-name="T5">                </text:span><text:span text:style-name="T6">&lt;Link to="/"</text:span><text:span text:style-name="T7">&gt;Home&lt;/Link&gt;</text:span></text:p>
            <text:p><text:span text:style-name="T5">              </text:span><text:span text:style-name="T6">  &lt;Link to="/blog</text:span><text:span text:style-name="T7">"&gt;Blog&lt;/Link&gt;</text:span></text:p>
            <text:p><text:span text:style-name="T1">            &lt;/ul&gt;</text:span></text:p>
            <text:p><text:span text:style-name="T1">        &lt;/div&gt;</text:span></text:p>
            <text:p><text:span text:style-name="T1">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Nav;</text:span></text:p>
          </table:table-cell>
          <table:table-cell table:style-name="ce2" office:value-type="string" calcext:value-type="string">
            <text:p>صفحة Nav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/></text:p>
            <text:p><text:span text:style-name="T1">const Rout=(props)=&gt;{</text:span></text:p>
            <text:p><text:span text:style-name="T2">  </text:span><text:span text:style-name="T3">  console.log(props)</text:span></text:p>
            <text:p><text:span text:style-name="T1"/></text:p>
            <text:p><text:span text:style-name="T8">    let test </text:span><text:span text:style-name="T9">= props.match.params.test_params</text:span></text:p>
            <text:p><text:span text:style-name="T1"/></text:p>
            <text:p><text:span text:style-name="T1">    return(</text:span></text:p>
            <text:p><text:span text:style-name="T1">        &lt;div&gt;</text:span></text:p>
            <text:p><text:span text:style-name="T1">            &lt;h2&gt;Rout&lt;/h2&gt;</text:span></text:p>
            <text:p><text:span text:style-name="T5">            &lt;p&gt;</text:span><text:span text:style-name="T6">{test</text:span><text:span text:style-name="T7">}&lt;/p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Rout</text:span></text:p>
          </table:table-cell>
          <table:table-cell table:style-name="ce2" office:value-type="string" calcext:value-type="string">
            <text:p>نقوم بانشاء صفحة جديدة Rout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Nav from "./Components/Nav";</text:span></text:p>
            <text:p><text:span text:style-name="T1">import Home from "./Components/Home";</text:span></text:p>
            <text:p><text:span text:style-name="T1">import Blog from "./Components/Blog";</text:span></text:p>
            <text:p><text:span text:style-name="T1">import Rout from "./Components/Rout";</text:span></text:p>
            <text:p><text:span text:style-name="T1"/></text:p>
            <text:p><text:span text:style-name="T1">import { Switch, Route, BrowserRouter } from "react-router-dom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/></text:p>
            <text:p><text:span text:style-name="T1">      &lt;div className="app"&gt;</text:span></text:p>
            <text:p><text:span text:style-name="T1">      &lt;Nav /&gt;</text:span></text:p>
            <text:p><text:span text:style-name="T1"/></text:p>
            <text:p><text:span text:style-name="T1">          &lt;Switch&gt;</text:span></text:p>
            <text:p><text:span text:style-name="T1">            &lt;Route exact path="/" component={Home} /&gt;</text:span></text:p>
            <text:p><text:span text:style-name="T1">            &lt;Route path="/blog"  component={Blog} /&gt;</text:span></text:p>
            <text:p><text:span text:style-name="T5">            &lt;Route</text:span><text:span text:style-name="T6"> path="/:test_params"</text:span><text:span text:style-name="T7">  component={Rout} /&gt;</text:span></text:p>
            <text:p><text:span text:style-name="T1">          &lt;/Switch&gt;</text:span></text:p>
            <text:p><text:span text:style-name="T1">          </text:span></text:p>
            <text:p><text:span text:style-name="T1">      &lt;/div&gt;   </text:span></text:p>
            <text:p><text:span text:style-name="T1">      &lt;/BrowserRouter&gt;</text:span></text:p>
            <text:p><text:span text:style-name="T1">   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فى صفحة App.js نستخدم test_params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act Fragment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 { Component,</text:span><text:span text:style-name="T6">Fragment </text:span><text:span text:style-name="T7">} from "react";</text:span></text:p>
            <text:p><text:span text:style-name="T1"/></text:p>
            <text:p><text:span text:style-name="T1">class Col extends Component{</text:span></text:p>
            <text:p><text:span text:style-name="T1">    render(){</text:span></text:p>
            <text:p><text:span text:style-name="T1">        return(</text:span></text:p>
            <text:p><text:span text:style-name="T5"> </text:span><text:span text:style-name="T6">           &lt;React.Fragment&gt;</text:span><text:span text:style-name="T7"> //&lt;&gt; &lt;/&gt;</text:span></text:p>
            <text:p><text:span text:style-name="T1">                &lt;td&gt;test&lt;/td&gt;</text:span></text:p>
            <text:p><text:span text:style-name="T1">                &lt;td&gt;test 2&lt;/td&gt;</text:span></text:p>
            <text:p><text:span text:style-name="T2">          </text:span><text:span text:style-name="T3">  &lt;/React.Fragment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l </text:span></text:p>
          </table:table-cell>
          <table:table-cell table:style-name="ce2" office:value-type="string" calcext:value-type="string">
            <text:p>عنصر اب لا يظهر - الأختصار لن يكتب به ar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Col from "./Components/col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&lt;table&gt;</text:span></text:p>
            <text:p><text:span text:style-name="T1">      &lt;tbody&gt;</text:span></text:p>
            <text:p><text:span text:style-name="T1">      &lt;tr&gt;</text:span></text:p>
            <text:p><text:span text:style-name="T4">        &lt;Col /&gt;</text:span></text:p>
            <text:p><text:span text:style-name="T1">      &lt;/tr&gt;</text:span></text:p>
            <text:p><text:span text:style-name="T1">      &lt;/tbody&gt;</text:span></text:p>
            <text:p><text:span text:style-name="T1">    &lt;/table&gt;</text:span></text:p>
            <text:p><text:span text:style-name="T1">   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4">import theImage from './c.jpg';</text:span></text:p>
            <text:p><text:span text:style-name="T1">import './App.css';</text:span></text:p>
            <text:p><text:span text:style-name="T1"/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div&gt;</text:span></text:p>
            <text:p><text:span text:style-name="T2">     </text:span><text:span text:style-name="T3"> &lt;img src ={theImage} className="img"/&gt;</text:span></text:p>
            <text:p><text:span text:style-name="T1">    &lt;/div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number-columns-repeated="1023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9"/>
          <table:table-cell table:style-name="ce16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اخر تحديثات React 2022 هنا يجب ملاحظة انها مكتبة وليست framework مثل Vue ومن الممكن ان تحتاج الى مكاتب اخرى لأستكمال مشروعك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0" office:value-type="string" calcext:value-type="string">
            <text:p><text:a xlink:href="https://marketplace.visualstudio.com/items?itemName=esbenp.prettier-vscode" xlink:type="simple">https://marketplace.visualstudio.com/items?itemName=esbenp.prettier-vscode</text:a></text:p>
          </table:table-cell>
          <table:table-cell table:style-name="ce9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9" office:value-type="string" calcext:value-type="string">
            <text:p>ES7+ React/Redux/React-Native snippets</text:p>
          </table:table-cell>
          <table:table-cell table:style-name="ce9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الموقع مكون من اقسام منفصلة ونربطها مع بعض وهما Component مثل header - home - about وهكذا وكل Component امتداد js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9" office:value-type="string" calcext:value-type="string">
            <text:p>Redux </text:p>
          </table:table-cell>
          <table:table-cell table:style-name="ce9" office:value-type="string" calcext:value-type="string">
            <text:p>وهى مكتبة من المكاتب التى تعمل مع react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1" table:number-columns-repeated="2"/>
          <table:table-cell table:style-name="ce8" table:number-columns-repeated="24"/>
          <table:table-cell table:number-columns-repeated="998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<text:a xlink:href="https://babeljs.io/setup#installation" xlink:type="simple">https://babeljs.io/setup#installation</text:a></text:p>
          </table:table-cell>
          <table:table-cell table:style-name="ce12" office:value-type="string" calcext:value-type="string">
            <text:p><text:span text:style-name="T20">تسطيب babeljs عن طريق nodeJs </text:span><text:span text:style-name="T21">CLI</text:span>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<text:a xlink:href="https://babeljs.io/docs/en/presets" xlink:type="simple">https://babeljs.io/docs/en/presets</text:a></text:p>
          </table:table-cell>
          <table:table-cell table:style-name="ce12" office:value-type="string" calcext:value-type="string">
            <text:p>لتحويل XML الى JS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npm init -y</text:p>
          </table:table-cell>
          <table:table-cell table:style-name="ce12" office:value-type="string" calcext:value-type="string">
            <text:p>انشاء صفحة package.jso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npm install babel-core babel-cli</text:p>
          </table:table-cell>
          <table:table-cell table:style-name="ce12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npm install babel-preset-env babel-preset-react </text:p>
          </table:table-cell>
          <table:table-cell table:style-name="ce12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<text:span text:style-name="T2">npx babel src/index.js --out-file=public/js/main.js --presets=env,react </text:span><text:span text:style-name="T3">--watch</text:span></text:p>
          </table:table-cell>
          <table:table-cell table:style-name="ce12" office:value-type="string" calcext:value-type="string">
            <text:p>التحويل xml js 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4" office:value-type="string" calcext:value-type="string">
            <text:p>var title='ok';</text:p>
            <text:p>// var fun=(arg)=&gt;{</text:p>
            <text:p>//     if(arg){</text:p>
            <text:p>//         return "hello react";</text:p>
            <text:p>//     }</text:p>
            <text:p>// }</text:p>
            <text:p>const ele=(</text:p>
            <text:p>&lt;div&gt; </text:p>
            <text:p/>
            <text:p>{/* &lt;h2&gt;this is {title ? title:"title"} item&lt;/h2&gt; */}</text:p>
            <text:p>&lt;h2 id="item"&gt;this is {title ? title:"title"} item&lt;/h2&gt;  {/* if title value print yes  */}</text:p>
            <text:p/>
            <text:p>{/* &lt;p&gt;this is p {1+1}&lt;/p&gt;*/}</text:p>
            <text:p>&lt;span className="item"&gt;{title&amp;&amp;"yes"}&lt;/span&gt; </text:p>
            <text:p/>
            <text:p>&lt;/div&gt;);</text:p>
            <text:p/>
            <text:p>ReactDOM.render(ele,document.getElementById('app'));</text:p>
          </table:table-cell>
          <table:table-cell table:style-name="ce12" office:value-type="string" calcext:value-type="string">
            <text:p>نقوم بكتابة الكود فى صفحة src - index.js ويتم التحويل باستخدام الكود السابق فى صفحة public \ js \ main.j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4" office:value-type="string" calcext:value-type="string">
            <text:p><text:span text:style-name="T1">var number = 0;</text:span></text:p>
            <text:p><text:span text:style-name="T1">var increse=()=&gt;{</text:span></text:p>
            <text:p><text:span text:style-name="T4">    number++;</text:span></text:p>
            <text:p><text:span text:style-name="T1">    console.log("number",number);</text:span></text:p>
            <text:p><text:span text:style-name="T4">    render();</text:span></text:p>
            <text:p><text:span text:style-name="T1">}</text:span></text:p>
            <text:p><text:span text:style-name="T1"/></text:p>
            <text:p><text:span text:style-name="T4">function render(){</text:span></text:p>
            <text:p><text:span text:style-name="T1">    var ele=(</text:span></text:p>
            <text:p><text:span text:style-name="T1">        &lt;div&gt;</text:span></text:p>
            <text:p><text:span text:style-name="T1">            the number {number}</text:span></text:p>
            <text:p><text:span text:style-name="T1">            &lt;button onClick={increse}&gt;add one&lt;/button&gt;</text:span></text:p>
            <text:p><text:span text:style-name="T1">        &lt;/div&gt;</text:span></text:p>
            <text:p><text:span text:style-name="T1">    );</text:span></text:p>
            <text:p><text:span text:style-name="T1">    ReactDOM.render(ele,document.getElementById("app"));</text:span></text:p>
            <text:p><text:span text:style-name="T4">}</text:span></text:p>
            <text:p><text:span text:style-name="T4"/></text:p>
            <text:p><text:span text:style-name="T4">render();</text:span></text:p>
          </table:table-cell>
          <table:table-cell table:style-name="ce12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4" office:value-type="string" calcext:value-type="string">
            <text:p><text:span text:style-name="T1">true ? 1:2</text:span></text:p>
            <text:p><text:span text:style-name="T4">1</text:span></text:p>
            <text:p><text:span text:style-name="T1">false ? 20:30</text:span></text:p>
            <text:p><text:span text:style-name="T4">30</text:span></text:p>
            <text:p><text:span text:style-name="T1">true &amp;&amp; "hamza"</text:span></text:p>
            <text:p><text:span text:style-name="T4">'hamza'</text:span></text:p>
            <text:p><text:span text:style-name="T1">false &amp;&amp; "hamza"</text:span></text:p>
            <text:p><text:span text:style-name="T4">false</text:span></text:p>
          </table:table-cell>
          <table:table-cell table:style-name="ce12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<text:a xlink:href="https://reactjs.org/docs/create-a-new-react-app.html" xlink:type="simple">https://reactjs.org/docs/create-a-new-react-app.html</text:a></text:p>
          </table:table-cell>
          <table:table-cell table:style-name="ce12" office:value-type="string" calcext:value-type="string">
            <text:p>انشاء مشروع react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npx create-react-app my-app</text:p>
          </table:table-cell>
          <table:table-cell table:style-name="ce12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npm start</text:p>
          </table:table-cell>
          <table:table-cell table:style-name="ce12" office:value-type="string" calcext:value-type="string">
            <text:p>تشغيل المشروع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1"/>
          <table:table-cell table:style-name="ce18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orms - Events <text:s/>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,</text:span></text:p>
            <text:p><text:span text:style-name="T1">  "scripts":{</text:span></text:p>
            <text:p><text:span text:style-name="T5">    "</text:span><text:span text:style-name="T6">start</text:span><text:span text:style-name="T7">":"npx babel src/index.js --out-file=public/js/main.js --presets=env,react --watch"</text:span></text:p>
            <text:p><text:span text:style-name="T1">  }</text:span></text:p>
          </table:table-cell>
          <table:table-cell table:style-name="ce2" office:value-type="string" calcext:value-type="string">
            <text:p>صفحة package.json لكتابة scripts لأختصار الأمر المكتوب الى npm st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var MyInputVal;</text:span></text:p>
            <text:p><text:span text:style-name="T2">var</text:span><text:span text:style-name="T3"> allItems=[];</text:span></text:p>
            <text:p><text:span text:style-name="T1">var handleInputChange=(e)=&gt;{</text:span></text:p>
            <text:p><text:span text:style-name="T2">    MyInputVal=</text:span><text:span text:style-name="T3">e.target.value;</text:span></text:p>
            <text:p><text:span text:style-name="T1">};</text:span></text:p>
            <text:p><text:span text:style-name="T1">var handleFormSubmit=(e)=&gt;{</text:span></text:p>
            <text:p><text:span text:style-name="T1">    e.preventDefault();</text:span></text:p>
            <text:p><text:span text:style-name="T5">    allItems.</text:span><text:span text:style-name="T6">push</text:span><text:span text:style-name="T7">(MyInputVal);</text:span></text:p>
            <text:p><text:span text:style-name="T2">    </text:span><text:span text:style-name="T3">e.target.elements[0].value="";</text:span></text:p>
            <text:p><text:span text:style-name="T1">    render();</text:span></text:p>
            <text:p><text:span text:style-name="T1">}</text:span></text:p>
            <text:p><text:span text:style-name="T1">function render(){</text:span></text:p>
            <text:p><text:span text:style-name="T1">    let content=(</text:span></text:p>
            <text:p><text:span text:style-name="T1">        &lt;div&gt;</text:span></text:p>
            <text:p><text:span text:style-name="T1">            &lt;form onSubmit={handleFormSubmit}&gt;</text:span></text:p>
            <text:p><text:span text:style-name="T1">                &lt;input type="text" onChange={handleInputChange}/&gt;</text:span></text:p>
            <text:p><text:span text:style-name="T1">                &lt;input type="submit"/&gt;</text:span></text:p>
            <text:p><text:span text:style-name="T1">            &lt;/form&gt;</text:span></text:p>
            <text:p><text:span text:style-name="T1">            &lt;ul&gt;</text:span></text:p>
            <text:p><text:span text:style-name="T2">                </text:span><text:span text:style-name="T3">{allItems.length?allItems.map((item)=&gt;&lt;li&gt;{item}&lt;/li&gt;):''}</text:span></text:p>
            <text:p><text:span text:style-name="T1">            &lt;/ul&gt;</text:span></text:p>
            <text:p><text:span text:style-name="T1">        &lt;/div&gt;</text:span></text:p>
            <text:p><text:span text:style-name="T1">    )</text:span></text:p>
            <text:p><text:span text:style-name="T1">    ReactDOM.render(content,document.getElementById('app'));</text:span></text:p>
            <text:p><text:span text:style-name="T1">}</text:span></text:p>
            <text:p><text:span text:style-name="T1"/></text:p>
            <text:p><text:span text:style-name="T4">render();</text:span></text:p>
          </table:table-cell>
          <table:table-cell table:style-name="ce2" office:value-type="string" calcext:value-type="string">
            <text:p>صفحة index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var MyInputVal;</text:span></text:p>
            <text:p><text:span text:style-name="T1">var allItems=[];</text:span></text:p>
            <text:p><text:span text:style-name="T1">var handleInputChange=(e)=&gt;{</text:span></text:p>
            <text:p><text:span text:style-name="T1">    MyInputVal=e.target.value;</text:span></text:p>
            <text:p><text:span text:style-name="T1">};</text:span></text:p>
            <text:p><text:span text:style-name="T1">var handleFormSubmit=(e)=&gt;{</text:span></text:p>
            <text:p><text:span text:style-name="T1">    console.log(MyInputVal);</text:span></text:p>
            <text:p><text:span text:style-name="T1">    if(MyInputVal == undefined ) {</text:span></text:p>
            <text:p><text:span text:style-name="T1">       alert('please input value!')</text:span></text:p>
            <text:p><text:span text:style-name="T1">    }else {</text:span></text:p>
            <text:p><text:span text:style-name="T1">        e.preventDefault();</text:span></text:p>
            <text:p><text:span text:style-name="T1">        allItems.push(MyInputVal);</text:span></text:p>
            <text:p><text:span text:style-name="T1">        e.target.elements[0].value="";</text:span></text:p>
            <text:p><text:span text:style-name="T2"> </text:span><text:span text:style-name="T3">       MyInputVal = null;</text:span></text:p>
            <text:p><text:span text:style-name="T1">        render();</text:span></text:p>
            <text:p><text:span text:style-name="T1">    }</text:span></text:p>
            <text:p><text:span text:style-name="T1">}</text:span></text:p>
            <text:p><text:span text:style-name="T1">function render(){</text:span></text:p>
            <text:p><text:span text:style-name="T1">    let content=(</text:span></text:p>
            <text:p><text:span text:style-name="T1">        &lt;div&gt;</text:span></text:p>
            <text:p><text:span text:style-name="T1">            &lt;form onSubmit={handleFormSubmit}&gt;</text:span></text:p>
            <text:p><text:span text:style-name="T1">                &lt;input type="text" onChange={handleInputChange}/&gt;</text:span></text:p>
            <text:p><text:span text:style-name="T1">                &lt;input type="submit"/&gt;</text:span></text:p>
            <text:p><text:span text:style-name="T1">            &lt;/form&gt;</text:span></text:p>
            <text:p><text:span text:style-name="T1">            &lt;ul&gt;</text:span></text:p>
            <text:p><text:span text:style-name="T1">                {allItems.length?allItems.map((item)=&gt;&lt;li&gt;{item}&lt;/li&gt;):'No Item'}</text:span></text:p>
            <text:p><text:span text:style-name="T1">            &lt;/ul&gt;</text:span></text:p>
            <text:p><text:span text:style-name="T1">        &lt;/div&gt;</text:span></text:p>
            <text:p><text:span text:style-name="T1">    )</text:span></text:p>
            <text:p><text:span text:style-name="T1">    ReactDOM.render(content,document.getElementById('app'));</text:span></text:p>
            <text:p><text:span text:style-name="T1">}</text:span></text:p>
            <text:p><text:span text:style-name="T1"/></text:p>
            <text:p><text:span text:style-name="T1">render();</text:span></text:p>
            <text:p><text:span text:style-name="T1"/></text:p>
            <text:p><text:span text:style-name="T1"/></text:p>
          </table:table-cell>
          <table:table-cell table:style-name="ce2" office:value-type="string" calcext:value-type="string">
            <text:p>بعض التعديلات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let toggle = false;</text:span></text:p>
            <text:p><text:span text:style-name="T5">var </text:span><text:span text:style-name="T6">ToggleT </text:span><text:span text:style-name="T7">= () =&gt;{</text:span></text:p>
            <text:p><text:span text:style-name="T4">    toggle =! toggle;</text:span></text:p>
            <text:p><text:span text:style-name="T1">    console.log(toggle);</text:span></text:p>
            <text:p><text:span text:style-name="T1">    render();</text:span></text:p>
            <text:p><text:span text:style-name="T1">}</text:span></text:p>
            <text:p><text:span text:style-name="T1">function render(){</text:span></text:p>
            <text:p><text:span text:style-name="T1">    let content=(</text:span></text:p>
            <text:p><text:span text:style-name="T5">        &lt;div&gt; &lt;button </text:span><text:span text:style-name="T6">onClick={ToggleT} </text:span><text:span text:style-name="T7">&gt;Toggle&lt;/button&gt;</text:span></text:p>
            <text:p><text:span text:style-name="T5">            {</text:span><text:span text:style-name="T6">toggle</text:span><text:span text:style-name="T7">?&lt;p&gt;This is text&lt;/p&gt;:""}</text:span></text:p>
            <text:p><text:span text:style-name="T1">        &lt;/div&gt;</text:span></text:p>
            <text:p><text:span text:style-name="T1">    );</text:span></text:p>
            <text:p><text:span text:style-name="T1">    ReactDOM.render(content,document.getElementById("app"));</text:span></text:p>
            <text:p><text:span text:style-name="T1">}</text:span></text:p>
            <text:p><text:span text:style-name="T1">render();</text:span></text:p>
          </table:table-cell>
          <table:table-cell table:style-name="ce2" office:value-type="string" calcext:value-type="string">
            <text:p>أستخدام toggle </text:p>
          </table:table-cell>
          <table:table-cell table:number-columns-repeated="1022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reactjs.org/docs/dom-elements.html" xlink:type="simple">https://reactjs.org/docs/dom-elements.html</text:a></text:p>
          </table:table-cell>
          <table:table-cell table:style-name="ce12" office:value-type="string" calcext:value-type="string">
            <text:p><text:s/>attribute in reac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class Hello extends react.component{</text:span></text:p>
            <text:p><text:span text:style-name="T1"/></text:p>
            <text:p><text:span text:style-name="T1">}</text:span></text:p>
            <text:p><text:span text:style-name="T8"> Hello();</text:span><text:span text:style-name="T9"> // [1] for call component</text:span></text:p>
            <text:p><text:span text:style-name="T1">&lt;Hello /&gt; // [2] for call component</text:span></text:p>
            <text:p><text:span text:style-name="T1">&lt;Hello&gt;&lt;/Hello&gt; // [3] for call component</text:span></text:p>
          </table:table-cell>
          <table:table-cell table:style-name="ce2" office:value-type="string" calcext:value-type="string">
            <text:p>تنفيذ compone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class App extends React.Component{</text:span></text:p>
            <text:p><text:span text:style-name="T1">    render(){</text:span></text:p>
            <text:p><text:span text:style-name="T1">        return &lt;div className="app"&gt;</text:span></text:p>
            <text:p><text:span text:style-name="T2">  </text:span><text:span text:style-name="T3">          &lt;Header /&gt;</text:span></text:p>
            <text:p><text:span text:style-name="T4">            &lt;ListItem /&gt;</text:span></text:p>
            <text:p><text:span text:style-name="T4">            &lt;AddItem /&gt;</text:span></text:p>
            <text:p><text:span text:style-name="T1">        &lt;/div&gt;</text:span></text:p>
            <text:p><text:span text:style-name="T1">    }</text:span></text:p>
            <text:p><text:span text:style-name="T1"/></text:p>
            <text:p><text:span text:style-name="T1">}</text:span></text:p>
            <text:p><text:span text:style-name="T1"/></text:p>
            <text:p><text:span text:style-name="T5">class </text:span><text:span text:style-name="T6">Header </text:span><text:span text:style-name="T7">extends React.Component{</text:span></text:p>
            <text:p><text:span text:style-name="T1">    render(){</text:span></text:p>
            <text:p><text:span text:style-name="T1">        return &lt;header&gt;Header&lt;/header&gt;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5">class </text:span><text:span text:style-name="T6">ListItem </text:span><text:span text:style-name="T7">extends React.Component{</text:span></text:p>
            <text:p><text:span text:style-name="T1">    render(){</text:span></text:p>
            <text:p><text:span text:style-name="T1">        return &lt;div&gt;</text:span></text:p>
            <text:p><text:span text:style-name="T1">            List Item Comp</text:span></text:p>
            <text:p><text:span text:style-name="T1">            &lt;item&gt;&lt;/item&gt;</text:span></text:p>
            <text:p><text:span text:style-name="T1">            &lt;item&gt;&lt;/item&gt;</text:span></text:p>
            <text:p><text:span text:style-name="T1">        &lt;/div&gt;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5">class </text:span><text:span text:style-name="T6">Item </text:span><text:span text:style-name="T7">extends React.Component{</text:span></text:p>
            <text:p><text:span text:style-name="T1">    render(){</text:span></text:p>
            <text:p><text:span text:style-name="T1">       return &lt;div&gt;Item&lt;/div&gt;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5">class </text:span><text:span text:style-name="T6">AddItem </text:span><text:span text:style-name="T7">extends React.Component{</text:span></text:p>
            <text:p><text:span text:style-name="T1">    render(){</text:span></text:p>
            <text:p><text:span text:style-name="T1">        return(</text:span></text:p>
            <text:p><text:span text:style-name="T1">        &lt;form&gt;</text:span></text:p>
            <text:p><text:span text:style-name="T1">            &lt;input type="text"/&gt;</text:span></text:p>
            <text:p><text:span text:style-name="T1">            &lt;input type="submit"/&gt;</text:span></text:p>
            <text:p><text:span text:style-name="T1">        &lt;/form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8">ReactDOM</text:span><text:span text:style-name="T9">.render(&lt;App /&gt;,document.getElementById("app"))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Props - Stat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class App extends React.Component{</text:span></text:p>
            <text:p><text:span text:style-name="T1">    constructor(){</text:span></text:p>
            <text:p><text:span text:style-name="T1">        super();</text:span></text:p>
            <text:p><text:span text:style-name="T4">        this.state={</text:span></text:p>
            <text:p><text:span text:style-name="T1">            name:'App Comp',</text:span></text:p>
            <text:p><text:span text:style-name="T1">            title:'Some bla bla'</text:span></text:p>
            <text:p><text:span text:style-name="T1">        }</text:span></text:p>
            <text:p><text:span text:style-name="T1">    }</text:span></text:p>
            <text:p><text:span text:style-name="T1">    render(){</text:span></text:p>
            <text:p><text:span text:style-name="T1">        return(</text:span></text:p>
            <text:p><text:span text:style-name="T1">            &lt;div className="app"&gt;</text:span></text:p>
            <text:p><text:span text:style-name="T2">                &lt;Header</text:span><text:span text:style-name="T3"> item={this.state.name} /&gt;</text:span></text:p>
            <text:p><text:span text:style-name="T10">                &lt;ListItem </text:span><text:span text:style-name="T11">pro</text:span><text:span text:style-name="T12">="c" </text:span><text:span text:style-name="T11">myTitle</text:span><text:span text:style-name="T12">={this.state.title} /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class Header extends React.Component{</text:span></text:p>
            <text:p><text:span text:style-name="T1">    constructor(){</text:span></text:p>
            <text:p><text:span text:style-name="T1">        super();</text:span></text:p>
            <text:p><text:span text:style-name="T4">        this.state={</text:span></text:p>
            <text:p><text:span text:style-name="T1">            name:"Header Comp"</text:span></text:p>
            <text:p><text:span text:style-name="T1">        }</text:span></text:p>
            <text:p><text:span text:style-name="T1">    }</text:span></text:p>
            <text:p><text:span text:style-name="T1">render(){</text:span></text:p>
            <text:p><text:span text:style-name="T5">    return&lt;header&gt;</text:span><text:span text:style-name="T6">{this.props.item}</text:span><text:span text:style-name="T7">&lt;/header&gt;</text:span></text:p>
            <text:p><text:span text:style-name="T1">}</text:span></text:p>
            <text:p><text:span text:style-name="T1">}</text:span></text:p>
            <text:p><text:span text:style-name="T1"/></text:p>
            <text:p><text:span text:style-name="T1">class Footer extends React.Component{</text:span></text:p>
            <text:p><text:span text:style-name="T1">    render(){</text:span></text:p>
            <text:p><text:span text:style-name="T1">        return &lt;footer&gt;Footer&lt;/footer&gt;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class ListItem extends React.Component{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2">                List Item Comp </text:span><text:span text:style-name="T3">{this.props.myTitle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4">ReactDOM.render(&lt;App /&gt;,document.getElementById("app"))</text:span>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8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odo List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class App extends React.Component{</text:span></text:p>
            <text:p><text:span text:style-name="T1">    constructor(){</text:span></text:p>
            <text:p><text:span text:style-name="T2">     </text:span><text:span text:style-name="T3">   super();</text:span></text:p>
            <text:p><text:span text:style-name="T1">        this.state={</text:span></text:p>
            <text:p><text:span text:style-name="T1">            products:[],</text:span></text:p>
            <text:p><text:span text:style-name="T1">            item : ''</text:span></text:p>
            <text:p><text:span text:style-name="T1">        }</text:span></text:p>
            <text:p><text:span text:style-name="T1"/></text:p>
            <text:p><text:span text:style-name="T8">        this.ChangeInputVal</text:span><text:span text:style-name="T9"> = this.ChangeInputVal.bind(this);</text:span></text:p>
            <text:p><text:span text:style-name="T1"/></text:p>
            <text:p><text:span text:style-name="T8">        this.submitform</text:span><text:span text:style-name="T9">=(e)=&gt;{</text:span></text:p>
            <text:p><text:span text:style-name="T1">            e.preventDefault();</text:span></text:p>
            <text:p><text:span text:style-name="T1">            let products=[...this.state.products,{</text:span></text:p>
            <text:p><text:span text:style-name="T1">                id:Math.random(),</text:span></text:p>
            <text:p><text:span text:style-name="T1">                name:this.state.item</text:span></text:p>
            <text:p><text:span text:style-name="T1">            }];</text:span></text:p>
            <text:p><text:span text:style-name="T1">            this.setState({</text:span></text:p>
            <text:p><text:span text:style-name="T1">                products,</text:span></text:p>
            <text:p><text:span text:style-name="T1">                item: ''</text:span></text:p>
            <text:p><text:span text:style-name="T1">            })</text:span></text:p>
            <text:p><text:span text:style-name="T1">        }</text:span></text:p>
            <text:p><text:span text:style-name="T1"/></text:p>
            <text:p><text:span text:style-name="T8">        this.deleteItem</text:span><text:span text:style-name="T9">=(id)=&gt;{</text:span></text:p>
            <text:p><text:span text:style-name="T1">            console.log(id);</text:span></text:p>
            <text:p><text:span text:style-name="T1">            let products = [...this.state.products];</text:span></text:p>
            <text:p><text:span text:style-name="T1">            let newProducts = products.filter(product=&gt;product.id != id)</text:span></text:p>
            <text:p><text:span text:style-name="T1">            this.setState({</text:span></text:p>
            <text:p><text:span text:style-name="T1">                products:newProducts</text:span></text:p>
            <text:p><text:span text:style-name="T1">            })</text:span></text:p>
            <text:p><text:span text:style-name="T1">        }</text:span></text:p>
            <text:p><text:span text:style-name="T1">    }</text:span></text:p>
            <text:p><text:span text:style-name="T14"/></text:p>
            <text:p><text:span text:style-name="T15">   </text:span><text:span text:style-name="T3"> ChangeInputVal(e){</text:span></text:p>
            <text:p><text:span text:style-name="T1">        this.setState({</text:span></text:p>
            <text:p><text:span text:style-name="T1">            item:e.target.value</text:span></text:p>
            <text:p><text:span text:style-name="T1">        })</text:span></text:p>
            <text:p><text:span text:style-name="T1">    }</text:span></text:p>
            <text:p><text:span text:style-name="T1">    </text:span></text:p>
            <text:p><text:span text:style-name="T1">    render(){</text:span></text:p>
            <text:p><text:span text:style-name="T1">        console.log(this.state.products,this.state.item)</text:span></text:p>
            <text:p><text:span text:style-name="T1">        return(</text:span></text:p>
            <text:p><text:span text:style-name="T1">            &lt;div className="app"&gt;</text:span></text:p>
            <text:p><text:span text:style-name="T1">                &lt;ListItem products={this.state.products} removeItem={this.deleteItem} /&gt;</text:span></text:p>
            <text:p><text:span text:style-name="T1">                &lt;AddItem ChangeInput={this.ChangeInputVal} saveData={this.submitform} item={this.state.item} /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/></text:p>
            <text:p><text:span text:style-name="T1">}</text:span></text:p>
            <text:p><text:span text:style-name="T1"/></text:p>
            <text:p><text:span text:style-name="T1">class ListItem extends React.Component{</text:span></text:p>
            <text:p><text:span text:style-name="T1">    render(){</text:span></text:p>
            <text:p><text:span text:style-name="T1">        console.log(this.props);</text:span></text:p>
            <text:p><text:span text:style-name="T1">        return(</text:span></text:p>
            <text:p><text:span text:style-name="T1">            &lt;div&gt;</text:span></text:p>
            <text:p><text:span text:style-name="T1">                {this.props.products.length == 0 &amp;&amp; &lt;div&gt;There is no items&lt;/div&gt;}</text:span></text:p>
            <text:p><text:span text:style-name="T1">                {this.props.products.map(product=&gt;&lt;Item id={product.id} item={product.name} removeItem={this.props.removeItem} /&gt;)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class Item extends React.Component{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1">               {this.props.item} </text:span></text:p>
            <text:p><text:span text:style-name="T1">               &lt;button onClick={()=&gt;this.props.removeItem(this.props.id)}&gt;Delete&lt;/button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class AddItem extends React.Component{</text:span></text:p>
            <text:p><text:span text:style-name="T1">    render(){</text:span></text:p>
            <text:p><text:span text:style-name="T1">        return(</text:span></text:p>
            <text:p><text:span text:style-name="T1">            &lt;form onSubmit={this.props.saveData}&gt;</text:span></text:p>
            <text:p><text:span text:style-name="T1">                &lt;input type="text" onChange={this.props.ChangeInput} value={this.props.item} /&gt;</text:span></text:p>
            <text:p><text:span text:style-name="T2">            </text:span><text:span text:style-name="T3">    &lt;input type="submit" /&gt;</text:span></text:p>
            <text:p><text:span text:style-name="T1">            &lt;/form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4">ReactDOM.render(&lt;App /&gt;,document.getElementById("app"))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key in one Fu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class App extends React.Component{</text:span></text:p>
            <text:p><text:span text:style-name="T1"/></text:p>
            <text:p><text:span text:style-name="T1">    constructor(){</text:span></text:p>
            <text:p><text:span text:style-name="T1">        super();</text:span></text:p>
            <text:p><text:span text:style-name="T1">        this.state={</text:span></text:p>
            <text:p><text:span text:style-name="T1">            name:'',</text:span></text:p>
            <text:p><text:span text:style-name="T1">            option : '',</text:span></text:p>
            <text:p><text:span text:style-name="T1">            submit:false</text:span></text:p>
            <text:p><text:span text:style-name="T1">        }</text:span></text:p>
            <text:p><text:span text:style-name="T4">        this.handleChange=this.handleChange.bind(this);</text:span></text:p>
            <text:p><text:span text:style-name="T4">        this.handleSubmit=this.handleSubmit.bind(this);</text:span></text:p>
            <text:p><text:span text:style-name="T1">    }</text:span></text:p>
            <text:p><text:span text:style-name="T1"/></text:p>
            <text:p><text:span text:style-name="T4">    handleChange(e){</text:span></text:p>
            <text:p><text:span text:style-name="T1">        console.log(e.target.id);</text:span></text:p>
            <text:p><text:span text:style-name="T1">        this.setState({</text:span></text:p>
            <text:p><text:span text:style-name="T1">            [e.target.id]:e.target.value,</text:span></text:p>
            <text:p><text:span text:style-name="T1">            submit:false</text:span></text:p>
            <text:p><text:span text:style-name="T1">        })</text:span></text:p>
            <text:p><text:span text:style-name="T1">    }</text:span></text:p>
            <text:p><text:span text:style-name="T1"/></text:p>
            <text:p><text:span text:style-name="T4">    handleSubmit(e){</text:span></text:p>
            <text:p><text:span text:style-name="T1">        e.preventDefault();</text:span></text:p>
            <text:p><text:span text:style-name="T1">        this.setState({</text:span></text:p>
            <text:p><text:span text:style-name="T1">            submit:true</text:span></text:p>
            <text:p><text:span text:style-name="T1">        })</text:span></text:p>
            <text:p><text:span text:style-name="T1">    }</text:span></text:p>
            <text:p><text:span text:style-name="T1"/></text:p>
            <text:p><text:span text:style-name="T1">    </text:span></text:p>
            <text:p><text:span text:style-name="T1">    render(){</text:span></text:p>
            <text:p><text:span text:style-name="T1">        console.log(this.state)</text:span></text:p>
            <text:p><text:span text:style-name="T1">        return(</text:span></text:p>
            <text:p><text:span text:style-name="T1">            &lt;div className="app"&gt;</text:span></text:p>
            <text:p><text:span text:style-name="T1">                &lt;form onSubmit={this.handleSubmit}&gt;</text:span></text:p>
            <text:p><text:span text:style-name="T1">                    &lt;input type="text" onChange={this.handleChange} id="name" /&gt;</text:span></text:p>
            <text:p><text:span text:style-name="T1">                    &lt;select onChange={this.handleChange} id="option" &gt;</text:span></text:p>
            <text:p><text:span text:style-name="T1">                        &lt;option value="1"&gt;1&lt;/option&gt;</text:span></text:p>
            <text:p><text:span text:style-name="T1">                        &lt;option value="2"&gt;2&lt;/option&gt;</text:span></text:p>
            <text:p><text:span text:style-name="T1">                        &lt;option value="3"&gt;3&lt;/option&gt;</text:span></text:p>
            <text:p><text:span text:style-name="T1">                    &lt;/select&gt;</text:span></text:p>
            <text:p><text:span text:style-name="T1">                    &lt;input type="submit" /&gt;</text:span></text:p>
            <text:p><text:span text:style-name="T2">                  </text:span><text:span text:style-name="T3">  {this.state.submit &amp;&amp; &lt;div&gt;</text:span></text:p>
            <text:p><text:span text:style-name="T4">                        </text:span></text:p>
            <text:p><text:span text:style-name="T4">                        {this.state.name}</text:span></text:p>
            <text:p><text:span text:style-name="T4">                        {this.state.option}  </text:span></text:p>
            <text:p><text:span text:style-name="T4">                        &lt;/div&gt;}</text:span></text:p>
            <text:p><text:span text:style-name="T1">                    </text:span></text:p>
            <text:p><text:span text:style-name="T1">                &lt;/form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/></text:p>
            <text:p><text:span text:style-name="T1">}</text:span></text:p>
            <text:p><text:span text:style-name="T1"/></text:p>
            <text:p><text:span text:style-name="T1">ReactDOM.render(&lt;App /&gt;,document.getElementById("app"))</text:span></text:p>
          </table:table-cell>
          <table:table-cell table:number-columns-repeated="1023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npm </text:span><text:span text:style-name="T6">cash </text:span><text:span text:style-name="T7">clear --force</text:span></text:p>
          </table:table-cell>
          <table:table-cell table:style-name="ce2" office:value-type="string" calcext:value-type="string">
            <text:p>لحذف cash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npx </text:span><text:span text:style-name="T6">create-react-app</text:span><text:span text:style-name="T7"> my-app</text:span></text:p>
            <text:p><text:span text:style-name="T1">cd my-app</text:span></text:p>
            <text:p><text:span text:style-name="T1">npm start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c - rcc</text:p>
          </table:table-cell>
          <table:table-cell table:style-name="ce2" office:value-type="string" calcext:value-type="string">
            <text:p>لأنشاء fun - لأنشاء class - أختصارات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2">//</text:span><text:span text:style-name="T3">import MyImg from './assets/1.png';</text:span></text:p>
            <text:p><text:span text:style-name="T8">const </text:span><text:span text:style-name="T9">MyImg='/img/1.png'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>  state={</text:span></text:p>
            <text:p><text:span text:style-name="T1">    products:[</text:span></text:p>
            <text:p><text:span text:style-name="T1">      {id:1,title:'item 1'},</text:span></text:p>
            <text:p><text:span text:style-name="T1">      {id:2,title:'item 2'},</text:span></text:p>
            <text:p><text:span text:style-name="T1">      {id:3,title:'item 3'},</text:span></text:p>
            <text:p><text:span text:style-name="T1">      {id:4,title:'item 4'},</text:span></text:p>
            <text:p><text:span text:style-name="T1">    ]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5">        &lt;img src={</text:span><text:span text:style-name="T6">MyImg</text:span><text:span text:style-name="T7">} width="100" height="100"/&gt;</text:span></text:p>
            <text:p><text:span text:style-name="T2">       </text:span><text:span text:style-name="T3"> {this.state.products.map((prod,i)=&gt; &lt;div key={i}&gt;{prod.title}{console.log(i)}&lt;/div&gt; )}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  <text:p><text:span text:style-name="T1"/></text:p>
            <text:p><text:span text:style-name="T1"/></text:p>
          </table:table-cell>
          <table:table-cell table:style-name="ce12" office:value-type="string" calcext:value-type="string">
            <text:p><text:s text:c="2"/>App.js فى Class component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4">import List from './components/List'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>  state={</text:span></text:p>
            <text:p><text:span text:style-name="T1">    products:[</text:span></text:p>
            <text:p><text:span text:style-name="T1">      {id:1,title:'item 1'},</text:span></text:p>
            <text:p><text:span text:style-name="T1">      {id:2,title:'item 2'},</text:span></text:p>
            <text:p><text:span text:style-name="T1">      {id:3,title:'item 3'},</text:span></text:p>
            <text:p><text:span text:style-name="T1">      {id:4,title:'item 4'},</text:span></text:p>
            <text:p><text:span text:style-name="T1">    ]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5">        &lt;List </text:span><text:span text:style-name="T6">products={this.state.products}</text:span><text:span text:style-name="T7">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  <text:p><text:span text:style-name="T1"/></text:p>
            <text:p><text:span text:style-name="T1"/></text:p>
          </table:table-cell>
          <table:table-cell table:style-name="ce12" office:value-type="string" calcext:value-type="string">
            <text:p>صفحة App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List extends Component{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5">                {</text:span><text:span text:style-name="T6">this.props.products.map</text:span><text:span text:style-name="T7">((prod,i)=&gt; &lt;div key={prod.id}&gt;{prod.title}{console.log(i)}&lt;/div&gt; )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List;</text:span></text:p>
          </table:table-cell>
          <table:table-cell table:style-name="ce2" office:value-type="string" calcext:value-type="string">
            <text:p>صفحة List.js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oc - context - Render props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/*</text:span></text:p>
            <text:p><text:span text:style-name="T8">mounting</text:span><text:span text:style-name="T9">[constructor-getDerivedStateFromProps-render-componentDidMount]</text:span></text:p>
            <text:p><text:span text:style-name="T8">updateing</text:span><text:span text:style-name="T9">[getDerivedStateFromProps-shouldComponentUpdate-render-getSnapshotBeforeUpdate-componentDidUpdate]</text:span></text:p>
            <text:p><text:span text:style-name="T8">Unmounting</text:span><text:span text:style-name="T9">[ComponentWillUnmount]</text:span></text:p>
            <text:p><text:span text:style-name="T1">*/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class Home extends Component{</text:span></text:p>
            <text:p><text:span text:style-name="T2">   </text:span><text:span text:style-name="T3"> constructor(props){</text:span></text:p>
            <text:p><text:span text:style-name="T1">        super(props);</text:span></text:p>
            <text:p><text:span text:style-name="T1">        console.log("constructor");</text:span></text:p>
            <text:p><text:span text:style-name="T1">        this.state={</text:span></text:p>
            <text:p><text:span text:style-name="T1"/></text:p>
            <text:p><text:span text:style-name="T1">        }</text:span></text:p>
            <text:p><text:span text:style-name="T1">    }</text:span></text:p>
            <text:p><text:span text:style-name="T4">    static getDerivedStateFromProps(props,state){</text:span></text:p>
            <text:p><text:span text:style-name="T1">        console.log("getDerivedStateFromProps");</text:span></text:p>
            <text:p><text:span text:style-name="T1">        return null;</text:span></text:p>
            <text:p><text:span text:style-name="T1">      }</text:span></text:p>
            <text:p><text:span text:style-name="T2"> </text:span><text:span text:style-name="T3">     componentDidMount(){</text:span></text:p>
            <text:p><text:span text:style-name="T1">        console.log("componentDidMount");</text:span></text:p>
            <text:p><text:span text:style-name="T1">      }</text:span></text:p>
            <text:p><text:span text:style-name="T4">    render(){</text:span></text:p>
            <text:p><text:span text:style-name="T1">        console.log("render");</text:span></text:p>
            <text:p><text:span text:style-name="T1">        return(</text:span></text:p>
            <text:p><text:span text:style-name="T1">            &lt;div&gt;</text:span></text:p>
            <text:p><text:span text:style-name="T1">                Home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Home</text:span></text:p>
          </table:table-cell>
          <table:table-cell table:style-name="ce2" office:value-type="string" calcext:value-type="string">
            <text:p>صفحة Home.js فى ملف componen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class Home extends Component{</text:span></text:p>
            <text:p><text:span text:style-name="T1"/></text:p>
            <text:p><text:span text:style-name="T2"> </text:span><text:span text:style-name="T3">   constructor(props){</text:span></text:p>
            <text:p><text:span text:style-name="T1">        super(props);</text:span></text:p>
            <text:p><text:span text:style-name="T1">        console.log("constructor");</text:span></text:p>
            <text:p><text:span text:style-name="T1">        this.state={</text:span></text:p>
            <text:p><text:span text:style-name="T1">            name:"Home",</text:span></text:p>
            <text:p><text:span text:style-name="T1">        }</text:span></text:p>
            <text:p><text:span text:style-name="T1">    }</text:span></text:p>
            <text:p><text:span text:style-name="T4"/></text:p>
            <text:p><text:span text:style-name="T14">    updateData=()=&gt;{</text:span></text:p>
            <text:p><text:span text:style-name="T1">        this.setState({</text:span></text:p>
            <text:p><text:span text:style-name="T1">            name:'New Home'</text:span></text:p>
            <text:p><text:span text:style-name="T1">        })</text:span></text:p>
            <text:p><text:span text:style-name="T1">    }</text:span></text:p>
            <text:p><text:span text:style-name="T1"/></text:p>
            <text:p><text:span text:style-name="T2">  </text:span><text:span text:style-name="T3">  static getDerivedStateFromProps(props,state){</text:span></text:p>
            <text:p><text:span text:style-name="T1">        console.log("getDerivedStateFromProps");</text:span></text:p>
            <text:p><text:span text:style-name="T1">        return null;</text:span></text:p>
            <text:p><text:span text:style-name="T1">    }</text:span></text:p>
            <text:p><text:span text:style-name="T1"/></text:p>
            <text:p><text:span text:style-name="T2">  </text:span><text:span text:style-name="T3">  shouldComponentUpdate(nextprops,nextstate){</text:span></text:p>
            <text:p><text:span text:style-name="T1">        console.log("shouldComponentUpdate");</text:span></text:p>
            <text:p><text:span text:style-name="T1">        return true;</text:span></text:p>
            <text:p><text:span text:style-name="T1">    }</text:span></text:p>
            <text:p><text:span text:style-name="T1"/></text:p>
            <text:p><text:span text:style-name="T2">  </text:span><text:span text:style-name="T3">  getSnapshotBeforeUpdate(prevprops,prevstate){</text:span></text:p>
            <text:p><text:span text:style-name="T1">        console.log("getSnapshotBeforeUpdate"); </text:span></text:p>
            <text:p><text:span text:style-name="T1">    }</text:span></text:p>
            <text:p><text:span text:style-name="T1"/></text:p>
            <text:p><text:span text:style-name="T2">   </text:span><text:span text:style-name="T3"> componentDidUpdate(prevprops,prevstate){</text:span></text:p>
            <text:p><text:span text:style-name="T1">        console.log("componentDidUpdate");</text:span></text:p>
            <text:p><text:span text:style-name="T1">    }</text:span></text:p>
            <text:p><text:span text:style-name="T1"/></text:p>
            <text:p><text:span text:style-name="T4"/></text:p>
            <text:p><text:span text:style-name="T4">    render(){</text:span></text:p>
            <text:p><text:span text:style-name="T1">        console.log("render");</text:span></text:p>
            <text:p><text:span text:style-name="T1">        return(</text:span></text:p>
            <text:p><text:span text:style-name="T1">            &lt;div&gt;</text:span></text:p>
            <text:p><text:span text:style-name="T1">                Home</text:span></text:p>
            <text:p><text:span text:style-name="T1">                &lt;button onClick={this.updateData}&gt;Update&lt;/button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Home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import React,{Component} from 'react';</text:p>
            <text:p>import Home from './components/Home';</text:p>
            <text:p/>
            <text:p>class App extends Component{</text:p>
            <text:p/>
            <text:p>  state={</text:p>
            <text:p>    name:'App Comp'</text:p>
            <text:p>  }</text:p>
            <text:p/>
            <text:p>  updateName=()=&gt;{</text:p>
            <text:p>    this.setState({</text:p>
            <text:p>      name:'App Comp'</text:p>
            <text:p>    })</text:p>
            <text:p>  }</text:p>
            <text:p/>
            <text:p>  render(){</text:p>
            <text:p>    return(</text:p>
            <text:p>      &lt;div className="app"&gt;</text:p>
            <text:p>       App Comp</text:p>
            <text:p>       &lt;button onClick={this.updateName}&gt;Update&lt;/button&gt;</text:p>
            <text:p>       &lt;Home name={this.state.name} /&gt;</text:p>
            <text:p>      &lt;/div&gt;</text:p>
            <text:p>      </text:p>
            <text:p>    )</text:p>
            <text:p>  }</text:p>
            <text:p/>
            <text:p>}</text:p>
            <text:p/>
            <text:p>export default App;</text:p>
          </table:table-cell>
          <table:table-cell table:style-name="ce2" office:value-type="string" calcext:value-type="string">
            <text:p>نتكلم عن PureComponent - Compone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4">import React,{Component, PureComponent} from 'react';</text:span></text:p>
            <text:p><text:span text:style-name="T1">class Home extends PureComponent{</text:span></text:p>
            <text:p><text:span text:style-name="T1"/></text:p>
            <text:p><text:span text:style-name="T1">render(){</text:span></text:p>
            <text:p><text:span text:style-name="T1">        console.log("Home")</text:span></text:p>
            <text:p><text:span text:style-name="T1">        return(</text:span></text:p>
            <text:p><text:span text:style-name="T1">            &lt;div&gt;</text:span></text:p>
            <text:p><text:span text:style-name="T1">                  {this.props.name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Home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>import CompB from './components/CompB'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2">    </text:span><text:span text:style-name="T3">    &lt;CompA /&gt;</text:span></text:p>
            <text:p><text:span text:style-name="T4">        &lt;CompB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ستخدام WithComp مع 2 COMP لأختصار الكود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WithComp from "./WithComp";</text:span></text:p>
            <text:p><text:span text:style-name="T1"/></text:p>
            <text:p><text:span text:style-name="T1">class CompA extends Component{</text:span></text:p>
            <text:p><text:span text:style-name="T1"/></text:p>
            <text:p><text:span text:style-name="T1">    render(){</text:span></text:p>
            <text:p><text:span text:style-name="T1">        console.log(this.props);</text:span></text:p>
            <text:p><text:span text:style-name="T1">        return(</text:span></text:p>
            <text:p><text:span text:style-name="T1">            &lt;div&gt;</text:span></text:p>
            <text:p><text:span text:style-name="T2">           </text:span><text:span text:style-name="T3">     {this.props.name}</text:span></text:p>
            <text:p><text:span text:style-name="T4">                &lt;button onClick={this.props.updateNameState}&gt;Update Name&lt;/button&gt;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WithComp (CompA)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WithComp from "./WithComp";</text:span></text:p>
            <text:p><text:span text:style-name="T1"/></text:p>
            <text:p><text:span text:style-name="T1">class CompB extends Component{</text:span></text:p>
            <text:p><text:span text:style-name="T1"/></text:p>
            <text:p><text:span text:style-name="T1">    render(){</text:span></text:p>
            <text:p><text:span text:style-name="T1">        console.log(this.props);</text:span></text:p>
            <text:p><text:span text:style-name="T1">        return(</text:span></text:p>
            <text:p><text:span text:style-name="T1">            &lt;div&gt;</text:span></text:p>
            <text:p><text:span text:style-name="T2">             </text:span><text:span text:style-name="T3">   {this.props.name}</text:span></text:p>
            <text:p><text:span text:style-name="T4">                &lt;button onClick={this.props.updateNameState}&gt;Update Name&lt;/button&gt;</text:span></text:p>
            <text:p><text:span text:style-name="T1">            &lt;/div&gt;</text:span></text:p>
            <text:p><text:span text:style-name="T1">        )</text:span></text:p>
            <text:p><text:span text:style-name="T1">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WithComp (CompB)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/></text:p>
            <text:p><text:span text:style-name="T1">const WithComp = (OrgComp) =&gt; {</text:span></text:p>
            <text:p><text:span text:style-name="T1"/></text:p>
            <text:p><text:span text:style-name="T1">    return class NewComp extends Component{</text:span></text:p>
            <text:p><text:span text:style-name="T1">        state={</text:span></text:p>
            <text:p><text:span text:style-name="T1">            name:"Comp"</text:span></text:p>
            <text:p><text:span text:style-name="T1">        }</text:span></text:p>
            <text:p><text:span text:style-name="T1">        updateNameState=()=&gt;{</text:span></text:p>
            <text:p><text:span text:style-name="T1">            this.setState({</text:span></text:p>
            <text:p><text:span text:style-name="T1">                name:'Comp 2'</text:span></text:p>
            <text:p><text:span text:style-name="T1">            })</text:span></text:p>
            <text:p><text:span text:style-name="T1">        }</text:span></text:p>
            <text:p><text:span text:style-name="T1">        render(){</text:span></text:p>
            <text:p><text:span text:style-name="T5">            return &lt;OrgComp </text:span><text:span text:style-name="T6">name={this.state.name} updateNameState={this.updateNameState}</text:span><text:span text:style-name="T7"> /&gt;</text:span></text:p>
            <text:p><text:span text:style-name="T1">        }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WithComp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WithComp from "./WithComp";</text:span></text:p>
            <text:p><text:span text:style-name="T1"/></text:p>
            <text:p><text:span text:style-name="T1">class CompA extends Component{</text:span></text:p>
            <text:p><text:span text:style-name="T1"/></text:p>
            <text:p><text:span text:style-name="T1">    render(){</text:span></text:p>
            <text:p><text:span text:style-name="T1"/></text:p>
            <text:p><text:span text:style-name="T2">        // </text:span><text:span text:style-name="T3">const{name,updateNameState} = this.props</text:span></text:p>
            <text:p><text:span text:style-name="T2">        </text:span><text:span text:style-name="T3">const name = this.props.name;</text:span></text:p>
            <text:p><text:span text:style-name="T4">        const updateNameState = this.props.updateNameState; </text:span></text:p>
            <text:p><text:span text:style-name="T1"/></text:p>
            <text:p><text:span text:style-name="T1">        console.log(this.props);</text:span></text:p>
            <text:p><text:span text:style-name="T1"/></text:p>
            <text:p><text:span text:style-name="T1">        return(</text:span></text:p>
            <text:p><text:span text:style-name="T1">            &lt;div&gt;</text:span></text:p>
            <text:p><text:span text:style-name="T1">                {name}</text:span></text:p>
            <text:p><text:span text:style-name="T1">                &lt;button onClick={updateNameState}&gt;Update Name&lt;/button&gt;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WithComp (CompA)</text:span></text:p>
          </table:table-cell>
          <table:table-cell table:style-name="ce2" office:value-type="string" calcext:value-type="string">
            <text:p>هنا نلاحظ أختصار props فى المثال الساب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>import CompB from './components/CompB'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2">        &lt;CompA </text:span><text:span text:style-name="T3">test="Test Comp A" /&gt;</text:span></text:p>
            <text:p><text:span text:style-name="T1">        &lt;CompB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ستخدام WithComp مع 2 COMP لأختصار الكود مع تمرير بيانات جديدة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/></text:p>
            <text:p><text:span text:style-name="T1">const WithComp = (OrgComp) =&gt; {</text:span></text:p>
            <text:p><text:span text:style-name="T1"/></text:p>
            <text:p><text:span text:style-name="T1">    return class NewComp extends Component{</text:span></text:p>
            <text:p><text:span text:style-name="T1">        state={</text:span></text:p>
            <text:p><text:span text:style-name="T1">            name:"Comp"</text:span></text:p>
            <text:p><text:span text:style-name="T1">        }</text:span></text:p>
            <text:p><text:span text:style-name="T1">        updateNameState=()=&gt;{</text:span></text:p>
            <text:p><text:span text:style-name="T1">            this.setState({</text:span></text:p>
            <text:p><text:span text:style-name="T1">                name:'Comp 2'</text:span></text:p>
            <text:p><text:span text:style-name="T1">            })</text:span></text:p>
            <text:p><text:span text:style-name="T1">        }</text:span></text:p>
            <text:p><text:span text:style-name="T1">        render(){</text:span></text:p>
            <text:p><text:span text:style-name="T2">            </text:span><text:span text:style-name="T3">console.log(this.props);</text:span></text:p>
            <text:p><text:span text:style-name="T5">            return &lt;OrgComp name={this.state.name} updateNameState={this.updateNameState} </text:span><text:span text:style-name="T6">{...this.props}</text:span><text:span text:style-name="T7">/&gt;</text:span></text:p>
            <text:p><text:span text:style-name="T1">        }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WithComp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WithComp from "./WithComp";</text:span></text:p>
            <text:p><text:span text:style-name="T1"/></text:p>
            <text:p><text:span text:style-name="T1">class CompA extends Component{</text:span></text:p>
            <text:p><text:span text:style-name="T1"/></text:p>
            <text:p><text:span text:style-name="T1">    render(){</text:span></text:p>
            <text:p><text:span text:style-name="T1">        const name = this.props.name;</text:span></text:p>
            <text:p><text:span text:style-name="T1">        const updateNameState = this.props.updateNameState; </text:span></text:p>
            <text:p><text:span text:style-name="T1"/></text:p>
            <text:p><text:span text:style-name="T1">        return(</text:span></text:p>
            <text:p><text:span text:style-name="T1">            &lt;div&gt;</text:span></text:p>
            <text:p><text:span text:style-name="T2">                </text:span><text:span text:style-name="T3">{this.props.test}</text:span></text:p>
            <text:p><text:span text:style-name="T1">                {name}</text:span></text:p>
            <text:p><text:span text:style-name="T1">                &lt;button onClick={updateNameState}&gt;Update Name&lt;/button&gt;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WithComp (CompA)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import React,{ Component } from "react";</text:p>
            <text:p>import WithComp from "./WithComp";</text:p>
            <text:p/>
            <text:p>class CompB extends Component{</text:p>
            <text:p/>
            <text:p>    render(){</text:p>
            <text:p>        const name = this.props.name;</text:p>
            <text:p>        const updateNameState = this.props.updateNameState; </text:p>
            <text:p/>
            <text:p>        return(</text:p>
            <text:p>            &lt;div&gt;</text:p>
            <text:p>                {name}</text:p>
            <text:p>                &lt;button onClick={updateNameState}&gt;Update Name&lt;/button&gt;</text:p>
            <text:p>            &lt;/div&gt;</text:p>
            <text:p>        )</text:p>
            <text:p>       </text:p>
            <text:p>    }</text:p>
            <text:p>}</text:p>
            <text:p/>
            <text:p>export default WithComp (CompB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 from './components/Comp';</text:span></text:p>
            <text:p><text:span text:style-name="T1">import CompA from './components/CompA';</text:span></text:p>
            <text:p><text:span text:style-name="T1">import CompB from './components/CompB';</text:span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1"/></text:p>
            <text:p><text:span text:style-name="T4">      &lt;Comp render={(arg1,arg2)=&gt;&lt;CompA name={arg1} updateNameState={arg2} /&gt;} /&gt;</text:span></text:p>
            <text:p><text:span text:style-name="T4">      &lt;Comp render={(arg1,arg2)=&gt;&lt;CompB name={arg1} updateNameState={arg2} /&gt;} /&gt;</text:span></text:p>
            <text:p><text:span text:style-name="T1"/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ستخدام Comp مع 2 COMP لأختصار الكود يطلق عليها render prop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/></text:p>
            <text:p><text:span text:style-name="T1">class Comp extends Component{</text:span></text:p>
            <text:p><text:span text:style-name="T1"/></text:p>
            <text:p><text:span text:style-name="T5">    </text:span><text:span text:style-name="T6">state</text:span><text:span text:style-name="T7">={</text:span></text:p>
            <text:p><text:span text:style-name="T1">        name:'comp'</text:span></text:p>
            <text:p><text:span text:style-name="T1">    }</text:span></text:p>
            <text:p><text:span text:style-name="T1"/></text:p>
            <text:p><text:span text:style-name="T5">    </text:span><text:span text:style-name="T6">updateNameState</text:span><text:span text:style-name="T7">=()=&gt;{</text:span></text:p>
            <text:p><text:span text:style-name="T1">        this.setState({</text:span></text:p>
            <text:p><text:span text:style-name="T1">            name:'Comp2'</text:span></text:p>
            <text:p><text:span text:style-name="T1">        })</text:span></text:p>
            <text:p><text:span text:style-name="T1">    }</text:span></text:p>
            <text:p><text:span text:style-name="T1"/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2">                </text:span><text:span text:style-name="T3">{this.props.render(this.state.name,this.updateNameState)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/></text:p>
            <text:p><text:span text:style-name="T1">class CompA extends Component{</text:span></text:p>
            <text:p><text:span text:style-name="T1"/></text:p>
            <text:p><text:span text:style-name="T1">    render(){</text:span></text:p>
            <text:p><text:span text:style-name="T1">        const name = this.props.name;</text:span></text:p>
            <text:p><text:span text:style-name="T1">        const updateNameState = this.props.updateNameState; </text:span></text:p>
            <text:p><text:span text:style-name="T1"/></text:p>
            <text:p><text:span text:style-name="T1">        return(</text:span></text:p>
            <text:p><text:span text:style-name="T1">            &lt;div&gt;</text:span></text:p>
            <text:p><text:span text:style-name="T1"/></text:p>
            <text:p><text:span text:style-name="T5">                {</text:span><text:span text:style-name="T6">name</text:span><text:span text:style-name="T7">}</text:span></text:p>
            <text:p><text:span text:style-name="T1"/></text:p>
            <text:p><text:span text:style-name="T5">                &lt;button onClick={</text:span><text:span text:style-name="T6">updateNameState</text:span><text:span text:style-name="T7">}&gt;Update Name&lt;/button&gt;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mpA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/></text:p>
            <text:p><text:span text:style-name="T1">class CompB extends Component{</text:span></text:p>
            <text:p><text:span text:style-name="T1"/></text:p>
            <text:p><text:span text:style-name="T1">    render(){</text:span></text:p>
            <text:p><text:span text:style-name="T1">        const name = this.props.name;</text:span></text:p>
            <text:p><text:span text:style-name="T1">        const updateNameState = this.props.updateNameState; </text:span></text:p>
            <text:p><text:span text:style-name="T1"/></text:p>
            <text:p><text:span text:style-name="T1">        return(</text:span></text:p>
            <text:p><text:span text:style-name="T1">            &lt;div&gt;</text:span></text:p>
            <text:p><text:span text:style-name="T5">                {</text:span><text:span text:style-name="T6">name</text:span><text:span text:style-name="T7">}</text:span></text:p>
            <text:p><text:span text:style-name="T5">                &lt;button onClick={</text:span><text:span text:style-name="T6">updateNameState</text:span><text:span text:style-name="T7">}&gt;Update Name&lt;/button&gt;</text:span></text:p>
            <text:p><text:span text:style-name="T1">            &lt;/div&gt;</text:span></text:p>
            <text:p><text:span text:style-name="T1">        )</text:span></text:p>
            <text:p><text:span text:style-name="T1">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mpB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Home from './components/Home';</text:span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/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2">        </text:span><text:span text:style-name="T3"> &lt;Home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ستخدام createRef فى انشاء foc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,createRef} from 'react';</text:span></text:p>
            <text:p><text:span text:style-name="T1">class Home extends Component{</text:span></text:p>
            <text:p><text:span text:style-name="T1">constructor(props){</text:span></text:p>
            <text:p><text:span text:style-name="T1">    super(props);</text:span></text:p>
            <text:p><text:span text:style-name="T1">    this.inputRef=createRef();</text:span></text:p>
            <text:p><text:span text:style-name="T1">}</text:span></text:p>
            <text:p><text:span text:style-name="T1">componentDidMount(){</text:span></text:p>
            <text:p><text:span text:style-name="T2">   </text:span><text:span text:style-name="T3"> this.inputRef.current.focus();</text:span></text:p>
            <text:p><text:span text:style-name="T1">}</text:span></text:p>
            <text:p><text:span text:style-name="T1">render(){</text:span></text:p>
            <text:p><text:span text:style-name="T1">        return(</text:span></text:p>
            <text:p><text:span text:style-name="T1">            &lt;input type="text" ref={this.inputRef}/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Home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class Home extends Component{</text:span></text:p>
            <text:p><text:span text:style-name="T1">constructor(props){</text:span></text:p>
            <text:p><text:span text:style-name="T1">    super(props);</text:span></text:p>
            <text:p><text:span text:style-name="T1"/></text:p>
            <text:p><text:span text:style-name="T5">    this.</text:span><text:span text:style-name="T6">callbackRef</text:span><text:span text:style-name="T7">=null;</text:span></text:p>
            <text:p><text:span text:style-name="T5">    this.</text:span><text:span text:style-name="T6">callbackRefFun </text:span><text:span text:style-name="T7">= (ele) =&gt; {</text:span></text:p>
            <text:p><text:span text:style-name="T1">      this.callbackRef = ele;</text:span></text:p>
            <text:p><text:span text:style-name="T1">    }</text:span></text:p>
            <text:p><text:span text:style-name="T1">}</text:span></text:p>
            <text:p><text:span text:style-name="T1">componentDidMount(){</text:span></text:p>
            <text:p><text:span text:style-name="T1">    if(this.callbackRef){</text:span></text:p>
            <text:p><text:span text:style-name="T5">        this.callbackRef.</text:span><text:span text:style-name="T6">focus</text:span><text:span text:style-name="T7">();</text:span></text:p>
            <text:p><text:span text:style-name="T1">    }</text:span></text:p>
            <text:p><text:span text:style-name="T1">    </text:span></text:p>
            <text:p><text:span text:style-name="T1">}</text:span></text:p>
            <text:p><text:span text:style-name="T1">render(){</text:span></text:p>
            <text:p><text:span text:style-name="T1">        return(</text:span></text:p>
            <text:p><text:span text:style-name="T5">            &lt;input type="text"</text:span><text:span text:style-name="T6"> ref={this.callbackRefFun}</text:span><text:span text:style-name="T7"> /&gt;</text:span></text:p>
            <text:p><text:span text:style-name="T1">        )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Home</text:span></text:p>
          </table:table-cell>
          <table:table-cell table:style-name="ce2" office:value-type="string" calcext:value-type="string">
            <text:p>طريقة أخرى باستخدام callbackRef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1">  state={</text:span></text:p>
            <text:p><text:span text:style-name="T5">    </text:span><text:span text:style-name="T6">name</text:span><text:span text:style-name="T7">:'App Comp'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div className="app"&gt;</text:span></text:p>
            <text:p><text:span text:style-name="T5">         &lt;CompA</text:span><text:span text:style-name="T6"> name = {this.state.name} /</text:span><text:span text:style-name="T7">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تمرير البيانات ألى Comp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CompB from "./CompB";</text:span></text:p>
            <text:p><text:span text:style-name="T1"/></text:p>
            <text:p><text:span text:style-name="T1">class CompA extends Component{</text:span></text:p>
            <text:p><text:span text:style-name="T1"/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1">                Comp A</text:span></text:p>
            <text:p><text:span text:style-name="T2">             </text:span><text:span text:style-name="T3">   &lt;CompB name={this.props.name} /&gt;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mpA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CompC from "./CompC";</text:span></text:p>
            <text:p><text:span text:style-name="T1"/></text:p>
            <text:p><text:span text:style-name="T1">class CompB extends Component{</text:span></text:p>
            <text:p><text:span text:style-name="T1"/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1">                Comp B</text:span></text:p>
            <text:p><text:span text:style-name="T2">               </text:span><text:span text:style-name="T3"> &lt;CompC name={this.props.name} /&gt;</text:span></text:p>
            <text:p><text:span text:style-name="T1">            &lt;/div&gt;</text:span></text:p>
            <text:p><text:span text:style-name="T1">        )</text:span></text:p>
            <text:p><text:span text:style-name="T1">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mpB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/></text:p>
            <text:p><text:span text:style-name="T1"/></text:p>
            <text:p><text:span text:style-name="T1">class CompC extends Component{</text:span></text:p>
            <text:p><text:span text:style-name="T1"/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2">                </text:span><text:span text:style-name="T3">Comp C {this.props.name}</text:span></text:p>
            <text:p><text:span text:style-name="T1">            &lt;/div&gt;</text:span></text:p>
            <text:p><text:span text:style-name="T1">        )</text:span></text:p>
            <text:p><text:span text:style-name="T1">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mpC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/></text:p>
            <text:p><text:span text:style-name="T5">const Cnxt = React.</text:span><text:span text:style-name="T6">createContext</text:span><text:span text:style-name="T7">();</text:span></text:p>
            <text:p><text:span text:style-name="T1">const CnxtProvider = Cnxt.Provider;</text:span></text:p>
            <text:p><text:span text:style-name="T1">const CnxtConsumer = Cnxt.Consumer;</text:span></text:p>
            <text:p><text:span text:style-name="T4">export {CnxtProvider,CnxtConsumer}</text:span></text:p>
          </table:table-cell>
          <table:table-cell table:style-name="ce2" office:value-type="string" calcext:value-type="string">
            <text:p>استخدام createContext بدل المثال السابق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>import {CnxtProvider} from './components/ContextComp';</text:span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1">  state={</text:span></text:p>
            <text:p><text:span text:style-name="T1">    name:'App Comp'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2">  </text:span><text:span text:style-name="T3">    &lt;CnxtProvider value={this.state.name}&gt;</text:span></text:p>
            <text:p><text:span text:style-name="T1">      &lt;div className="app"&gt;</text:span></text:p>
            <text:p><text:span text:style-name="T1">         &lt;CompA /&gt;</text:span></text:p>
            <text:p><text:span text:style-name="T1">      &lt;/div&gt;</text:span></text:p>
            <text:p><text:span text:style-name="T4">      &lt;/CnxtProvider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4">import {CnxtConsumer} from './ContextComp';</text:span></text:p>
            <text:p><text:span text:style-name="T1"/></text:p>
            <text:p><text:span text:style-name="T1"/></text:p>
            <text:p><text:span text:style-name="T1">class CompC extends Component{</text:span></text:p>
            <text:p><text:span text:style-name="T1"/></text:p>
            <text:p><text:span text:style-name="T1">    render(){</text:span></text:p>
            <text:p><text:span text:style-name="T1">        return(</text:span></text:p>
            <text:p><text:span text:style-name="T1">           </text:span></text:p>
            <text:p><text:span text:style-name="T1">            &lt;CnxtConsumer&gt;</text:span></text:p>
            <text:p><text:span text:style-name="T2">           </text:span><text:span text:style-name="T3"> {(name)=&gt;{</text:span></text:p>
            <text:p><text:span text:style-name="T4">                return&lt;div&gt;Pola {name}&lt;/div&gt;</text:span></text:p>
            <text:p><text:span text:style-name="T4">            }}</text:span></text:p>
            <text:p><text:span text:style-name="T1">            &lt;/CnxtConsumer&gt;</text:span></text:p>
            <text:p><text:span text:style-name="T1">        )</text:span></text:p>
            <text:p><text:span text:style-name="T1">       </text:span></text:p>
            <text:p><text:span text:style-name="T1">    }</text:span></text:p>
            <text:p><text:span text:style-name="T1">}</text:span></text:p>
            <text:p><text:span text:style-name="T1"/></text:p>
            <text:p><text:span text:style-name="T1">export default CompC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">npm i </text:span><text:span text:style-name="T3">react-router-dom</text:span></text:p>
          </table:table-cell>
          <table:table-cell table:style-name="ce2" office:value-type="string" calcext:value-type="string">
            <text:p>أستخدام Navb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">npm i </text:span><text:span text:style-name="T3">query-string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>import CompB from './components/CompB';</text:span></text:p>
            <text:p><text:span text:style-name="T1">import PostList from './components/PostList';</text:span></text:p>
            <text:p><text:span text:style-name="T1">import Post from './components/Post';</text:span></text:p>
            <text:p><text:span text:style-name="T1">import Home from './components/Home';</text:span></text:p>
            <text:p><text:span text:style-name="T1">import Navbar from './components/Navbar';</text:span></text:p>
            <text:p><text:span text:style-name="T1"/></text:p>
            <text:p><text:span text:style-name="T1">import { BrowserRouter, Route, Routes} from "react-router-dom";</text:span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1">  state={</text:span></text:p>
            <text:p><text:span text:style-name="T1">    name:'App Comp'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5">      &lt;</text:span><text:span text:style-name="T6">BrowserRouter</text:span><text:span text:style-name="T7">&gt;</text:span></text:p>
            <text:p><text:span text:style-name="T5">        &lt;</text:span><text:span text:style-name="T6">Navbar </text:span><text:span text:style-name="T7">/&gt;</text:span></text:p>
            <text:p><text:span text:style-name="T5">          &lt;</text:span><text:span text:style-name="T6">Routes</text:span><text:span text:style-name="T7">&gt;</text:span></text:p>
            <text:p><text:span text:style-name="T1">            &lt;Route path="/" element={&lt;Home /&gt;} /&gt;</text:span></text:p>
            <text:p><text:span text:style-name="T1">            &lt;Route path="/compa" element={&lt;CompA /&gt;} /&gt;</text:span></text:p>
            <text:p><text:span text:style-name="T1">            &lt;Route path="/compb" element={&lt;CompB /&gt;} /&gt;</text:span></text:p>
            <text:p><text:span text:style-name="T1">            &lt;Route path="/listposts/" element={&lt;PostList /&gt;} /&gt;</text:span></text:p>
            <text:p><text:span text:style-name="T1">            &lt;Route path="/listposts/:id" element={&lt;Post /&gt;} /&gt;</text:span></text:p>
            <text:p><text:span text:style-name="T5">          &lt;/</text:span><text:span text:style-name="T6">Routes</text:span><text:span text:style-name="T7">&gt;</text:span></text:p>
            <text:p><text:span text:style-name="T5">      &lt;/</text:span><text:span text:style-name="T6">BrowserRouter</text:span><text:span text:style-name="T7">&gt;</text:span></text:p>
            <text:p><text:span text:style-name="T1">     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  <text:p><text:span text:style-name="T1"/></text:p>
            <text:p><text:span text:style-name="T1"/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/></text:p>
            <text:p><text:span text:style-name="T8">import { NavLink } from "react-router-dom"</text:span><text:span text:style-name="T9">;</text:span></text:p>
            <text:p><text:span text:style-name="T1"/></text:p>
            <text:p><text:span text:style-name="T1">export default class Navbar extends Component{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5">                &lt;</text:span><text:span text:style-name="T6">NavLink </text:span><text:span text:style-name="T7">to="/"&gt;Home&lt;/NavLink&gt;</text:span></text:p>
            <text:p><text:span text:style-name="T1">                &lt;NavLink to="/compa"&gt;Comp A&lt;/NavLink&gt;</text:span></text:p>
            <text:p><text:span text:style-name="T1">                &lt;NavLink to="/compb"&gt;Comp B&lt;/NavLink&gt;</text:span></text:p>
            <text:p><text:span text:style-name="T1">                &lt;NavLink to="/listposts"&gt;posts&lt;/NavLink&gt;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>import { NavLink } from "react-router-dom";</text:span></text:p>
            <text:p><text:span text:style-name="T1"/></text:p>
            <text:p><text:span text:style-name="T1">export default class PostList extends Component{</text:span></text:p>
            <text:p><text:span text:style-name="T5">    </text:span><text:span text:style-name="T6">state</text:span><text:span text:style-name="T7">={</text:span></text:p>
            <text:p><text:span text:style-name="T1">        Lists:[</text:span></text:p>
            <text:p><text:span text:style-name="T1">            {id:1,name:"post1"},</text:span></text:p>
            <text:p><text:span text:style-name="T1">            {id:2,name:"post2"},</text:span></text:p>
            <text:p><text:span text:style-name="T1">            {id:2,name:"post3"},</text:span></text:p>
            <text:p><text:span text:style-name="T1">        ]</text:span></text:p>
            <text:p><text:span text:style-name="T1">    }</text:span></text:p>
            <text:p><text:span text:style-name="T1">    render(){</text:span></text:p>
            <text:p><text:span text:style-name="T1">        return(</text:span></text:p>
            <text:p><text:span text:style-name="T1">            &lt;div&gt;</text:span></text:p>
            <text:p><text:span text:style-name="T2">         </text:span><text:span text:style-name="T3">       {this.state.Lists.map(list=&gt;{</text:span></text:p>
            <text:p><text:span text:style-name="T4">                    return &lt;NavLink style={{display:'block'}}to={'/listposts/'+list.id} key={list.id}&gt;{list.name}&lt;/NavLink&gt;</text:span></text:p>
            <text:p><text:span text:style-name="T4">                })}</text:span></text:p>
            <text:p><text:span text:style-name="T1">            &lt;/div&gt;</text:span></text:p>
            <text:p><text:span text:style-name="T1">        )</text:span></text:p>
            <text:p><text:span text:style-name="T1">    }</text:span></text:p>
            <text:p><text:span text:style-name="T1">}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2"> npm i </text:span><text:span text:style-name="T3">axios</text:span></text:p>
          </table:table-cell>
          <table:table-cell table:style-name="ce2" office:value-type="string" calcext:value-type="string">
            <text:p>أستخدام axi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chrome.google.com/webstore/detail/react-developer-tools/fmkadmapgofadopljbjfkapdkoienihi?hl=en" xlink:type="simple">https://chrome.google.com/webstore/detail/react-developer-tools/fmkadmapgofadopljbjfkapdkoienihi?hl=en</text:a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>import CompB from './components/CompB';</text:span></text:p>
            <text:p><text:span text:style-name="T1">import PostList from './components/PostList';</text:span></text:p>
            <text:p><text:span text:style-name="T1">import Post from './components/Post';</text:span></text:p>
            <text:p><text:span text:style-name="T1">import Home from './components/Home';</text:span></text:p>
            <text:p><text:span text:style-name="T1">import Navbar from './components/Navbar';</text:span></text:p>
            <text:p><text:span text:style-name="T1"/></text:p>
            <text:p><text:span text:style-name="T1">import { BrowserRouter, Route, Routes} from "react-router-dom";</text:span></text:p>
            <text:p><text:span text:style-name="T1">import axios from 'axios';</text:span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1">  state={</text:span></text:p>
            <text:p><text:span text:style-name="T1">    name:'App Comp',</text:span></text:p>
            <text:p><text:span text:style-name="T4">    posts:[]</text:span></text:p>
            <text:p><text:span text:style-name="T1">  }</text:span></text:p>
            <text:p><text:span text:style-name="T1"/></text:p>
            <text:p><text:span text:style-name="T1">  componentDidMount(){</text:span></text:p>
            <text:p><text:span text:style-name="T2">   </text:span><text:span text:style-name="T3"> axios.get('https://jsonplaceholder.typicode.com/posts')</text:span></text:p>
            <text:p><text:span text:style-name="T4">         .then(res=&gt;this.setState({posts:res.data}))</text:span></text:p>
            <text:p><text:span text:style-name="T4">         .catch(err=&gt;console.log(err))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>      </text:span></text:p>
            <text:p><text:span text:style-name="T2">   </text:span><text:span text:style-name="T3">   {this.state.posts.length?this.state.posts.map(post=&gt;{return&lt;div&gt;{post.title}&lt;/div&gt;}):""}</text:span></text:p>
            <text:p><text:span text:style-name="T1"/></text:p>
            <text:p><text:span text:style-name="T1">        &lt;Navbar /&gt;</text:span></text:p>
            <text:p><text:span text:style-name="T1">          &lt;Routes&gt;</text:span></text:p>
            <text:p><text:span text:style-name="T1">            &lt;Route path="/" element={&lt;Home /&gt;} /&gt;</text:span></text:p>
            <text:p><text:span text:style-name="T1">            &lt;Route path="/compa" element={&lt;CompA /&gt;} /&gt;</text:span></text:p>
            <text:p><text:span text:style-name="T1">            &lt;Route path="/compb" element={&lt;CompB /&gt;} /&gt;</text:span></text:p>
            <text:p><text:span text:style-name="T1">            &lt;Route path="/listposts/" element={&lt;PostList /&gt;} /&gt;</text:span></text:p>
            <text:p><text:span text:style-name="T1">            &lt;Route path="/listposts/:id" element={&lt;Post /&gt;} /&gt;</text:span></text:p>
            <text:p><text:span text:style-name="T1">          &lt;/Routes&gt;</text:span></text:p>
            <text:p><text:span text:style-name="T1">      &lt;/BrowserRouter&gt;</text:span></text:p>
            <text:p><text:span text:style-name="T1">     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  <text:p><text:span text:style-name="T1"/></text:p>
            <text:p><text:span text:style-name="T1"/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1">import CompA from './components/CompA';</text:span></text:p>
            <text:p><text:span text:style-name="T1">import CompB from './components/CompB';</text:span></text:p>
            <text:p><text:span text:style-name="T1">import PostList from './components/PostList';</text:span></text:p>
            <text:p><text:span text:style-name="T1">import Post from './components/Post';</text:span></text:p>
            <text:p><text:span text:style-name="T1">import Home from './components/Home';</text:span></text:p>
            <text:p><text:span text:style-name="T1">import Navbar from './components/Navbar';</text:span></text:p>
            <text:p><text:span text:style-name="T1"/></text:p>
            <text:p><text:span text:style-name="T1">import { BrowserRouter, Route, Routes} from "react-router-dom";</text:span></text:p>
            <text:p><text:span text:style-name="T1">import axios from 'axios';</text:span></text:p>
            <text:p><text:span text:style-name="T1"/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4">  state={</text:span></text:p>
            <text:p><text:span text:style-name="T4">    userid:'',</text:span></text:p>
            <text:p><text:span text:style-name="T4">    title:'',</text:span></text:p>
            <text:p><text:span text:style-name="T4">    body:'',</text:span></text:p>
            <text:p><text:span text:style-name="T4">  }</text:span></text:p>
            <text:p><text:span text:style-name="T4"/></text:p>
            <text:p><text:span text:style-name="T4">  ChangeData=(e)=&gt;{</text:span></text:p>
            <text:p><text:span text:style-name="T4">    this.setState({</text:span></text:p>
            <text:p><text:span text:style-name="T4">      [e.target.name] : e.target.value</text:span></text:p>
            <text:p><text:span text:style-name="T4">    })</text:span></text:p>
            <text:p><text:span text:style-name="T4">  }</text:span></text:p>
            <text:p><text:span text:style-name="T1"/></text:p>
            <text:p><text:span text:style-name="T1">  </text:span></text:p>
            <text:p><text:span text:style-name="T1">  SubmitData=(e)=&gt;{</text:span></text:p>
            <text:p><text:span text:style-name="T1">    e.preventDefault();</text:span></text:p>
            <text:p><text:span text:style-name="T5">    axios.</text:span><text:span text:style-name="T6">post</text:span><text:span text:style-name="T7">('https://jsonplaceholder.typicode.com/posts', )</text:span></text:p>
            <text:p><text:span text:style-name="T1">    .then(res =&gt; console.log('marcosssssssssss', res))</text:span></text:p>
            <text:p><text:span text:style-name="T1">    .catch(err =&gt; console.log(err))</text:span></text:p>
            <text:p><text:span text:style-name="T1">  }</text:span></text:p>
            <text:p><text:span text:style-name="T1"/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/></text:p>
            <text:p><text:span text:style-name="T1">      &lt;form onSubmit={this.SubmitData}&gt;</text:span></text:p>
            <text:p><text:span text:style-name="T1">        &lt;input name="userid" type="text" onChange={this.ChangeData} /&gt;</text:span></text:p>
            <text:p><text:span text:style-name="T1">        &lt;input name="title" type="text" onChange={this.ChangeData} /&gt;</text:span></text:p>
            <text:p><text:span text:style-name="T1">        &lt;input name="body" type="text" onChange={this.ChangeData} /&gt;</text:span></text:p>
            <text:p><text:span text:style-name="T1">        &lt;input type="submit" /&gt;</text:span></text:p>
            <text:p><text:span text:style-name="T1">      &lt;/form&gt;</text:span></text:p>
            <text:p><text:span text:style-name="T1"/></text:p>
            <text:p><text:span text:style-name="T1">        &lt;Navbar /&gt;</text:span></text:p>
            <text:p><text:span text:style-name="T1">          &lt;Routes&gt;</text:span></text:p>
            <text:p><text:span text:style-name="T1">            &lt;Route path="/" element={&lt;Home /&gt;} /&gt;</text:span></text:p>
            <text:p><text:span text:style-name="T1">            &lt;Route path="/compa" element={&lt;CompA /&gt;} /&gt;</text:span></text:p>
            <text:p><text:span text:style-name="T1">            &lt;Route path="/compb" element={&lt;CompB /&gt;} /&gt;</text:span></text:p>
            <text:p><text:span text:style-name="T1">            &lt;Route path="/listposts/" element={&lt;PostList /&gt;} /&gt;</text:span></text:p>
            <text:p><text:span text:style-name="T1">            &lt;Route path="/listposts/:id" element={&lt;Post /&gt;} /&gt;</text:span></text:p>
            <text:p><text:span text:style-name="T1">          &lt;/Routes&gt;</text:span></text:p>
            <text:p><text:span text:style-name="T1">      &lt;/BrowserRouter&gt;</text:span></text:p>
            <text:p><text:span text:style-name="T1">     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  <text:p><text:span text:style-name="T1"/></text:p>
            <text:p><text:span text:style-name="T1"/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eState - useEffect 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'react';</text:span></text:p>
            <text:p><text:span text:style-name="T4">import TestHComp from './components/TestHComp';</text:span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1">  render(){</text:span></text:p>
            <text:p><text:span text:style-name="T1">    return(</text:span></text:p>
            <text:p><text:span text:style-name="T1">      &lt;div&gt;</text:span></text:p>
            <text:p><text:span text:style-name="T2">      </text:span><text:span text:style-name="T3">  &lt;TestHComp x="Value" y="Y Value"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ستخدام useState مع function فى الطباعة والتحديث بديل setSta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 { </text:span><text:span text:style-name="T6">useState </text:span><text:span text:style-name="T7">} from 'react';</text:span></text:p>
            <text:p><text:span text:style-name="T1"/></text:p>
            <text:p><text:span text:style-name="T1">function TestHComp({x,y}){</text:span></text:p>
            <text:p><text:span text:style-name="T1"/></text:p>
            <text:p><text:span text:style-name="T2">    </text:span><text:span text:style-name="T3">const[product,setproduct]= useState('laptop')</text:span></text:p>
            <text:p><text:span text:style-name="T1">    // const ChangeValue=()=&gt;{</text:span></text:p>
            <text:p><text:span text:style-name="T1">    //     setproduct('mouse')</text:span></text:p>
            <text:p><text:span text:style-name="T1">    // }</text:span></text:p>
            <text:p><text:span text:style-name="T1">    return(</text:span></text:p>
            <text:p><text:span text:style-name="T1">        &lt;div&gt;</text:span></text:p>
            <text:p><text:span text:style-name="T1">            {product}</text:span></text:p>
            <text:p><text:span text:style-name="T1">            {/* This Is Function Comp {x} {y} */}</text:span></text:p>
            <text:p><text:span text:style-name="T5">            &lt;button </text:span><text:span text:style-name="T6">onClick={()=&gt;setproduct('mouse')}</text:span><text:span text:style-name="T7">&gt;Change&lt;/button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TestHCom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 { </text:span><text:span text:style-name="T6">useState </text:span><text:span text:style-name="T7">} from 'react';</text:span></text:p>
            <text:p><text:span text:style-name="T1"/></text:p>
            <text:p><text:span text:style-name="T1">function TestHComp({x,y}){</text:span></text:p>
            <text:p><text:span text:style-name="T1"/></text:p>
            <text:p><text:span text:style-name="T2">   </text:span><text:span text:style-name="T3"> const[products,setproducts]= useState(</text:span></text:p>
            <text:p><text:span text:style-name="T1">        [</text:span></text:p>
            <text:p><text:span text:style-name="T1">            {id:1,name:'laptop'},</text:span></text:p>
            <text:p><text:span text:style-name="T1">            {id:2,name:'laptop2'}</text:span></text:p>
            <text:p><text:span text:style-name="T1">        ]</text:span></text:p>
            <text:p><text:span text:style-name="T1">    )</text:span></text:p>
            <text:p><text:span text:style-name="T1"/></text:p>
            <text:p><text:span text:style-name="T1">    const addOneItem=()=&gt;{</text:span></text:p>
            <text:p><text:span text:style-name="T4">       setproducts([...products,{id:3,name:'laptop3'}])     </text:span></text:p>
            <text:p><text:span text:style-name="T1">    }</text:span></text:p>
            <text:p><text:span text:style-name="T1"/></text:p>
            <text:p><text:span text:style-name="T1">    return(</text:span></text:p>
            <text:p><text:span text:style-name="T1">        &lt;div&gt;</text:span></text:p>
            <text:p><text:span text:style-name="T5">            &lt;button </text:span><text:span text:style-name="T6">onClick={addOneItem}</text:span><text:span text:style-name="T7">&gt;add Item&lt;/button&gt;</text:span></text:p>
            <text:p><text:span text:style-name="T2">            </text:span><text:span text:style-name="T3">{products.map(product=&gt;&lt;span className={product.id} key={product.id}&gt;{product.name}&lt;/span&gt;)}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TestHCom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 { </text:span><text:span text:style-name="T6">useState </text:span><text:span text:style-name="T7">} from 'react';</text:span></text:p>
            <text:p><text:span text:style-name="T1"/></text:p>
            <text:p><text:span text:style-name="T1">function TestHComp(){</text:span></text:p>
            <text:p><text:span text:style-name="T1"/></text:p>
            <text:p><text:span text:style-name="T1"/></text:p>
            <text:p><text:span text:style-name="T2">   </text:span><text:span text:style-name="T3"> const[vi,setvi] =useState('')</text:span></text:p>
            <text:p><text:span text:style-name="T1"/></text:p>
            <text:p><text:span text:style-name="T1">    return(</text:span></text:p>
            <text:p><text:span text:style-name="T1">        &lt;div&gt;</text:span></text:p>
            <text:p><text:span text:style-name="T5">            &lt;input type="text" </text:span><text:span text:style-name="T6">onChange={(e)=&gt;setvi(e.target.value)</text:span><text:span text:style-name="T7">} /&gt;</text:span></text:p>
            <text:p><text:span text:style-name="T1">            {vi}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TestHCom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 { useState,</text:span><text:span text:style-name="T6">useEffect </text:span><text:span text:style-name="T7">} from 'react';</text:span></text:p>
            <text:p><text:span text:style-name="T1"/></text:p>
            <text:p><text:span text:style-name="T1">function TestHComp(){</text:span></text:p>
            <text:p><text:span text:style-name="T1"/></text:p>
            <text:p><text:span text:style-name="T1">    const[vi,setvi] = useState('')</text:span></text:p>
            <text:p><text:span text:style-name="T1"/></text:p>
            <text:p><text:span text:style-name="T1">    const[name,setname]=useState('test');</text:span></text:p>
            <text:p><text:span text:style-name="T1"/></text:p>
            <text:p><text:span text:style-name="T4">    useEffect(() =&gt; {</text:span></text:p>
            <text:p><text:span text:style-name="T4">        console.log("This Is Use Effect")</text:span></text:p>
            <text:p><text:span text:style-name="T8">    },[name,vi]);</text:span><text:span text:style-name="T9"> //when name change go update </text:span></text:p>
            <text:p><text:span text:style-name="T1"/></text:p>
            <text:p><text:span text:style-name="T1">    return(</text:span></text:p>
            <text:p><text:span text:style-name="T1">        &lt;div&gt;</text:span></text:p>
            <text:p><text:span text:style-name="T5">            &lt;input type="text"</text:span><text:span text:style-name="T6"> onChange={(e)=&gt;setvi(e.target.value)}</text:span><text:span text:style-name="T7"> /&gt;</text:span></text:p>
            <text:p><text:span text:style-name="T1">            {vi}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TestHComp;</text:span></text:p>
          </table:table-cell>
          <table:table-cell table:style-name="ce2" office:value-type="string" calcext:value-type="string">
            <text:p>استخدام useEffect بديل componentDidMount و componentDidUpdate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eEffect <text:s/>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omponent } from "react";</text:span></text:p>
            <text:p><text:span text:style-name="T1"/></text:p>
            <text:p><text:span text:style-name="T4">import CompA from "./components/CompA";</text:span></text:p>
            <text:p><text:span text:style-name="T1"/></text:p>
            <text:p><text:span text:style-name="T1">class App extends Component{</text:span></text:p>
            <text:p><text:span text:style-name="T1">  </text:span></text:p>
            <text:p><text:span text:style-name="T1">  render(){</text:span></text:p>
            <text:p><text:span text:style-name="T1">    return(</text:span></text:p>
            <text:p><text:span text:style-name="T1">      &lt;div&gt;</text:span></text:p>
            <text:p><text:span text:style-name="T2">       </text:span><text:span text:style-name="T3"> &lt;CompA /&gt;</text:span></text:p>
            <text:p><text:span text:style-name="T1">      &lt;/div&gt;</text:span></text:p>
            <text:p><text:span text:style-name="T1">    )</text:span></text:p>
            <text:p><text:span text:style-name="T1">  }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useState } from "react";</text:span></text:p>
            <text:p><text:span text:style-name="T1"/></text:p>
            <text:p><text:span text:style-name="T1">function CompA(){</text:span></text:p>
            <text:p><text:span text:style-name="T1"/></text:p>
            <text:p><text:span text:style-name="T2">        const[count,setcount]=</text:span><text:span text:style-name="T3">useState(0);</text:span></text:p>
            <text:p><text:span text:style-name="T1">   </text:span></text:p>
            <text:p><text:span text:style-name="T1">        return(</text:span></text:p>
            <text:p><text:span text:style-name="T1">            &lt;div&gt;</text:span></text:p>
            <text:p><text:span text:style-name="T5">                &lt;button </text:span><text:span text:style-name="T6">onClick={()=&gt;setcount(count+1)}</text:span><text:span text:style-name="T7">&gt;Increase&lt;/button&gt;</text:span></text:p>
            <text:p><text:span text:style-name="T1">                {count}</text:span></text:p>
            <text:p><text:span text:style-name="T5">                &lt;button</text:span><text:span text:style-name="T6"> onClick={()=&gt;setcount(count-1)}</text:span><text:span text:style-name="T7">&gt;Descrease&lt;/button&gt;</text:span></text:p>
            <text:p><text:span text:style-name="T1">            &lt;/div&gt;</text:span></text:p>
            <text:p><text:span text:style-name="T1">        )</text:span></text:p>
            <text:p><text:span text:style-name="T1">        </text:span></text:p>
            <text:p><text:span text:style-name="T1">   </text:span></text:p>
            <text:p><text:span text:style-name="T1">}</text:span></text:p>
            <text:p><text:span text:style-name="T1"/></text:p>
            <text:p><text:span text:style-name="T1">export default CompA</text:span></text:p>
          </table:table-cell>
          <table:table-cell table:style-name="ce2" office:value-type="string" calcext:value-type="string">
            <text:p>مثال على Increase و Descrea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axios from "axios";</text:span></text:p>
            <text:p><text:span text:style-name="T1">import React,{ useState,useEffect } from "react";</text:span></text:p>
            <text:p><text:span text:style-name="T1"/></text:p>
            <text:p><text:span text:style-name="T1">function CompA(){</text:span></text:p>
            <text:p><text:span text:style-name="T1"/></text:p>
            <text:p><text:span text:style-name="T1">        const[posts,setposts]=useState([]);</text:span></text:p>
            <text:p><text:span text:style-name="T1">        useEffect(()=&gt;{</text:span></text:p>
            <text:p><text:span text:style-name="T5">     </text:span><text:span text:style-name="T6">       axios.get</text:span><text:span text:style-name="T7">('https://jsonplaceholder.typicode.com/posts').then((res)=&gt;{</text:span></text:p>
            <text:p><text:span text:style-name="T4">                setposts(res.data);</text:span></text:p>
            <text:p><text:span text:style-name="T1">            }).catch(err=&gt;{</text:span></text:p>
            <text:p><text:span text:style-name="T1">                console.log(err);</text:span></text:p>
            <text:p><text:span text:style-name="T1">            })</text:span></text:p>
            <text:p><text:span text:style-name="T1">        },[])</text:span></text:p>
            <text:p><text:span text:style-name="T1">   </text:span></text:p>
            <text:p><text:span text:style-name="T1">        return(</text:span></text:p>
            <text:p><text:span text:style-name="T1">            &lt;div&gt;</text:span></text:p>
            <text:p><text:span text:style-name="T2">              </text:span><text:span text:style-name="T3">{posts.map(post=&gt;&lt;div key={post.id}&gt;{post.id} - {post.title}&lt;/div&gt;)} </text:span></text:p>
            <text:p><text:span text:style-name="T1">            &lt;/div&gt;</text:span></text:p>
            <text:p><text:span text:style-name="T1">        )</text:span></text:p>
            <text:p><text:span text:style-name="T1">}</text:span></text:p>
            <text:p><text:span text:style-name="T1"/></text:p>
            <text:p><text:span text:style-name="T1">export default CompA</text:span></text:p>
          </table:table-cell>
          <table:table-cell table:style-name="ce2" office:value-type="string" calcext:value-type="string">
            <text:p>مثال على axi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axios from "axios";</text:span></text:p>
            <text:p><text:span text:style-name="T1">import React,{ useState,useEffect } from "react";</text:span></text:p>
            <text:p><text:span text:style-name="T1"/></text:p>
            <text:p><text:span text:style-name="T1">function CompA(){</text:span></text:p>
            <text:p><text:span text:style-name="T1"/></text:p>
            <text:p><text:span text:style-name="T1">        const[post,setpost]=useState({});</text:span></text:p>
            <text:p><text:span text:style-name="T1">        const[id,setid]=useState(1);</text:span></text:p>
            <text:p><text:span text:style-name="T1"/></text:p>
            <text:p><text:span text:style-name="T1">        useEffect(()=&gt;{</text:span></text:p>
            <text:p><text:span text:style-name="T1">            axios.get(`https://jsonplaceholder.typicode.com/posts/${id}`).then((res)=&gt;{</text:span></text:p>
            <text:p><text:span text:style-name="T1">                setpost(res.data);</text:span></text:p>
            <text:p><text:span text:style-name="T1">                console.log(res.data);</text:span></text:p>
            <text:p><text:span text:style-name="T1">            }).catch(err=&gt;{</text:span></text:p>
            <text:p><text:span text:style-name="T1">                console.log(err);</text:span></text:p>
            <text:p><text:span text:style-name="T1">            })</text:span></text:p>
            <text:p><text:span text:style-name="T4">        },[id])</text:span></text:p>
            <text:p><text:span text:style-name="T1">   </text:span></text:p>
            <text:p><text:span text:style-name="T1">        return(</text:span></text:p>
            <text:p><text:span text:style-name="T1">            &lt;div&gt;</text:span></text:p>
            <text:p><text:span text:style-name="T5">              &lt;input type="text" </text:span><text:span text:style-name="T6">value={id} onChange={(e)=&gt;setid(e.target.value)} </text:span><text:span text:style-name="T7">/&gt;</text:span></text:p>
            <text:p><text:span text:style-name="T2">           </text:span><text:span text:style-name="T3">   {post.id} {post.title}</text:span></text:p>
            <text:p><text:span text:style-name="T1">            &lt;/div&gt;</text:span></text:p>
            <text:p><text:span text:style-name="T1">        )</text:span></text:p>
            <text:p><text:span text:style-name="T1">}</text:span></text:p>
            <text:p><text:span text:style-name="T1"/></text:p>
            <text:p><text:span text:style-name="T1">export default CompA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eContext 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{ </text:span><text:span text:style-name="T6">createContext</text:span><text:span text:style-name="T7">, useState } from "react";</text:span></text:p>
            <text:p><text:span text:style-name="T4">import Sidebar from "./components/Sidebar";</text:span></text:p>
            <text:p><text:span text:style-name="T1"/></text:p>
            <text:p><text:span text:style-name="T4">export const ProductContext=createContext()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[product]=useState('laptop');</text:span></text:p>
            <text:p><text:span text:style-name="T1"/></text:p>
            <text:p><text:span text:style-name="T1">    return(</text:span></text:p>
            <text:p><text:span text:style-name="T1"/></text:p>
            <text:p><text:span text:style-name="T2">    </text:span><text:span text:style-name="T3">  &lt;ProductContext.Provider value={product}&gt;</text:span></text:p>
            <text:p><text:span text:style-name="T1"/></text:p>
            <text:p><text:span text:style-name="T1">      &lt;div className="app"&gt;</text:span></text:p>
            <text:p><text:span text:style-name="T1">        &lt;h1&gt;Hooks [useContext]&lt;/h1&gt;</text:span></text:p>
            <text:p><text:span text:style-name="T5">      </text:span><text:span text:style-name="T16">  </text:span><text:span text:style-name="T6">&lt;Sidebar /&gt;</text:span></text:p>
            <text:p><text:span text:style-name="T1">      &lt;/div&gt;</text:span></text:p>
            <text:p><text:span text:style-name="T4">      &lt;/ProductContext.Provider&gt;</text:span></text:p>
            <text:p><text:span text:style-name="T1">    )</text:span></text:p>
            <text:p><text:span text:style-name="T1"/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4">import Item from "./Item";</text:span></text:p>
            <text:p><text:span text:style-name="T1"/></text:p>
            <text:p><text:span text:style-name="T1">function Sidebar(){</text:span></text:p>
            <text:p><text:span text:style-name="T1">    return(</text:span></text:p>
            <text:p><text:span text:style-name="T1">        &lt;div className="sidebar"&gt;</text:span></text:p>
            <text:p><text:span text:style-name="T1">            &lt;p&gt;Sidebar&lt;/p&gt;</text:span></text:p>
            <text:p><text:span text:style-name="T2">   </text:span><text:span text:style-name="T3">         &lt;Item /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Sidebar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4">import {ProductContext} from '../App';</text:span></text:p>
            <text:p><text:span text:style-name="T1"/></text:p>
            <text:p><text:span text:style-name="T1">function Item(){</text:span></text:p>
            <text:p><text:span text:style-name="T1">    return(</text:span></text:p>
            <text:p><text:span text:style-name="T1">        &lt;div className="item"&gt;</text:span></text:p>
            <text:p><text:span text:style-name="T2">            </text:span><text:span text:style-name="T3">&lt;ProductContext.Consumer&gt;</text:span></text:p>
            <text:p><text:span text:style-name="T1">                {</text:span></text:p>
            <text:p><text:span text:style-name="T2">                   </text:span><text:span text:style-name="T3"> (data)=&gt;&lt;p&gt;{data}&lt;/p&gt;</text:span></text:p>
            <text:p><text:span text:style-name="T1">                }</text:span></text:p>
            <text:p><text:span text:style-name="T2">            </text:span><text:span text:style-name="T3">&lt;/ProductContext.Consumer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Item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reateContext, useState } from "react";</text:span></text:p>
            <text:p><text:span text:style-name="T1">import Sidebar from "./components/Sidebar";</text:span></text:p>
            <text:p><text:span text:style-name="T1"/></text:p>
            <text:p><text:span text:style-name="T4">export const ProductContext=createContext();</text:span></text:p>
            <text:p><text:span text:style-name="T4">export const UserContext=createContext()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[product]=useState('laptop');</text:span></text:p>
            <text:p><text:span text:style-name="T1"/></text:p>
            <text:p><text:span text:style-name="T1">    return(</text:span></text:p>
            <text:p><text:span text:style-name="T1"/></text:p>
            <text:p><text:span text:style-name="T2">     </text:span><text:span text:style-name="T3"> &lt;ProductContext.Provider value={product}&gt;</text:span></text:p>
            <text:p><text:span text:style-name="T4">      &lt;UserContext.Provider value="polaadel"&gt;</text:span></text:p>
            <text:p><text:span text:style-name="T1">      &lt;div className="app"&gt;</text:span></text:p>
            <text:p><text:span text:style-name="T1">        &lt;h1&gt;Hooks [useContext]&lt;/h1&gt;</text:span></text:p>
            <text:p><text:span text:style-name="T1">        &lt;Sidebar /&gt;</text:span></text:p>
            <text:p><text:span text:style-name="T1">      &lt;/div&gt;</text:span></text:p>
            <text:p><text:span text:style-name="T4">      &lt;/UserContext.Provider&gt;</text:span></text:p>
            <text:p><text:span text:style-name="T4">      &lt;/ProductContext.Provider&gt;</text:span></text:p>
            <text:p><text:span text:style-name="T1">    )</text:span></text:p>
            <text:p><text:span text:style-name="T1"/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مثال أخر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4">import Item from "./Item";</text:span></text:p>
            <text:p><text:span text:style-name="T1"/></text:p>
            <text:p><text:span text:style-name="T1">function Sidebar(){</text:span></text:p>
            <text:p><text:span text:style-name="T1">    return(</text:span></text:p>
            <text:p><text:span text:style-name="T1">        &lt;div className="sidebar"&gt;</text:span></text:p>
            <text:p><text:span text:style-name="T1">            &lt;p&gt;Sidebar&lt;/p&gt;</text:span></text:p>
            <text:p><text:span text:style-name="T2">         </text:span><text:span text:style-name="T3">   &lt;Item /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Sidebar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 { useContext } from "react";</text:span></text:p>
            <text:p><text:span text:style-name="T4">import {ProductContext} from '../App';</text:span></text:p>
            <text:p><text:span text:style-name="T1"/></text:p>
            <text:p><text:span text:style-name="T1">function Item(){</text:span></text:p>
            <text:p><text:span text:style-name="T4">    const vl=useContext(ProductContext);</text:span></text:p>
            <text:p><text:span text:style-name="T1">    return(</text:span></text:p>
            <text:p><text:span text:style-name="T1">        &lt;div className="item"&gt;</text:span></text:p>
            <text:p><text:span text:style-name="T2">         </text:span><text:span text:style-name="T3">   {vl}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Item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eRef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 createContext, useState, useRef, useEffect } from "react";</text:span></text:p>
            <text:p><text:span text:style-name="T1"/></text:p>
            <text:p><text:span text:style-name="T1">export const ProductContext=createContext();</text:span></text:p>
            <text:p><text:span text:style-name="T1">export const UserContext=createContext()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[user,SetUser] = useState('');</text:span></text:p>
            <text:p><text:span text:style-name="T2"> </text:span><text:span text:style-name="T3"> const refInput = useRef();</text:span></text:p>
            <text:p><text:span text:style-name="T1"/></text:p>
            <text:p><text:span text:style-name="T1">  useEffect(()=&gt;{</text:span></text:p>
            <text:p><text:span text:style-name="T1">    console.log(refInput);</text:span></text:p>
            <text:p><text:span text:style-name="T2">   </text:span><text:span text:style-name="T3"> refInput.current.focus();</text:span></text:p>
            <text:p><text:span text:style-name="T1">  },[])</text:span></text:p>
            <text:p><text:span text:style-name="T1">  </text:span></text:p>
            <text:p><text:span text:style-name="T1">    return(</text:span></text:p>
            <text:p><text:span text:style-name="T1">     &lt;div class="app"&gt;</text:span></text:p>
            <text:p><text:span text:style-name="T1">      &lt;h1&gt;Hooks [Use Ref]&lt;/h1&gt;</text:span></text:p>
            <text:p><text:span text:style-name="T10">      &lt;input </text:span><text:span text:style-name="T11">ref={refInput} </text:span><text:span text:style-name="T12">type="text" </text:span><text:span text:style-name="T11">onChange={(e)=&gt;SetUser(e.target.value)}</text:span><text:span text:style-name="T12"> /&gt;</text:span></text:p>
            <text:p><text:span text:style-name="T1">      {user}</text:span></text:p>
            <text:p><text:span text:style-name="T1">     &lt;/div&gt;</text:span></text:p>
            <text:p><text:span text:style-name="T1">    )</text:span></text:p>
            <text:p><text:span text:style-name="T1"/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نشاء focus باستخدام useRe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www.techiediaries.com/react-18-useeffect/#:~:text=The%20standard%20behavior%20of%20the,effect%20twice%20instead%20of%20once." xlink:type="simple">https://www.techiediaries.com/react-18-useeffect/#:~:text=The%20standard%20behavior%20of%20the,effect%20twice%20instead%20of%20once.</text:a></text:p>
          </table:table-cell>
          <table:table-cell table:style-name="ce12" office:value-type="string" calcext:value-type="string">
            <text:p>useeffect run twice react 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State, useRef, useEffect } from "react"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// const[Count,SetCount] = useState(0);</text:span></text:p>
            <text:p><text:span text:style-name="T1"/></text:p>
            <text:p><text:span text:style-name="T1">  const[user,setUser] = useState('');</text:span></text:p>
            <text:p><text:span text:style-name="T1">  const count = useRef(0);</text:span></text:p>
            <text:p><text:span text:style-name="T1"/></text:p>
            <text:p><text:span text:style-name="T1"/></text:p>
            <text:p><text:span text:style-name="T1">  const refInput = useRef();</text:span></text:p>
            <text:p><text:span text:style-name="T1"/></text:p>
            <text:p><text:span text:style-name="T1">  useEffect(() =&gt; {</text:span></text:p>
            <text:p><text:span text:style-name="T1">    // refInput.current.value="pola";</text:span></text:p>
            <text:p><text:span text:style-name="T1">    // SetCount(Count+1);</text:span></text:p>
            <text:p><text:span text:style-name="T2">   </text:span><text:span text:style-name="T3"> count.current = count.current + 1;</text:span></text:p>
            <text:p><text:span text:style-name="T1">    console.log(count.current);</text:span></text:p>
            <text:p><text:span text:style-name="T1">  }, [user])</text:span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>      &lt;h1&gt;Hooks [Use Ref]&lt;/h1&gt;</text:span></text:p>
            <text:p><text:span text:style-name="T2">      </text:span><text:span text:style-name="T3">&lt;input ref={refInput} type="text" onChange={(e)=&gt;setUser(e.target.value)} /&gt;</text:span></text:p>
            <text:p><text:span text:style-name="T2"> </text:span><text:span text:style-name="T3">     {count.current}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eReducer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Reducer} from "react";</text:span></text:p>
            <text:p><text:span text:style-name="T1"/></text:p>
            <text:p><text:span text:style-name="T1">const initState = {</text:span></text:p>
            <text:p><text:span text:style-name="T4">  usres:[]</text:span></text:p>
            <text:p><text:span text:style-name="T1">}</text:span></text:p>
            <text:p><text:span text:style-name="T1"/></text:p>
            <text:p><text:span text:style-name="T1">const reducer=(state, action)=&gt;{</text:span></text:p>
            <text:p><text:span text:style-name="T1">  switch(action.type) {</text:span></text:p>
            <text:p><text:span text:style-name="T1">    case 'Add_User':</text:span></text:p>
            <text:p><text:span text:style-name="T1">      return {usres:[...state.usres,'hamza']}</text:span></text:p>
            <text:p><text:span text:style-name="T1">    case'Remove_Users':</text:span></text:p>
            <text:p><text:span text:style-name="T1">      return{usres:[]};</text:span></text:p>
            <text:p><text:span text:style-name="T1">    default:</text:span></text:p>
            <text:p><text:span text:style-name="T1">      return state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 [state, dispatch] = useReducer(reducer,initState);</text:span></text:p>
            <text:p><text:span text:style-name="T1">  console.log(state);</text:span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/></text:p>
            <text:p><text:span text:style-name="T5">        &lt;button</text:span><text:span text:style-name="T6"> onClick={()=&gt;dispatch({type:'Add_User'})}</text:span><text:span text:style-name="T7">&gt;Add User&lt;/button&gt;</text:span></text:p>
            <text:p><text:span text:style-name="T5">        &lt;button </text:span><text:span text:style-name="T6">onClick={()=&gt;dispatch({type:'Remove_Users'})}</text:span><text:span text:style-name="T7">&gt;Remove All Users&lt;/button&gt;</text:span></text:p>
            <text:p><text:span text:style-name="T1"/></text:p>
            <text:p><text:span text:style-name="T2">        </text:span><text:span text:style-name="T3">{ state.usres.length ? state.usres.map(user=&gt;&lt;div&gt;{user}&lt;/div&gt;) : 'there is no users'}</text:span></text:p>
            <text:p><text:span text:style-name="T1">        {console.log(state.usres)}</text:span></text:p>
            <text:p><text:span text:style-name="T1">       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Effect, useReducer, useState} from "react";</text:span></text:p>
            <text:p><text:span text:style-name="T1"/></text:p>
            <text:p><text:span text:style-name="T1">const initState = {</text:span></text:p>
            <text:p><text:span text:style-name="T4">  usres:[]</text:span></text:p>
            <text:p><text:span text:style-name="T1">}</text:span></text:p>
            <text:p><text:span text:style-name="T1"/></text:p>
            <text:p><text:span text:style-name="T1">const reducer=(state, action)=&gt;{</text:span></text:p>
            <text:p><text:span text:style-name="T1">  switch(action.type) {</text:span></text:p>
            <text:p><text:span text:style-name="T1">      case 'Fetch_Users':</text:span></text:p>
            <text:p><text:span text:style-name="T1">        return {usres:action.data}</text:span></text:p>
            <text:p><text:span text:style-name="T1">      case 'error':</text:span></text:p>
            <text:p><text:span text:style-name="T1">        return {usres:[],error:action.data}</text:span></text:p>
            <text:p><text:span text:style-name="T1">      default:</text:span></text:p>
            <text:p><text:span text:style-name="T1">        return state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4">  const [state, dispatch] = useReducer(reducer,initState);</text:span></text:p>
            <text:p><text:span text:style-name="T4">  const [users] = useState([]);</text:span></text:p>
            <text:p><text:span text:style-name="T1"/></text:p>
            <text:p><text:span text:style-name="T1">  useEffect(()=&gt;{</text:span></text:p>
            <text:p><text:span text:style-name="T1">    fetch('https://jsonplaceholder.typicod.com/users').then((res)=&gt;{</text:span></text:p>
            <text:p><text:span text:style-name="T1">      return res.json()</text:span></text:p>
            <text:p><text:span text:style-name="T1">    })</text:span></text:p>
            <text:p><text:span text:style-name="T1">    .then((data)=&gt;{</text:span></text:p>
            <text:p><text:span text:style-name="T2">    </text:span><text:span text:style-name="T3">  dispatch({type:'Fetch_Users',data:data})</text:span></text:p>
            <text:p><text:span text:style-name="T1">    })</text:span></text:p>
            <text:p><text:span text:style-name="T1">    .catch((err)=&gt;{</text:span></text:p>
            <text:p><text:span text:style-name="T2">    </text:span><text:span text:style-name="T3">  dispatch({type:'error',data:'error!'})</text:span></text:p>
            <text:p><text:span text:style-name="T1">    })</text:span></text:p>
            <text:p><text:span text:style-name="T1">  },[users])</text:span></text:p>
            <text:p><text:span text:style-name="T1"/></text:p>
            <text:p><text:span text:style-name="T1">  console.log(state);</text:span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2">        </text:span><text:span text:style-name="T3">{ state.usres.length ? state.usres.map(user=&gt;&lt;div&gt;{user.name}&lt;/div&gt;) : 'there is no users'}</text:span></text:p>
            <text:p><text:span text:style-name="T5">        { state.error &amp;&amp; &lt;p&gt;</text:span><text:span text:style-name="T6">{state.error}</text:span><text:span text:style-name="T7">&lt;/p&gt; }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أحضار البيانات 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State} from "react";</text:span></text:p>
            <text:p><text:span text:style-name="T1">import Child from "./components/Child"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2">  </text:span><text:span text:style-name="T3">const [count, setcount] = useState(0);</text:span></text:p>
            <text:p><text:span text:style-name="T4">  const [setuser] = useState();</text:span></text:p>
            <text:p><text:span text:style-name="T4">  const updatecount = ()=&gt; setcount(count+1);</text:span></text:p>
            <text:p><text:span text:style-name="T1"/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>        {count}</text:span></text:p>
            <text:p><text:span text:style-name="T5">        &lt;button </text:span><text:span text:style-name="T6">onClick={()=&gt;setcount(count+1)}</text:span><text:span text:style-name="T7">&gt;Add One&lt;/button&gt;</text:span></text:p>
            <text:p><text:span text:style-name="T5">        &lt;input type="text" onChange={(e)=&gt;</text:span><text:span text:style-name="T6">setuser(e.target.value)}</text:span><text:span text:style-name="T7"> /&gt;</text:span></text:p>
            <text:p><text:span text:style-name="T5">        &lt;Child</text:span><text:span text:style-name="T6"> count={count} updatecount={updatecount}</text:span><text:span text:style-name="T7"> /&gt;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  <text:p><text:span text:style-name="T1"/></text:p>
          </table:table-cell>
          <table:table-cell table:style-name="ce2" office:value-type="string" calcext:value-type="string">
            <text:p>استخدام memo لتحسين الأداء وهو عدم تحميل Component غير اذا حدث تحديث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4">import React,{memo} from "react";</text:span></text:p>
            <text:p><text:span text:style-name="T1"/></text:p>
            <text:p><text:span text:style-name="T1">function Child(props){</text:span></text:p>
            <text:p><text:span text:style-name="T1">    console.log("Child Render");</text:span></text:p>
            <text:p><text:span text:style-name="T1">    return(</text:span></text:p>
            <text:p><text:span text:style-name="T1">        &lt;div&gt;</text:span></text:p>
            <text:p><text:span text:style-name="T2">            Child Component{</text:span><text:span text:style-name="T3">props.count}</text:span></text:p>
            <text:p><text:span text:style-name="T1">            &lt;br /&gt;</text:span></text:p>
            <text:p><text:span text:style-name="T5">            &lt;button </text:span><text:span text:style-name="T6">onClick={()=&gt;props.updatecount()}</text:span><text:span text:style-name="T7">&gt;Update Count&lt;/button&gt;</text:span></text:p>
            <text:p><text:span text:style-name="T1">        &lt;/div&gt;</text:span></text:p>
            <text:p><text:span text:style-name="T1">    )</text:span></text:p>
            <text:p><text:span text:style-name="T1">    </text:span></text:p>
            <text:p><text:span text:style-name="T1">}</text:span></text:p>
            <text:p><text:span text:style-name="T2">export default </text:span><text:span text:style-name="T3">memo(Child)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State,useCallback} from "react";</text:span></text:p>
            <text:p><text:span text:style-name="T1">import Child from "./components/Child"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 [count, setcount] = useState(0);</text:span></text:p>
            <text:p><text:span text:style-name="T1">  const [setuser] = useState();</text:span></text:p>
            <text:p><text:span text:style-name="T4">  const updatecount = useCallback (()=&gt; setcount(count+1)[count]);</text:span></text:p>
            <text:p><text:span text:style-name="T1"/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>        {count}</text:span></text:p>
            <text:p><text:span text:style-name="T5">        &lt;button </text:span><text:span text:style-name="T6">onClick={()=&gt;setcount(count+1)}</text:span><text:span text:style-name="T7">&gt;Add One&lt;/button&gt;</text:span></text:p>
            <text:p><text:span text:style-name="T1">        &lt;input type="text" onChange={(e)=&gt;setuser(e.target.value)} /&gt;</text:span></text:p>
            <text:p><text:span text:style-name="T1">        &lt;Child count={count} updatecount={updatecount} /&gt;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عن طريق useCallback نقدر نحدد تحميل Component عند التغير فى fun معينة تقوم بأنشاء كاش Fu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memo} from "react";</text:span></text:p>
            <text:p><text:span text:style-name="T1"/></text:p>
            <text:p><text:span text:style-name="T1">function Child(props){</text:span></text:p>
            <text:p><text:span text:style-name="T1">    console.log("Child Render");</text:span></text:p>
            <text:p><text:span text:style-name="T1"/></text:p>
            <text:p><text:span text:style-name="T1">    let output=0;</text:span></text:p>
            <text:p><text:span text:style-name="T1">    for(let i=0;i&lt;=20000000;i++){</text:span></text:p>
            <text:p><text:span text:style-name="T1">        output ++;</text:span></text:p>
            <text:p><text:span text:style-name="T1">    }</text:span></text:p>
            <text:p><text:span text:style-name="T1">    </text:span></text:p>
            <text:p><text:span text:style-name="T1">    return(</text:span></text:p>
            <text:p><text:span text:style-name="T1">        &lt;div&gt;</text:span></text:p>
            <text:p><text:span text:style-name="T1">            Child Component{output} {props.count}</text:span></text:p>
            <text:p><text:span text:style-name="T1">            &lt;br /&gt;</text:span></text:p>
            <text:p><text:span text:style-name="T5">            &lt;button</text:span><text:span text:style-name="T6"> onClick={()=&gt;props.updatecount()}</text:span><text:span text:style-name="T7">&gt;Update Count&lt;/button&gt;</text:span></text:p>
            <text:p><text:span text:style-name="T1">        &lt;/div&gt;</text:span></text:p>
            <text:p><text:span text:style-name="T1">    )</text:span></text:p>
            <text:p><text:span text:style-name="T1">    </text:span></text:p>
            <text:p><text:span text:style-name="T1">}</text:span></text:p>
            <text:p><text:span text:style-name="T1">export default memo(Child)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import React,{useState,useCallback} from "react";</text:p>
            <text:p>import Child from "./components/Child";</text:p>
            <text:p/>
            <text:p>function App(){</text:p>
            <text:p/>
            <text:p>  const [count, setcount] = useState(0);</text:p>
            <text:p>  const [setuser] = useState();</text:p>
            <text:p>  const updatecount = useCallback (()=&gt; setcount(count+1)[count]);</text:p>
            <text:p/>
            <text:p/>
            <text:p>    return(</text:p>
            <text:p>     &lt;div class="app"&gt;</text:p>
            <text:p>        {count}</text:p>
            <text:p>        &lt;button onClick={()=&gt;setcount(count+1)}&gt;Add One&lt;/button&gt;</text:p>
            <text:p>        &lt;input type="text" onChange={(e)=&gt;setuser(e.target.value)} /&gt;</text:p>
            <text:p>        &lt;Child count={count} updatecount={updatecount} /&gt;</text:p>
            <text:p>     &lt;/div&gt;</text:p>
            <text:p>    );</text:p>
            <text:p>}</text:p>
            <text:p/>
            <text:p>export default App;</text:p>
          </table:table-cell>
          <table:table-cell table:style-name="ce2" office:value-type="string" calcext:value-type="string">
            <text:p>استخدام useMemo مع loop تقوم بأنشاء كاش return 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5">import React,{memo, </text:span><text:span text:style-name="T6">useMemo</text:span><text:span text:style-name="T7">} from "react";</text:span></text:p>
            <text:p><text:span text:style-name="T1"/></text:p>
            <text:p><text:span text:style-name="T1">function Child(props){</text:span></text:p>
            <text:p><text:span text:style-name="T1">    console.log("Child Render");</text:span></text:p>
            <text:p><text:span text:style-name="T1"/></text:p>
            <text:p><text:span text:style-name="T4">    const output=useMemo(()=&gt;{</text:span></text:p>
            <text:p><text:span text:style-name="T1"/></text:p>
            <text:p><text:span text:style-name="T1">        let number=0;</text:span></text:p>
            <text:p><text:span text:style-name="T1">        for(let i=0;i&lt;2000000;i++){</text:span></text:p>
            <text:p><text:span text:style-name="T1">            number++;</text:span></text:p>
            <text:p><text:span text:style-name="T1">        }</text:span></text:p>
            <text:p><text:span text:style-name="T1">        return number;</text:span></text:p>
            <text:p><text:span text:style-name="T1">        </text:span></text:p>
            <text:p><text:span text:style-name="T1">    });</text:span></text:p>
            <text:p><text:span text:style-name="T1"> </text:span></text:p>
            <text:p><text:span text:style-name="T1"/></text:p>
            <text:p><text:span text:style-name="T1">    return(</text:span></text:p>
            <text:p><text:span text:style-name="T1">        &lt;div&gt;</text:span></text:p>
            <text:p><text:span text:style-name="T1">            Child Component{output} {props.count}</text:span></text:p>
            <text:p><text:span text:style-name="T1">            &lt;br /&gt;</text:span></text:p>
            <text:p><text:span text:style-name="T1">            &lt;button onClick={()=&gt;props.updatecount()}&gt;Update Count&lt;/button&gt;</text:span></text:p>
            <text:p><text:span text:style-name="T1">        &lt;/div&gt;</text:span></text:p>
            <text:p><text:span text:style-name="T1">    )</text:span></text:p>
            <text:p><text:span text:style-name="T1">    </text:span></text:p>
            <text:p><text:span text:style-name="T1">}</text:span></text:p>
            <text:p><text:span text:style-name="T1">export default memo(Child)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6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LayoutEffect,useEffect,useRef} from "react";</text:span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 inputEl=useRef();</text:span></text:p>
            <text:p><text:span text:style-name="T1"/></text:p>
            <text:p><text:span text:style-name="T5">  </text:span><text:span text:style-name="T6">useLayoutEffect</text:span><text:span text:style-name="T7">(()=&gt;{</text:span></text:p>
            <text:p><text:span text:style-name="T1">    console.log(inputEl.current.value) //hamza</text:span></text:p>
            <text:p><text:span text:style-name="T1">  },[])</text:span></text:p>
            <text:p><text:span text:style-name="T1"/></text:p>
            <text:p><text:span text:style-name="T5">  </text:span><text:span text:style-name="T6">useEffect</text:span><text:span text:style-name="T7">(()=&gt;{</text:span></text:p>
            <text:p><text:span text:style-name="T1">    inputEl.current.value="Ahmed"</text:span></text:p>
            <text:p><text:span text:style-name="T1">    console.log(inputEl.current.value)</text:span></text:p>
            <text:p><text:span text:style-name="T1">  },[])</text:span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>      &lt;input type="text" value="hamza" ref={inputEl} /&gt;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يتم تحميل HTML ثم يعمل useEffect هنا useLayoutEffect تعمل قبل تحميل HTML 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6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useState} from "react";</text:span></text:p>
            <text:p><text:span text:style-name="T1"/></text:p>
            <text:p><text:span text:style-name="T1">export const useCount=(initValue)=&gt;{</text:span></text:p>
            <text:p><text:span text:style-name="T1">    const [count,setcount]=useState(initValue);</text:span></text:p>
            <text:p><text:span text:style-name="T1">    const Increment=()=&gt;setcount(count+1);</text:span></text:p>
            <text:p><text:span text:style-name="T1">    const Decrement=()=&gt;setcount(count-1);</text:span></text:p>
            <text:p><text:span text:style-name="T5">    </text:span><text:span text:style-name="T6">return </text:span><text:span text:style-name="T7">[count,Increment,Decrement]</text:span></text:p>
            <text:p><text:span text:style-name="T1">}</text:span></text:p>
          </table:table-cell>
          <table:table-cell table:style-name="ce2" office:value-type="string" calcext:value-type="string">
            <text:p>انشاء CustomHook ال useCount صفحة CustomHook.js - القيم فى array تكون مرتبة عكس object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8">import {useCount} from './components/CustomHook'</text:span><text:span text:style-name="T9">;</text:span></text:p>
            <text:p><text:span text:style-name="T1"/></text:p>
            <text:p><text:span text:style-name="T1">function App(){</text:span></text:p>
            <text:p><text:span text:style-name="T2">const[count,Increment,Decrement] = </text:span><text:span text:style-name="T3">useCount(5);</text:span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>      &lt;button onClick={Decrement}&gt;-&lt;/button&gt;</text:span></text:p>
            <text:p><text:span text:style-name="T1">      {count}</text:span></text:p>
            <text:p><text:span text:style-name="T1">      &lt;button onClick={Increment}&gt;+&lt;/button&gt;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/></text:p>
            <text:p><text:span text:style-name="T4">export const useLog=(msg)=&gt;{</text:span></text:p>
            <text:p><text:span text:style-name="T4">    console.log(msg);</text:span></text:p>
            <text:p><text:span text:style-name="T4">}</text:span></text:p>
          </table:table-cell>
          <table:table-cell table:style-name="ce2" office:value-type="string" calcext:value-type="string">
            <text:p>انشاء UseLog.j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1">import {useCount} from './components/CustomHook';</text:span></text:p>
            <text:p><text:span text:style-name="T4">import {useLog} from './components/UseLog';</text:span></text:p>
            <text:p><text:span text:style-name="T1"/></text:p>
            <text:p><text:span text:style-name="T1">function App(){</text:span></text:p>
            <text:p><text:span text:style-name="T1">const[count,Increment,Decrement] = useCount(5);</text:span></text:p>
            <text:p><text:span text:style-name="T4">useLog(count);</text:span></text:p>
            <text:p><text:span text:style-name="T1"/></text:p>
            <text:p><text:span text:style-name="T1">    return(</text:span></text:p>
            <text:p><text:span text:style-name="T1">     &lt;div class="app"&gt;</text:span></text:p>
            <text:p><text:span text:style-name="T1">      &lt;button onClick={Decrement}&gt;-&lt;/button&gt;</text:span></text:p>
            <text:p><text:span text:style-name="T1">      {count}</text:span></text:p>
            <text:p><text:span text:style-name="T1">      &lt;button onClick={Increment}&gt;+&lt;/button&gt;</text:span></text:p>
            <text:p><text:span text:style-name="T1">     &lt;/div&gt;</text:span></text:p>
            <text:p><text:span text:style-name="T1">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axios from "axios";</text:span></text:p>
            <text:p><text:span text:style-name="T1">import React, { useEffect, useState } from "react";</text:span></text:p>
            <text:p><text:span text:style-name="T1"/></text:p>
            <text:p><text:span text:style-name="T1"/></text:p>
            <text:p><text:span text:style-name="T1">function App(){</text:span></text:p>
            <text:p><text:span text:style-name="T1"/></text:p>
            <text:p><text:span text:style-name="T1">  const[users,setusers] = useState([]);</text:span></text:p>
            <text:p><text:span text:style-name="T1">  const[loading,setloading] = useState(null);</text:span></text:p>
            <text:p><text:span text:style-name="T1">  const[err,seterr] = useState(null);</text:span></text:p>
            <text:p><text:span text:style-name="T1"/></text:p>
            <text:p><text:span text:style-name="T1">  useEffect(()=&gt;{</text:span></text:p>
            <text:p><text:span text:style-name="T1">    setloading(true);</text:span></text:p>
            <text:p><text:span text:style-name="T1">      axios.get('https://jsonplaceholder.typicode.com/users')</text:span></text:p>
            <text:p><text:span text:style-name="T1">      .then(data=&gt;{</text:span></text:p>
            <text:p><text:span text:style-name="T1">        console.log(data.data);</text:span></text:p>
            <text:p><text:span text:style-name="T2">     </text:span><text:span text:style-name="T3">   setloading(false);</text:span></text:p>
            <text:p><text:span text:style-name="T1">        setusers(data.data)</text:span></text:p>
            <text:p><text:span text:style-name="T1">      })</text:span></text:p>
            <text:p><text:span text:style-name="T1">      .catch(err=&gt;{</text:span></text:p>
            <text:p><text:span text:style-name="T4">        setloading(false);</text:span></text:p>
            <text:p><text:span text:style-name="T1">        seterr(err);</text:span></text:p>
            <text:p><text:span text:style-name="T1">      })</text:span></text:p>
            <text:p><text:span text:style-name="T1">  },[])</text:span></text:p>
            <text:p><text:span text:style-name="T1"/></text:p>
            <text:p><text:span text:style-name="T1">      return(</text:span></text:p>
            <text:p><text:span text:style-name="T1">      &lt;div class="app"&gt;</text:span></text:p>
            <text:p><text:span text:style-name="T1">          {loading&amp;&amp;&lt;p&gt;Loading...&lt;/p&gt;}</text:span></text:p>
            <text:p><text:span text:style-name="T1">          {users&amp;&amp;console.log(users)}</text:span></text:p>
            <text:p><text:span text:style-name="T5">          {err &amp;&amp; &lt;p&gt;</text:span><text:span text:style-name="T6">{err.message}</text:span><text:span text:style-name="T7">&lt;/p&gt;}</text:span></text:p>
            <text:p><text:span text:style-name="T1">      &lt;/div&gt;</text:span></text:p>
            <text:p><text:span text:style-name="T1">  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انشاء setload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rt React, { useEffect, useState } from "react";</text:p>
            <text:p>import axios from "axios";</text:p>
            <text:p/>
            <text:p>export const useApi=(url)=&gt;{</text:p>
            <text:p>    const[users,setusers] = useState([]);</text:p>
            <text:p>    const[loading,setloading] = useState(null);</text:p>
            <text:p>    const[err,seterr] = useState(null);</text:p>
            <text:p>    useEffect(()=&gt;{</text:p>
            <text:p>        setloading(true);</text:p>
            <text:p>          axios.get(url)</text:p>
            <text:p>          .then(data=&gt;{</text:p>
            <text:p>            console.log(data.data);</text:p>
            <text:p>            setloading(false);</text:p>
            <text:p>            setusers(data.data)</text:p>
            <text:p>          })</text:p>
            <text:p>          .catch(err=&gt;{</text:p>
            <text:p>            setloading(false);</text:p>
            <text:p>            seterr(err);</text:p>
            <text:p>          })</text:p>
            <text:p>      },[])  </text:p>
            <text:p>      return[users,loading,err]</text:p>
            <text:p>}</text:p>
          </table:table-cell>
          <table:table-cell table:style-name="ce2" office:value-type="string" calcext:value-type="string">
            <text:p>انشاء useAp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4">import { useApi } from "./components/useApi";</text:span></text:p>
            <text:p><text:span text:style-name="T1"/></text:p>
            <text:p><text:span text:style-name="T1">function App(){</text:span></text:p>
            <text:p><text:span text:style-name="T2"> </text:span><text:span text:style-name="T3"> const[users,loading,err]=useApi('https://jsonplaceholder.typicod.com/users')</text:span></text:p>
            <text:p><text:span text:style-name="T1">      return(</text:span></text:p>
            <text:p><text:span text:style-name="T1">      &lt;div class="app"&gt;</text:span></text:p>
            <text:p><text:span text:style-name="T1">          {loading&amp;&amp;&lt;p&gt;Loading...&lt;/p&gt;}</text:span></text:p>
            <text:p><text:span text:style-name="T1">          {users&amp;&amp;console.log(users)}</text:span></text:p>
            <text:p><text:span text:style-name="T1">          {err &amp;&amp; &lt;p&gt;{err.message}&lt;/p&gt;}</text:span></text:p>
            <text:p><text:span text:style-name="T1">      &lt;/div&gt;</text:span></text:p>
            <text:p><text:span text:style-name="T1">      );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8"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act-router-dom last update 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 from "react";</text:span></text:p>
            <text:p><text:span text:style-name="T4">import { useNavigate } from "react-router-dom";</text:span></text:p>
            <text:p><text:span text:style-name="T1"/></text:p>
            <text:p><text:span text:style-name="T1">const Home=()=&gt;{</text:span></text:p>
            <text:p><text:span text:style-name="T4">    const route = useNavigate();</text:span></text:p>
            <text:p><text:span text:style-name="T1">    return(</text:span></text:p>
            <text:p><text:span text:style-name="T1">        &lt;div&gt;</text:span></text:p>
            <text:p><text:span text:style-name="T1">            &lt;h2&gt;Home&lt;/h2&gt;</text:span></text:p>
            <text:p><text:span text:style-name="T2">            </text:span><text:span text:style-name="T3">&lt;button onClick={()=&gt;route('About')}&gt;Add User&lt;/button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>export default Home</text:span></text:p>
          </table:table-cell>
          <table:table-cell table:style-name="ce2" office:value-type="string" calcext:value-type="string">
            <text:p>استخدام useNavigate لذهاب لصفحة أخرى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{BrowserRouter, Route, Routes} from "react-router-dom";</text:span></text:p>
            <text:p><text:span text:style-name="T1">import About from "./components/About";</text:span></text:p>
            <text:p><text:span text:style-name="T1">import Home from "./components/Home";</text:span></text:p>
            <text:p><text:span text:style-name="T1">import Nav from "./components/Nav";</text:span></text:p>
            <text:p><text:span text:style-name="T4">import NotFound from "./components/NotFound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>      &lt;div className="app"&gt;</text:span></text:p>
            <text:p><text:span text:style-name="T1">          &lt;Nav /&gt;</text:span></text:p>
            <text:p><text:span text:style-name="T1"/></text:p>
            <text:p><text:span text:style-name="T1">          &lt;Routes&gt;</text:span></text:p>
            <text:p><text:span text:style-name="T1">            &lt;Route path="/" element={&lt;Home /&gt;} /&gt;</text:span></text:p>
            <text:p><text:span text:style-name="T1">            &lt;Route path="/about" element={&lt;About /&gt;} /&gt;</text:span></text:p>
            <text:p><text:span text:style-name="T4">            &lt;Route path="*" element={&lt;NotFound /&gt;} /&gt;</text:span></text:p>
            <text:p><text:span text:style-name="T1">          &lt;/Routes&gt;</text:span></text:p>
            <text:p><text:span text:style-name="T1">          </text:span></text:p>
            <text:p><text:span text:style-name="T1">      &lt;/div&gt;</text:span></text:p>
            <text:p><text:span text:style-name="T1">      &lt;/BrowserRouter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2" office:value-type="string" calcext:value-type="string">
            <text:p>صفحة NotFound عند عدم وجود لينك Compone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1">import {BrowserRouter, Route, Routes} from "react-router-dom";</text:span></text:p>
            <text:p><text:span text:style-name="T1">import About from "./components/About";</text:span></text:p>
            <text:p><text:span text:style-name="T1">import Addnewbook from "./components/Addnewbook";</text:span></text:p>
            <text:p><text:span text:style-name="T1">import Books from "./components/Books";</text:span></text:p>
            <text:p><text:span text:style-name="T1">import Home from "./components/Home";</text:span></text:p>
            <text:p><text:span text:style-name="T1">import Nav from "./components/Nav";</text:span></text:p>
            <text:p><text:span text:style-name="T1">import NotFound from "./components/NotFound";</text:span></text:p>
            <text:p><text:span text:style-name="T1">import Relatedbooks from "./components/Relatedbooks";</text:span></text:p>
            <text:p><text:span text:style-name="T1"/></text:p>
            <text:p><text:span text:style-name="T1">class App extends Component{</text:span></text:p>
            <text:p><text:span text:style-name="T1">  render(){</text:span></text:p>
            <text:p><text:span text:style-name="T1">    return(</text:span></text:p>
            <text:p><text:span text:style-name="T1">      &lt;BrowserRouter&gt;</text:span></text:p>
            <text:p><text:span text:style-name="T1">      &lt;div className="app"&gt;</text:span></text:p>
            <text:p><text:span text:style-name="T1">          &lt;Nav /&gt;</text:span></text:p>
            <text:p><text:span text:style-name="T1"/></text:p>
            <text:p><text:span text:style-name="T1">          &lt;Routes&gt;</text:span></text:p>
            <text:p><text:span text:style-name="T1">            &lt;Route path="/" element={&lt;Home /&gt;} /&gt;</text:span></text:p>
            <text:p><text:span text:style-name="T1">            &lt;Route path="/about" element={&lt;About /&gt;} /&gt;</text:span></text:p>
            <text:p><text:span text:style-name="T4"/></text:p>
            <text:p><text:span text:style-name="T4">              &lt;Route path="/books" element={&lt;Books /&gt;} &gt;</text:span></text:p>
            <text:p><text:span text:style-name="T4">                  &lt;Route path="add-new" element={&lt;Addnewbook /&gt;} /&gt;</text:span></text:p>
            <text:p><text:span text:style-name="T4">                 &lt;Route path="related-books" element={&lt;Relatedbooks /&gt;} /&gt;</text:span></text:p>
            <text:p><text:span text:style-name="T4">              &lt;/Route&gt;</text:span></text:p>
            <text:p><text:span text:style-name="T1"/></text:p>
            <text:p><text:span text:style-name="T1"/></text:p>
            <text:p><text:span text:style-name="T1">            &lt;Route path="*" element={&lt;NotFound /&gt;} /&gt;</text:span></text:p>
            <text:p><text:span text:style-name="T1">          &lt;/Routes&gt;</text:span></text:p>
            <text:p><text:span text:style-name="T1">          </text:span></text:p>
            <text:p><text:span text:style-name="T1">      &lt;/div&gt;</text:span></text:p>
            <text:p><text:span text:style-name="T1">      &lt;/BrowserRouter&gt;</text:span></text:p>
            <text:p><text:span text:style-name="T1">    )</text:span></text:p>
            <text:p><text:span text:style-name="T1">  }</text:span></text:p>
            <text:p><text:span text:style-name="T1">}</text:span></text:p>
            <text:p><text:span text:style-name="T1"/></text:p>
            <text:p><text:span text:style-name="T1">export default App;</text:span></text:p>
          </table:table-cell>
          <table:table-cell table:style-name="ce1" office:value-type="string" calcext:value-type="string">
            <text:p><text:a xlink:href="http://localhost:3000/books/add-new" xlink:type="simple">أستخدام Outlet لنرى لينك http://localhost:3000/books/add-new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import React,{Component} from "react";</text:span></text:p>
            <text:p><text:span text:style-name="T5">import { NavLink, </text:span><text:span text:style-name="T6">Outlet </text:span><text:span text:style-name="T7">} from "react-router-dom";</text:span></text:p>
            <text:p><text:span text:style-name="T1"/></text:p>
            <text:p><text:span text:style-name="T1">function Books(){</text:span></text:p>
            <text:p><text:span text:style-name="T1">    return(</text:span></text:p>
            <text:p><text:span text:style-name="T1">        &lt;div&gt;</text:span></text:p>
            <text:p><text:span text:style-name="T1">            list books</text:span></text:p>
            <text:p><text:span text:style-name="T1">            &lt;NavLink to="add-new"&gt;Add New&lt;/NavLink&gt;</text:span></text:p>
            <text:p><text:span text:style-name="T1">            &lt;NavLink to="related-books"&gt;Related Books&lt;/NavLink&gt;</text:span></text:p>
            <text:p><text:span text:style-name="T2">         </text:span><text:span text:style-name="T3">   &lt;Outlet /&gt;</text:span></text:p>
            <text:p><text:span text:style-name="T1">        &lt;/div&gt;</text:span></text:p>
            <text:p><text:span text:style-name="T1">    )</text:span></text:p>
            <text:p><text:span text:style-name="T1">}</text:span></text:p>
            <text:p><text:span text:style-name="T1"/></text:p>
            <text:p><text:span text:style-name="T1">export default Books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5" office:value-type="string" calcext:value-type="string" table:number-columns-spanned="2" table:number-rows-spanned="3">
            <text:p>Redux</text:p>
          </table:table-cell>
          <table:covered-table-cell/>
          <table:table-cell table:style-name="ce4" table:number-columns-repeated="24"/>
          <table:table-cell table:number-columns-repeated="998"/>
        </table:table-row>
        <table:table-row table:style-name="ro1">
          <table:covered-table-cell table:number-columns-repeated="2"/>
          <table:table-cell table:style-name="ce4" table:number-columns-repeated="24"/>
          <table:table-cell table:number-columns-repeated="998"/>
        </table:table-row>
        <table:table-row table:style-name="ro1">
          <table:covered-table-cell table:number-columns-repeated="2"/>
          <table:table-cell table:style-name="ce4" table:number-columns-repeated="24"/>
          <table:table-cell table:number-columns-repeated="998"/>
        </table:table-row>
        <table:table-row table:style-name="ro2" table:number-rows-repeated="10482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6" meta:object-count="0"/>
    <meta:generator>LibreOfficeDev/6.0.5.2$Linux_X86_64 LibreOffice_project/</meta:generator>
  </office:meta>
</office:document-meta>
</file>